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4" svg:font-family="'Times New Roman'"/>
    <style:font-face style:name="Arial1" svg:font-family="Arial" style:font-family-generic="roman"/>
    <style:font-face style:name="Calibri" svg:font-family="Calibri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Mangal2" svg:font-family="Mangal" style:font-family-generic="system"/>
    <style:font-face style:name="Tahoma1" svg:font-family="Tahoma" style:font-family-generic="system"/>
    <style:font-face style:name="Times New Roman5" svg:font-family="'Times New Roman'" style:font-family-generic="system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a1" style:family="table">
      <style:table-properties style:width="16.023cm" fo:margin-left="-0.042cm" table:align="left" style:writing-mode="lr-tb"/>
    </style:style>
    <style:style style:name="Tabla1.A" style:family="table-column">
      <style:table-column-properties style:column-width="2.434cm"/>
    </style:style>
    <style:style style:name="Tabla1.B" style:family="table-column">
      <style:table-column-properties style:column-width="2.223cm"/>
    </style:style>
    <style:style style:name="Tabla1.C" style:family="table-column">
      <style:table-column-properties style:column-width="8.705cm"/>
    </style:style>
    <style:style style:name="Tabla1.D" style:family="table-column">
      <style:table-column-properties style:column-width="2.662cm"/>
    </style:style>
    <style:style style:name="Tabla1.A1" style:family="table-cell">
      <style:table-cell-properties style:border-line-width-bottom="0.053cm 0.053cm 0.053cm" fo:padding-left="0.191cm" fo:padding-right="0.191cm" fo:padding-top="0cm" fo:padding-bottom="0cm" fo:border-left="1.5pt solid #000000" fo:border-right="0.75pt solid #000000" fo:border-top="1.5pt solid #000000" fo:border-bottom="4.5pt double #000000" style:writing-mode="lr-tb"/>
    </style:style>
    <style:style style:name="Tabla1.B1" style:family="table-cell">
      <style:table-cell-properties style:border-line-width-bottom="0.053cm 0.053cm 0.053cm" fo:padding-left="0.191cm" fo:padding-right="0.191cm" fo:padding-top="0cm" fo:padding-bottom="0cm" fo:border-left="0.75pt solid #000000" fo:border-right="0.75pt solid #000000" fo:border-top="1.5pt solid #000000" fo:border-bottom="4.5pt double #000000" style:writing-mode="lr-tb"/>
    </style:style>
    <style:style style:name="Tabla1.D1" style:family="table-cell">
      <style:table-cell-properties style:border-line-width-bottom="0.053cm 0.053cm 0.053cm" fo:padding-left="0.191cm" fo:padding-right="0.191cm" fo:padding-top="0cm" fo:padding-bottom="0cm" fo:border-left="0.75pt solid #000000" fo:border-right="1.5pt solid #000000" fo:border-top="1.5pt solid #000000" fo:border-bottom="4.5pt double #000000" style:writing-mode="lr-tb"/>
    </style:style>
    <style:style style:name="Tabla1.A2" style:family="table-cell">
      <style:table-cell-properties fo:padding-left="0.191cm" fo:padding-right="0.191cm" fo:padding-top="0cm" fo:padding-bottom="0cm" fo:border-left="1.5pt solid #000000" fo:border-right="0.75pt solid #000000" fo:border-top="none" fo:border-bottom="0.75pt solid #000000" style:writing-mode="lr-tb"/>
    </style:style>
    <style:style style:name="Tabla1.B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D2" style:family="table-cell">
      <style:table-cell-properties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la1.A3" style:family="table-cell">
      <style:table-cell-properties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a1.B3" style:family="table-cell">
      <style:table-cell-properties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a1.D3" style:family="table-cell">
      <style:table-cell-properties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a3" style:family="table">
      <style:table-properties style:width="17.836cm" fo:margin-left="0.002cm" fo:margin-top="0cm" fo:margin-bottom="0cm" table:align="left" style:writing-mode="lr-tb"/>
    </style:style>
    <style:style style:name="Tabla3.A" style:family="table-column">
      <style:table-column-properties style:column-width="17.836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0.5pt solid #000001" fo:border-bottom="none">
        <style:background-image/>
      </style:table-cell-properties>
    </style:style>
    <style:style style:name="Tabla3.A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none">
        <style:background-image/>
      </style:table-cell-properties>
    </style:style>
    <style:style style:name="Tabla3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4" style:family="table">
      <style:table-properties style:width="17.836cm" fo:margin-left="0.002cm" fo:margin-top="0cm" fo:margin-bottom="0cm" table:align="left" style:writing-mode="lr-tb"/>
    </style:style>
    <style:style style:name="Tabla4.A" style:family="table-column">
      <style:table-column-properties style:column-width="17.836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a4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2" style:family="table">
      <style:table-properties style:width="17.836cm" fo:margin-left="0.002cm" fo:margin-top="0cm" fo:margin-bottom="0cm" table:align="left" style:writing-mode="lr-tb"/>
    </style:style>
    <style:style style:name="Tabla2.A" style:family="table-column">
      <style:table-column-properties style:column-width="17.836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a2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5" style:family="table">
      <style:table-properties style:width="17.836cm" fo:margin-left="0.002cm" fo:margin-top="0cm" fo:margin-bottom="0cm" table:align="left" style:writing-mode="lr-tb"/>
    </style:style>
    <style:style style:name="Tabla5.A" style:family="table-column">
      <style:table-column-properties style:column-width="17.836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a5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6" style:family="table">
      <style:table-properties style:width="17.836cm" fo:margin-left="0.002cm" fo:margin-top="0cm" fo:margin-bottom="0cm" table:align="left" style:writing-mode="lr-tb"/>
    </style:style>
    <style:style style:name="Tabla6.A" style:family="table-column">
      <style:table-column-properties style:column-width="17.836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a6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7" style:family="table">
      <style:table-properties style:width="17.836cm" fo:margin-left="0.002cm" fo:margin-top="0cm" fo:margin-bottom="0cm" table:align="left" style:writing-mode="lr-tb"/>
    </style:style>
    <style:style style:name="Tabla7.A" style:family="table-column">
      <style:table-column-properties style:column-width="17.836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a7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8" style:family="table">
      <style:table-properties style:width="17.836cm" fo:margin-left="0.002cm" fo:margin-top="0cm" fo:margin-bottom="0cm" table:align="left" style:writing-mode="lr-tb"/>
    </style:style>
    <style:style style:name="Tabla8.A" style:family="table-column">
      <style:table-column-properties style:column-width="17.836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a8.A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28pt" officeooo:rsid="0002360f" officeooo:paragraph-rsid="0002360f" style:font-size-asian="28pt" style:font-size-complex="28pt"/>
    </style:style>
    <style:style style:name="P4" style:family="paragraph" style:parent-style-name="Standard">
      <style:paragraph-properties fo:text-align="end" style:justify-single-word="false"/>
      <style:text-properties style:font-name="Arial2" fo:font-size="20pt" fo:font-weight="bold" officeooo:rsid="0002360f" officeooo:paragraph-rsid="0002360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2" fo:font-size="24pt" fo:font-weight="bold" officeooo:rsid="0002360f" officeooo:paragraph-rsid="0002360f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50%"/>
      <style:text-properties style:font-name="Arial2" fo:font-size="12pt" fo:font-weight="bold" officeooo:paragraph-rsid="002806ea" style:font-size-asian="12pt" style:language-asian="es" style:country-asian="CR" style:font-weight-asian="bold" style:font-size-complex="12pt"/>
    </style:style>
    <style:style style:name="P7" style:family="paragraph" style:parent-style-name="Standard">
      <style:paragraph-properties fo:line-height="150%"/>
      <style:text-properties style:font-name="Arial2" fo:font-size="12pt" fo:font-weight="normal" officeooo:paragraph-rsid="002b06cc" style:font-size-asian="12pt" style:language-asian="es" style:country-asian="CR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font-name="Arial2" fo:font-size="12pt" fo:font-weight="normal" officeooo:paragraph-rsid="002f4ad2" style:font-size-asian="12pt" style:language-asian="es" style:country-asian="CR" style:font-weight-asian="normal" style:font-size-complex="12pt" style:font-weight-complex="normal"/>
    </style:style>
    <style:style style:name="P9" style:family="paragraph" style:parent-style-name="Standard">
      <style:paragraph-properties fo:line-height="150%"/>
      <style:text-properties style:font-name="Arial2" fo:font-size="12pt" fo:font-weight="normal" officeooo:paragraph-rsid="0031eace" style:font-size-asian="12pt" style:language-asian="es" style:country-asian="CR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style:font-name="Arial2" fo:font-size="12pt" fo:font-weight="normal" officeooo:rsid="0031eace" officeooo:paragraph-rsid="0031eace" style:font-size-asian="12pt" style:language-asian="es" style:country-asian="CR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style:font-name="Arial2" fo:font-size="12pt" fo:font-weight="normal" officeooo:paragraph-rsid="002e0b50" style:font-size-asian="12pt" style:font-weight-asian="normal" style:font-size-complex="12pt" style:font-weight-complex="normal"/>
    </style:style>
    <style:style style:name="P12" style:family="paragraph" style:parent-style-name="Normal">
      <style:paragraph-properties fo:margin-top="0.423cm" fo:margin-bottom="1.27cm" style:contextual-spacing="false" fo:text-align="end" style:justify-single-word="false"/>
      <style:text-properties fo:font-size="28pt" officeooo:rsid="0002360f" officeooo:paragraph-rsid="00031276" style:font-size-asian="28pt" style:font-size-complex="28pt"/>
    </style:style>
    <style:style style:name="P13" style:family="paragraph" style:parent-style-name="Normal">
      <style:paragraph-properties fo:margin-top="0.423cm" fo:margin-bottom="1.27cm" style:contextual-spacing="false" fo:text-align="end" style:justify-single-word="false"/>
      <style:text-properties officeooo:paragraph-rsid="00031276"/>
    </style:style>
    <style:style style:name="P14" style:family="paragraph" style:parent-style-name="Normal">
      <style:paragraph-properties fo:margin-top="0.423cm" fo:margin-bottom="1.27cm" style:contextual-spacing="false" fo:text-align="end" style:justify-single-word="false"/>
      <style:text-properties fo:color="#000000" style:font-name="Arial2" fo:font-size="18pt" fo:font-weight="bold" officeooo:paragraph-rsid="00031276" style:font-name-asian="Times New Roman" style:font-size-asian="18pt" style:language-asian="es" style:country-asian="CR" style:font-weight-asian="bold" style:font-name-complex="Arial2" style:font-size-complex="18pt" style:font-weight-complex="bold"/>
    </style:style>
    <style:style style:name="P15" style:family="paragraph" style:parent-style-name="Normal">
      <style:paragraph-properties fo:margin-top="0.423cm" fo:margin-bottom="1.27cm" style:contextual-spacing="false" fo:line-height="150%" fo:text-align="justify" style:justify-single-word="false"/>
      <style:text-properties style:font-name="Arial2" officeooo:paragraph-rsid="00031276"/>
    </style:style>
    <style:style style:name="P16" style:family="paragraph" style:parent-style-name="Normal">
      <style:paragraph-properties fo:margin-top="0.423cm" fo:margin-bottom="1.27cm" style:contextual-spacing="false" fo:line-height="150%" fo:text-align="justify" style:justify-single-word="false"/>
      <style:text-properties officeooo:paragraph-rsid="00031276"/>
    </style:style>
    <style:style style:name="P17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officeooo:paragraph-rsid="00031276"/>
    </style:style>
    <style:style style:name="P18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style:font-name="Arial2" fo:font-size="12pt" fo:font-style="italic" officeooo:rsid="001ec29e" officeooo:paragraph-rsid="00031276" style:font-name-asian="Times New Roman" style:font-size-asian="12pt" style:language-asian="es" style:country-asian="CR" style:font-style-asian="italic" style:font-name-complex="Arial2" style:font-size-complex="12pt"/>
    </style:style>
    <style:style style:name="P19" style:family="paragraph" style:parent-style-name="Normal">
      <style:paragraph-properties fo:margin-top="0.071cm" fo:margin-bottom="0.071cm" style:contextual-spacing="false" fo:line-height="150%" fo:text-align="justify" style:justify-single-word="false"/>
      <style:text-properties style:font-name="Arial2" fo:font-size="12pt" fo:font-style="italic" officeooo:paragraph-rsid="00031276" style:font-name-asian="Times New Roman" style:font-size-asian="12pt" style:language-asian="es" style:country-asian="CR" style:font-style-asian="italic" style:font-name-complex="Arial2" style:font-size-complex="12pt"/>
    </style:style>
    <style:style style:name="P20" style:family="paragraph" style:parent-style-name="Standard">
      <style:paragraph-properties fo:margin-left="0cm" fo:margin-right="0cm" fo:line-height="150%" fo:text-indent="0cm" style:auto-text-indent="false"/>
      <style:text-properties officeooo:paragraph-rsid="000a9c29"/>
    </style:style>
    <style:style style:name="P21" style:family="paragraph" style:parent-style-name="Normal">
      <style:paragraph-properties fo:margin-left="0cm" fo:margin-right="0cm" fo:line-height="150%" fo:text-indent="0cm" style:auto-text-indent="false"/>
      <style:text-properties officeooo:paragraph-rsid="000933fb"/>
    </style:style>
    <style:style style:name="P22" style:family="paragraph" style:parent-style-name="Normal">
      <style:paragraph-properties fo:margin-left="0cm" fo:margin-right="0cm" fo:line-height="150%" fo:text-indent="0cm" style:auto-text-indent="false"/>
      <style:text-properties officeooo:paragraph-rsid="000a9c29"/>
    </style:style>
    <style:style style:name="P23" style:family="paragraph" style:parent-style-name="Normal">
      <style:paragraph-properties fo:margin-left="0cm" fo:margin-right="0cm" fo:line-height="150%" fo:text-indent="0cm" style:auto-text-indent="false"/>
      <style:text-properties officeooo:paragraph-rsid="00137611"/>
    </style:style>
    <style:style style:name="P24" style:family="paragraph" style:parent-style-name="Normal">
      <style:paragraph-properties fo:margin-left="0cm" fo:margin-right="0cm" fo:line-height="150%" fo:text-indent="0cm" style:auto-text-indent="false"/>
      <style:text-properties officeooo:paragraph-rsid="001648d0"/>
    </style:style>
    <style:style style:name="P25" style:family="paragraph" style:parent-style-name="Normal">
      <style:paragraph-properties fo:margin-left="0cm" fo:margin-right="0cm" fo:line-height="150%" fo:text-indent="0cm" style:auto-text-indent="false"/>
      <style:text-properties officeooo:paragraph-rsid="001a281f"/>
    </style:style>
    <style:style style:name="P26" style:family="paragraph" style:parent-style-name="Normal">
      <style:paragraph-properties fo:margin-left="0cm" fo:margin-right="0cm" fo:line-height="150%" fo:text-indent="0cm" style:auto-text-indent="false"/>
      <style:text-properties style:font-name="Arial2" fo:font-size="12pt" officeooo:paragraph-rsid="001cf512" style:font-size-asian="12pt" style:font-size-complex="12pt"/>
    </style:style>
    <style:style style:name="P27" style:family="paragraph" style:parent-style-name="Normal">
      <style:paragraph-properties fo:margin-left="0cm" fo:margin-right="0cm" fo:line-height="150%" fo:text-indent="0cm" style:auto-text-indent="false"/>
      <style:text-properties style:font-name="Arial2" fo:font-size="12pt" officeooo:paragraph-rsid="001edf3b" style:font-size-asian="12pt" style:font-size-complex="12pt"/>
    </style:style>
    <style:style style:name="P28" style:family="paragraph" style:parent-style-name="Normal">
      <style:paragraph-properties fo:margin-left="0cm" fo:margin-right="0cm" fo:line-height="150%" fo:text-indent="0cm" style:auto-text-indent="false"/>
      <style:text-properties style:font-name="Arial2" fo:font-size="12pt" officeooo:rsid="001cf512" officeooo:paragraph-rsid="001cf512" style:font-size-asian="12pt" style:font-size-complex="12pt"/>
    </style:style>
    <style:style style:name="P29" style:family="paragraph" style:parent-style-name="Normal">
      <style:paragraph-properties fo:margin-left="0cm" fo:margin-right="0cm" fo:line-height="150%" fo:text-indent="0cm" style:auto-text-indent="false"/>
      <style:text-properties style:font-name="Arial2" fo:font-size="12pt" officeooo:rsid="001edf3b" officeooo:paragraph-rsid="001edf3b" style:font-size-asian="12pt" style:font-size-complex="12pt"/>
    </style:style>
    <style:style style:name="P30" style:family="paragraph" style:parent-style-name="List_20_2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Arial2" fo:font-size="12pt" fo:language="es" fo:country="CR" fo:font-weight="normal" officeooo:paragraph-rsid="0033400d" style:font-size-asian="12pt" style:font-weight-asian="normal" style:font-size-complex="12pt" style:font-weight-complex="normal"/>
    </style:style>
    <style:style style:name="P31" style:family="paragraph" style:parent-style-name="Normal">
      <style:paragraph-properties fo:line-height="150%" fo:text-align="justify" style:justify-single-word="false"/>
      <style:text-properties officeooo:rsid="00031276" officeooo:paragraph-rsid="00031276"/>
    </style:style>
    <style:style style:name="P32" style:family="paragraph" style:parent-style-name="Normal">
      <style:paragraph-properties fo:line-height="150%"/>
      <style:text-properties officeooo:paragraph-rsid="0004b370"/>
    </style:style>
    <style:style style:name="P33" style:family="paragraph" style:parent-style-name="Normal">
      <style:paragraph-properties fo:line-height="150%"/>
      <style:text-properties officeooo:paragraph-rsid="00031276"/>
    </style:style>
    <style:style style:name="P34" style:family="paragraph" style:parent-style-name="Normal">
      <style:paragraph-properties fo:line-height="150%"/>
      <style:text-properties officeooo:paragraph-rsid="0007c0aa"/>
    </style:style>
    <style:style style:name="P35" style:family="paragraph" style:parent-style-name="Normal">
      <style:paragraph-properties fo:line-height="150%"/>
      <style:text-properties officeooo:paragraph-rsid="002013c0"/>
    </style:style>
    <style:style style:name="P36" style:family="paragraph" style:parent-style-name="Text_20_body">
      <style:paragraph-properties fo:line-height="150%"/>
      <style:text-properties style:font-name="Arial2" fo:font-size="12pt" officeooo:paragraph-rsid="002013c0" style:font-size-asian="12pt" style:font-size-complex="12pt"/>
    </style:style>
    <style:style style:name="P37" style:family="paragraph" style:parent-style-name="Text_20_body">
      <style:paragraph-properties fo:line-height="150%"/>
      <style:text-properties style:font-name="Arial2" fo:font-size="12pt" officeooo:paragraph-rsid="0021eac5" style:font-size-asian="12pt" style:font-size-complex="12pt"/>
    </style:style>
    <style:style style:name="P38" style:family="paragraph" style:parent-style-name="Text_20_body">
      <style:paragraph-properties fo:line-height="150%"/>
      <style:text-properties style:font-name="Arial2" fo:font-size="12pt" officeooo:paragraph-rsid="00260e98" style:font-size-asian="12pt" style:font-size-complex="12pt"/>
    </style:style>
    <style:style style:name="P39" style:family="paragraph" style:parent-style-name="Text_20_body">
      <style:paragraph-properties fo:line-height="150%"/>
      <style:text-properties style:font-name="Arial2" fo:font-size="12pt" officeooo:rsid="00260e98" officeooo:paragraph-rsid="00260e98" style:font-size-asian="12pt" style:font-name-complex="Times New Roman3" style:font-size-complex="12pt"/>
    </style:style>
    <style:style style:name="P40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officeooo:paragraph-rsid="002806ea" style:font-size-asian="12pt" style:font-size-complex="12pt"/>
    </style:style>
    <style:style style:name="P41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officeooo:paragraph-rsid="0031eace" style:font-size-asian="12pt" style:font-size-complex="12pt"/>
    </style:style>
    <style:style style:name="P42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officeooo:rsid="0031eace" officeooo:paragraph-rsid="0031eace" style:font-size-asian="12pt" style:font-size-complex="12pt"/>
    </style:style>
    <style:style style:name="P43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officeooo:rsid="0031eace" officeooo:paragraph-rsid="0031eace" style:font-size-asian="12pt" style:font-name-complex="Times New Roman3" style:font-size-complex="12pt"/>
    </style:style>
    <style:style style:name="P44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paragraph-rsid="002b06c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paragraph-rsid="002e0b5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paragraph-rsid="002eb9b4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paragraph-rsid="002f4ad2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paragraph-rsid="0031eace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eb9b4" officeooo:paragraph-rsid="002eb9b4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eb9b4" officeooo:paragraph-rsid="002f4ad2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eb9b4" officeooo:paragraph-rsid="0031eace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b06cc" officeooo:paragraph-rsid="002b06cc" style:font-size-asian="12pt" style:font-weight-asian="normal" style:font-name-complex="Times New Roman3" style:font-size-complex="12pt" style:font-weight-complex="normal"/>
    </style:style>
    <style:style style:name="P53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b06cc" officeooo:paragraph-rsid="002f4ad2" style:font-size-asian="12pt" style:font-weight-asian="normal" style:font-name-complex="Times New Roman3" style:font-size-complex="12pt" style:font-weight-complex="normal"/>
    </style:style>
    <style:style style:name="P54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e0b50" officeooo:paragraph-rsid="002e0b50" style:font-size-asian="12pt" style:font-weight-asian="normal" style:font-name-complex="Times New Roman3" style:font-size-complex="12pt" style:font-weight-complex="normal"/>
    </style:style>
    <style:style style:name="P55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e0b50" officeooo:paragraph-rsid="002f4ad2" style:font-size-asian="12pt" style:font-weight-asian="normal" style:font-name-complex="Times New Roman3" style:font-size-complex="12pt" style:font-weight-complex="normal"/>
    </style:style>
    <style:style style:name="P56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e0b50" officeooo:paragraph-rsid="0031eace" style:font-size-asian="12pt" style:font-weight-asian="normal" style:font-name-complex="Times New Roman3" style:font-size-complex="12pt" style:font-weight-complex="normal"/>
    </style:style>
    <style:style style:name="P57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eb9b4" officeooo:paragraph-rsid="002eb9b4" style:font-size-asian="12pt" style:font-weight-asian="normal" style:font-name-complex="Times New Roman3" style:font-size-complex="12pt" style:font-weight-complex="normal"/>
    </style:style>
    <style:style style:name="P58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eb9b4" officeooo:paragraph-rsid="002f4ad2" style:font-size-asian="12pt" style:font-weight-asian="normal" style:font-name-complex="Times New Roman3" style:font-size-complex="12pt" style:font-weight-complex="normal"/>
    </style:style>
    <style:style style:name="P59" style:family="paragraph" style:parent-style-name="Text_20_body">
      <style:paragraph-properties fo:line-height="150%" fo:text-align="start" style:justify-single-word="false"/>
      <style:text-properties style:font-name="Arial2" fo:font-size="12pt" fo:language="es" fo:country="CR" fo:font-weight="normal" officeooo:rsid="002eb9b4" officeooo:paragraph-rsid="0031eace" style:font-size-asian="12pt" style:font-weight-asian="normal" style:font-name-complex="Times New Roman3" style:font-size-complex="12pt" style:font-weight-complex="normal"/>
    </style:style>
    <style:style style:name="P60" style:family="paragraph" style:parent-style-name="Text_20_body">
      <style:paragraph-properties fo:line-height="150%"/>
      <style:text-properties style:font-name="Arial2" fo:font-size="12pt" fo:font-weight="normal" officeooo:rsid="002806ea" officeooo:paragraph-rsid="002806ea" style:font-size-asian="12pt" style:language-asian="es" style:country-asian="CR" style:font-weight-asian="normal" style:font-size-complex="12pt" style:font-weight-complex="normal"/>
    </style:style>
    <style:style style:name="P61" style:family="paragraph" style:parent-style-name="Text_20_body">
      <style:paragraph-properties fo:line-height="150%"/>
      <style:text-properties style:font-name="Arial2" fo:font-size="12pt" fo:font-weight="normal" officeooo:rsid="002806ea" officeooo:paragraph-rsid="002e0b50" style:font-size-asian="12pt" style:language-asian="es" style:country-asian="CR" style:font-weight-asian="normal" style:font-size-complex="12pt" style:font-weight-complex="normal"/>
    </style:style>
    <style:style style:name="P62" style:family="paragraph" style:parent-style-name="Text_20_body">
      <style:paragraph-properties fo:line-height="150%"/>
      <style:text-properties style:font-name="Arial2" fo:font-size="12pt" fo:font-weight="normal" officeooo:rsid="002806ea" officeooo:paragraph-rsid="002f4ad2" style:font-size-asian="12pt" style:language-asian="es" style:country-asian="CR" style:font-weight-asian="normal" style:font-size-complex="12pt" style:font-weight-complex="normal"/>
    </style:style>
    <style:style style:name="P63" style:family="paragraph" style:parent-style-name="Text_20_body">
      <style:paragraph-properties fo:line-height="150%"/>
      <style:text-properties style:font-name="Arial2" fo:font-size="12pt" fo:font-weight="normal" officeooo:rsid="002806ea" officeooo:paragraph-rsid="0031eace" style:font-size-asian="12pt" style:language-asian="es" style:country-asian="CR" style:font-weight-asian="normal" style:font-size-complex="12pt" style:font-weight-complex="normal"/>
    </style:style>
    <style:style style:name="P64" style:family="paragraph" style:parent-style-name="Text_20_body">
      <style:paragraph-properties fo:line-height="150%"/>
      <style:text-properties style:font-name="Arial2" fo:font-size="12pt" fo:font-weight="normal" officeooo:paragraph-rsid="002806ea" style:font-size-asian="12pt" style:language-asian="es" style:country-asian="CR" style:font-weight-asian="normal" style:font-size-complex="12pt" style:font-weight-complex="normal"/>
    </style:style>
    <style:style style:name="P65" style:family="paragraph" style:parent-style-name="Text_20_body">
      <style:paragraph-properties fo:line-height="150%"/>
      <style:text-properties style:font-name="Arial2" fo:font-size="12pt" fo:font-weight="normal" officeooo:paragraph-rsid="002f4ad2" style:font-size-asian="12pt" style:language-asian="es" style:country-asian="CR" style:font-weight-asian="normal" style:font-size-complex="12pt" style:font-weight-complex="normal"/>
    </style:style>
    <style:style style:name="P66" style:family="paragraph" style:parent-style-name="Text_20_body">
      <style:paragraph-properties fo:line-height="150%"/>
      <style:text-properties style:font-name="Arial2" fo:font-size="12pt" fo:font-weight="normal" officeooo:paragraph-rsid="002806ea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line-height="150%"/>
      <style:text-properties style:font-name="Arial2" fo:font-size="12pt" fo:font-weight="normal" officeooo:paragraph-rsid="002e0b50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line-height="150%"/>
      <style:text-properties style:font-name="Arial2" fo:font-size="12pt" fo:font-weight="normal" officeooo:paragraph-rsid="002f4ad2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line-height="150%"/>
      <style:text-properties style:font-name="Arial2" fo:font-size="12pt" fo:font-weight="normal" officeooo:paragraph-rsid="0031eace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line-height="150%"/>
      <style:text-properties style:font-name="Arial2" fo:font-size="12pt" fo:font-weight="normal" officeooo:paragraph-rsid="0033400d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line-height="150%"/>
      <style:text-properties style:font-name="Arial2" fo:font-size="12pt" fo:font-weight="normal" officeooo:paragraph-rsid="003a854b" style:font-size-asian="12pt" style:font-weight-asian="normal" style:font-size-complex="12pt" style:font-weight-complex="normal"/>
    </style:style>
    <style:style style:name="P72" style:family="paragraph" style:parent-style-name="List">
      <style:paragraph-properties fo:margin-left="0.062cm" fo:margin-right="0cm" fo:line-height="150%" fo:text-align="justify" style:justify-single-word="false" fo:text-indent="-0.062cm" style:auto-text-indent="false">
        <style:tab-stops/>
      </style:paragraph-properties>
      <style:text-properties fo:language="es" fo:country="CR" officeooo:paragraph-rsid="0033400d"/>
    </style:style>
    <style:style style:name="P73" style:family="paragraph" style:parent-style-name="List">
      <style:paragraph-properties fo:margin-left="0.093cm" fo:margin-right="0cm" fo:line-height="150%" fo:text-align="justify" style:justify-single-word="false" fo:text-indent="-0.062cm" style:auto-text-indent="false">
        <style:tab-stops/>
      </style:paragraph-properties>
      <style:text-properties fo:language="es" fo:country="CR" officeooo:paragraph-rsid="0035b489"/>
    </style:style>
    <style:style style:name="P74" style:family="paragraph" style:parent-style-name="Standard">
      <style:paragraph-properties fo:margin-left="0cm" fo:margin-right="0cm" fo:line-height="150%" fo:text-align="justify" style:justify-single-word="false" fo:text-indent="-0.062cm" style:auto-text-indent="false">
        <style:tab-stops/>
      </style:paragraph-properties>
      <style:text-properties officeooo:paragraph-rsid="0037b682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-0.062cm" style:auto-text-indent="false">
        <style:tab-stops/>
      </style:paragraph-properties>
      <style:text-properties officeooo:paragraph-rsid="003a0ee8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.028cm" style:auto-text-indent="false"/>
      <style:text-properties style:font-name="Times New Roman" fo:font-size="12pt" fo:language="es" fo:country="CR" officeooo:paragraph-rsid="003a0ee8" style:font-size-asian="12pt" style:font-name-complex="Times New Roman3" style:font-size-complex="12pt"/>
    </style:style>
    <style:style style:name="P77" style:family="paragraph" style:parent-style-name="Text_20_body">
      <style:paragraph-properties fo:margin-left="0cm" fo:margin-right="0cm" fo:line-height="150%" fo:text-align="justify" style:justify-single-word="false" fo:text-indent="0.028cm" style:auto-text-indent="false"/>
      <style:text-properties style:font-name="Times New Roman" fo:font-size="12pt" fo:language="es" fo:country="CR" officeooo:paragraph-rsid="003a854b" style:font-size-asian="12pt" style:font-name-complex="Times New Roman3" style:font-size-complex="12pt"/>
    </style:style>
    <style:style style:name="P78" style:family="paragraph" style:parent-style-name="quality_20_attribute">
      <style:paragraph-properties fo:margin-left="0cm" fo:margin-right="0cm" fo:line-height="150%" fo:text-align="justify" style:justify-single-word="false" fo:text-indent="0.028cm" style:auto-text-indent="false"/>
      <style:text-properties style:font-name="Times New Roman" fo:font-size="12pt" fo:language="es" fo:country="CR" officeooo:paragraph-rsid="003a5977" style:font-size-asian="12pt" style:font-name-complex="Times New Roman3" style:font-size-complex="12pt"/>
    </style:style>
    <style:style style:name="P79" style:family="paragraph" style:parent-style-name="Standard">
      <style:paragraph-properties fo:margin-left="-0.056cm" fo:margin-right="0cm" fo:line-height="150%" fo:text-align="justify" style:justify-single-word="false" fo:text-indent="0cm" style:auto-text-indent="false">
        <style:tab-stops>
          <style:tab-stop style:position="-0.028cm"/>
        </style:tab-stops>
      </style:paragraph-properties>
      <style:text-properties style:font-name="Times New Roman" fo:font-size="12pt" fo:language="es" fo:country="CR" officeooo:paragraph-rsid="003911b3" style:font-size-asian="12pt" style:font-name-complex="Times New Roman3" style:font-size-complex="12pt"/>
    </style:style>
    <style:style style:name="P8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2" fo:font-size="12pt" fo:language="es" fo:country="CR" officeooo:rsid="00008034" officeooo:paragraph-rsid="00260e98" style:font-size-asian="12pt" style:font-name-complex="Times New Roman3" style:font-size-complex="12pt" style:language-complex="ar" style:country-complex="SA"/>
    </style:style>
    <style:style style:name="P81" style:family="paragraph" style:parent-style-name="List">
      <style:paragraph-properties fo:line-height="150%" fo:text-align="justify" style:justify-single-word="false"/>
      <style:text-properties style:font-name="Arial2" fo:font-size="12pt" fo:language="es" fo:country="CR" fo:font-weight="normal" officeooo:paragraph-rsid="0033400d" style:font-size-asian="12pt" style:font-weight-asian="normal" style:font-size-complex="12pt" style:font-weight-complex="normal"/>
    </style:style>
    <style:style style:name="P82" style:family="paragraph" style:parent-style-name="Normal">
      <style:paragraph-properties fo:margin-left="1.27cm" fo:margin-right="0cm" fo:line-height="150%" fo:text-indent="0cm" style:auto-text-indent="false"/>
      <style:text-properties style:font-name="Arial2" fo:font-size="12pt" officeooo:rsid="001cf512" officeooo:paragraph-rsid="001cf512" style:font-size-asian="12pt" style:font-size-complex="12pt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List_20_2">
      <style:paragraph-properties fo:margin-left="0.032cm" fo:margin-right="0cm" fo:line-height="150%" fo:text-align="justify" style:justify-single-word="false" fo:text-indent="0cm" style:auto-text-indent="false">
        <style:tab-stops/>
      </style:paragraph-properties>
      <style:text-properties style:font-name="Arial2" fo:font-size="12pt" fo:language="es" fo:country="CR" fo:font-weight="normal" officeooo:paragraph-rsid="0033400d" style:font-size-asian="12pt" style:font-weight-asian="normal" style:font-size-complex="12pt" style:font-weight-complex="normal"/>
    </style:style>
    <style:style style:name="P87" style:family="paragraph" style:parent-style-name="List_20_2">
      <style:paragraph-properties fo:margin-left="0.093cm" fo:margin-right="0cm" fo:line-height="150%" fo:text-align="justify" style:justify-single-word="false" fo:text-indent="-0.032cm" style:auto-text-indent="false">
        <style:tab-stops/>
      </style:paragraph-properties>
      <style:text-properties style:font-name="Arial2" fo:font-size="12pt" fo:language="es" fo:country="CR" fo:font-weight="normal" officeooo:paragraph-rsid="0033400d" style:font-size-asian="12pt" style:font-weight-asian="normal" style:font-size-complex="12pt" style:font-weight-complex="normal"/>
    </style:style>
    <style:style style:name="P88" style:family="paragraph" style:parent-style-name="List_20_2">
      <style:paragraph-properties fo:margin-left="0.093cm" fo:margin-right="0cm" fo:line-height="150%" fo:text-align="justify" style:justify-single-word="false" fo:text-indent="-0.032cm" style:auto-text-indent="false">
        <style:tab-stops/>
      </style:paragraph-properties>
      <style:text-properties style:font-name="Arial2" fo:font-size="12pt" fo:language="es" fo:country="CR" fo:font-weight="normal" officeooo:paragraph-rsid="0036b147" style:font-size-asian="12pt" style:font-weight-asian="normal" style:font-size-complex="12pt" style:font-weight-complex="normal"/>
    </style:style>
    <style:style style:name="P89" style:family="paragraph" style:parent-style-name="List_20_2">
      <style:paragraph-properties fo:margin-left="3.175cm" fo:margin-right="0cm" fo:line-height="150%" fo:text-align="justify" style:justify-single-word="false" fo:text-indent="-3.175cm" style:auto-text-indent="false">
        <style:tab-stops/>
      </style:paragraph-properties>
      <style:text-properties style:font-name="Arial2" fo:font-size="12pt" fo:language="es" fo:country="CR" fo:font-weight="normal" officeooo:paragraph-rsid="0036b147" style:font-size-asian="12pt" style:font-weight-asian="normal" style:font-size-complex="12pt" style:font-weight-complex="normal"/>
    </style:style>
    <style:style style:name="P90" style:family="paragraph" style:parent-style-name="List_20_2">
      <style:paragraph-properties fo:margin-left="0.125cm" fo:margin-right="0cm" fo:line-height="150%" fo:text-align="justify" style:justify-single-word="false" fo:text-indent="-0.062cm" style:auto-text-indent="false">
        <style:tab-stops>
          <style:tab-stop style:position="0.062cm"/>
        </style:tab-stops>
      </style:paragraph-properties>
      <style:text-properties style:font-name="Arial2" fo:font-size="12pt" fo:language="es" fo:country="CR" fo:font-weight="normal" officeooo:paragraph-rsid="0036b147" style:font-size-asian="12pt" style:font-weight-asian="normal" style:font-size-complex="12pt" style:font-weight-complex="normal"/>
    </style:style>
    <style:style style:name="P91" style:family="paragraph" style:parent-style-name="List_20_2">
      <style:paragraph-properties fo:line-height="150%" fo:text-align="justify" style:justify-single-word="false"/>
      <style:text-properties style:font-name="Arial2" fo:font-size="12pt" fo:language="es" fo:country="CR" fo:font-weight="normal" officeooo:paragraph-rsid="0033400d" style:font-size-asian="12pt" style:font-weight-asian="normal" style:font-size-complex="12pt" style:font-weight-complex="normal"/>
    </style:style>
    <style:style style:name="P92" style:family="paragraph" style:parent-style-name="List_20_2">
      <style:paragraph-properties fo:margin-left="0.125cm" fo:margin-right="0cm" fo:line-height="150%" fo:text-align="justify" style:justify-single-word="false" fo:text-indent="-0.032cm" style:auto-text-indent="false">
        <style:tab-stops/>
      </style:paragraph-properties>
      <style:text-properties style:font-name="Arial2" fo:font-size="12pt" fo:language="es" fo:country="CR" fo:font-weight="normal" officeooo:paragraph-rsid="0036b147" style:font-size-asian="12pt" style:font-weight-asian="normal" style:font-size-complex="12pt" style:font-weight-complex="normal"/>
    </style:style>
    <style:style style:name="P93" style:family="paragraph" style:parent-style-name="List_20_2">
      <style:paragraph-properties fo:margin-left="0.125cm" fo:margin-right="0cm" fo:line-height="150%" fo:text-align="justify" style:justify-single-word="false" fo:text-indent="-0.032cm" style:auto-text-indent="false">
        <style:tab-stops/>
      </style:paragraph-properties>
      <style:text-properties style:font-name="Arial2" fo:font-size="12pt" fo:language="es" fo:country="CR" fo:font-weight="normal" officeooo:paragraph-rsid="0036e8c8" style:font-size-asian="12pt" style:font-weight-asian="normal" style:font-size-complex="12pt" style:font-weight-complex="normal"/>
    </style:style>
    <style:style style:name="P94" style:family="paragraph" style:parent-style-name="quality_20_attribute">
      <style:paragraph-properties fo:margin-left="0.028cm" fo:margin-right="0cm" fo:line-height="150%" fo:text-align="justify" style:justify-single-word="false" fo:text-indent="-0.028cm" style:auto-text-indent="false">
        <style:tab-stops/>
      </style:paragraph-properties>
      <style:text-properties style:font-name="Arial2" fo:font-size="12pt" fo:language="es" fo:country="CR" fo:font-weight="normal" officeooo:paragraph-rsid="003a5977" style:font-size-asian="12pt" style:font-weight-asian="normal" style:font-size-complex="12pt" style:font-weight-complex="normal"/>
    </style:style>
    <style:style style:name="P95" style:family="paragraph" style:parent-style-name="Heading_20_1">
      <style:paragraph-properties fo:margin-left="0cm" fo:margin-right="0cm" fo:text-indent="-0.762cm" style:auto-text-indent="false"/>
      <style:text-properties style:font-name="Arial2" fo:font-size="12pt" style:font-size-asian="12pt" style:font-size-complex="12pt"/>
    </style:style>
    <style:style style:name="P96" style:family="paragraph" style:parent-style-name="Normal">
      <style:paragraph-properties fo:line-height="150%"/>
      <style:text-properties officeooo:paragraph-rsid="0007c0aa"/>
    </style:style>
    <style:style style:name="P97" style:family="paragraph" style:parent-style-name="Heading_20_3">
      <style:text-properties style:font-name="Arial2" fo:font-size="12pt" style:font-size-asian="12pt" style:font-size-complex="12pt"/>
    </style:style>
    <style:style style:name="P98" style:family="paragraph" style:parent-style-name="Heading_20_3">
      <style:text-properties style:font-name="Arial2" fo:font-size="12pt" fo:language="es" fo:country="CR" style:font-size-asian="12pt" style:language-asian="es" style:country-asian="CR" style:font-size-complex="12pt" style:language-complex="ar" style:country-complex="SA"/>
    </style:style>
    <style:style style:name="P99" style:family="paragraph" style:parent-style-name="Heading_20_2">
      <style:text-properties style:font-name="Arial2" fo:font-size="12pt" fo:font-style="normal" style:font-size-asian="12pt" style:font-style-asian="normal" style:font-size-complex="12pt" style:font-style-complex="normal"/>
    </style:style>
    <style:style style:name="P100" style:family="paragraph" style:parent-style-name="Heading_20_2">
      <style:text-properties style:font-name="Arial2" fo:font-size="12pt" style:font-size-asian="12pt" style:font-size-complex="12pt"/>
    </style:style>
    <style:style style:name="P101" style:family="paragraph" style:parent-style-name="Heading_20_2">
      <style:text-properties style:font-name="Arial2" fo:font-size="12pt" fo:language="es" fo:country="CR" style:font-size-asian="12pt" style:language-asian="es" style:country-asian="CR" style:font-size-complex="12pt" style:language-complex="ar" style:country-complex="SA"/>
    </style:style>
    <style:style style:name="P102" style:family="paragraph" style:parent-style-name="Heading_20_2">
      <style:paragraph-properties fo:margin-left="0cm" fo:margin-right="0cm" fo:text-indent="-1.016cm" style:auto-text-indent="false"/>
      <style:text-properties style:font-name="Arial2" fo:font-size="12pt" style:font-size-asian="12pt" style:font-size-complex="12pt"/>
    </style:style>
    <style:style style:name="P103" style:family="paragraph" style:parent-style-name="Standard" style:master-page-name="Standard">
      <style:paragraph-properties fo:text-align="end" style:justify-single-word="false" style:page-number="auto"/>
      <style:text-properties style:font-name="Arial2" fo:font-size="28pt" fo:font-weight="bold" officeooo:rsid="0002360f" officeooo:paragraph-rsid="0002360f" style:font-size-asian="28pt" style:font-weight-asian="bold" style:font-size-complex="28pt" style:font-weight-complex="bold"/>
    </style:style>
    <style:style style:name="P104" style:family="paragraph" style:parent-style-name="Standard" style:list-style-name="WWNum13">
      <style:paragraph-properties fo:line-height="150%" fo:text-align="justify" style:justify-single-word="false"/>
      <style:text-properties style:font-name="Arial2" fo:font-size="12pt" fo:language="es" fo:country="CR" fo:font-weight="normal" officeooo:rsid="003a5977" officeooo:paragraph-rsid="003a5977" style:font-size-asian="12pt" style:font-weight-asian="normal" style:font-name-complex="Times New Roman3" style:font-size-complex="12pt" style:font-weight-complex="normal"/>
    </style:style>
    <style:style style:name="P105" style:family="paragraph" style:parent-style-name="Header">
      <style:paragraph-properties fo:line-height="150%"/>
      <style:text-properties style:font-name="Arial2" fo:font-size="12pt" officeooo:rsid="00031276" style:font-size-asian="12pt" style:font-size-complex="12pt"/>
    </style:style>
    <style:style style:name="P106" style:family="paragraph" style:parent-style-name="Text_20_body">
      <style:paragraph-properties fo:line-height="150%"/>
      <style:text-properties style:font-name="Arial2" fo:font-size="12pt" fo:font-weight="normal" officeooo:rsid="00294417" officeooo:paragraph-rsid="002806ea" style:font-size-asian="12pt" style:language-asian="es" style:country-asian="CR" style:font-weight-asian="normal" style:font-size-complex="12pt" style:font-weight-complex="normal"/>
    </style:style>
    <style:style style:name="P107" style:family="paragraph" style:parent-style-name="Text_20_body">
      <style:paragraph-properties fo:line-height="150%"/>
      <style:text-properties style:font-name="Arial2" fo:font-size="12pt" fo:font-weight="normal" officeooo:rsid="00294417" officeooo:paragraph-rsid="002e0b50" style:font-size-asian="12pt" style:language-asian="es" style:country-asian="CR" style:font-weight-asian="normal" style:font-size-complex="12pt" style:font-weight-complex="normal"/>
    </style:style>
    <style:style style:name="P108" style:family="paragraph" style:parent-style-name="Text_20_body">
      <style:paragraph-properties fo:line-height="150%"/>
      <style:text-properties style:font-name="Arial2" fo:font-size="12pt" fo:font-weight="normal" officeooo:rsid="00294417" officeooo:paragraph-rsid="002f4ad2" style:font-size-asian="12pt" style:language-asian="es" style:country-asian="CR" style:font-weight-asian="normal" style:font-size-complex="12pt" style:font-weight-complex="normal"/>
    </style:style>
    <style:style style:name="P109" style:family="paragraph" style:parent-style-name="Text_20_body">
      <style:paragraph-properties fo:line-height="150%"/>
      <style:text-properties style:font-name="Arial2" fo:font-size="12pt" fo:font-weight="normal" officeooo:rsid="00294417" officeooo:paragraph-rsid="0031eace" style:font-size-asian="12pt" style:language-asian="es" style:country-asian="CR" style:font-weight-asian="normal" style:font-size-complex="12pt" style:font-weight-complex="normal"/>
    </style:style>
    <style:style style:name="P110" style:family="paragraph" style:parent-style-name="Text_20_body">
      <style:paragraph-properties fo:line-height="150%"/>
      <style:text-properties style:font-name="Arial2" fo:font-size="12pt" fo:language="es" fo:country="CR" fo:font-weight="normal" officeooo:rsid="002806ea" officeooo:paragraph-rsid="002f4ad2" style:font-size-asian="12pt" style:language-asian="es" style:country-asian="CR" style:font-weight-asian="normal" style:font-size-complex="12pt" style:language-complex="hi" style:country-complex="IN" style:font-weight-complex="normal"/>
    </style:style>
    <style:style style:name="P111" style:family="paragraph">
      <style:paragraph-properties fo:text-align="center"/>
    </style:style>
    <style:style style:name="P112" style:family="paragraph">
      <style:paragraph-properties fo:text-align="center"/>
      <style:text-properties style:text-position="0% 100%" fo:font-size="12pt" style:font-size-asian="12pt" style:font-size-complex="12pt"/>
    </style:style>
    <style:style style:name="P113" style:family="paragraph">
      <style:paragraph-properties fo:line-height="150%"/>
    </style:style>
    <style:style style:name="P114" style:family="paragraph">
      <style:paragraph-properties fo:line-height="150%" fo:text-align="center"/>
      <style:text-properties style:font-name="Arial2" fo:font-size="12pt" style:language-asian="es" style:country-asian="CR"/>
    </style:style>
    <style:style style:name="T1" style:family="text">
      <style:text-properties fo:color="#000000" style:font-name="Arial2" fo:font-size="14pt" fo:font-weight="bold" officeooo:rsid="00031276" style:font-name-asian="Times New Roman" style:font-size-asian="14pt" style:language-asian="es" style:country-asian="CR" style:font-weight-asian="bold" style:font-name-complex="Arial2" style:font-size-complex="14pt" style:font-weight-complex="bold"/>
    </style:style>
    <style:style style:name="T2" style:family="text">
      <style:text-properties fo:color="#000000" style:font-name="Arial2" fo:font-size="24pt" fo:font-weight="bold" style:font-name-asian="Times New Roman" style:font-size-asian="24pt" style:language-asian="es" style:country-asian="CR" style:font-weight-asian="bold" style:font-name-complex="Arial2" style:font-size-complex="24pt" style:font-weight-complex="bold"/>
    </style:style>
    <style:style style:name="T3" style:family="text">
      <style:text-properties fo:color="#000000" style:font-name="Arial2" fo:font-size="22pt" fo:font-weight="bold" style:font-name-asian="Times New Roman" style:font-size-asian="22pt" style:language-asian="es" style:country-asian="CR" style:font-weight-asian="bold" style:font-name-complex="Arial2" style:font-size-complex="22pt" style:font-weight-complex="bold"/>
    </style:style>
    <style:style style:name="T4" style:family="text">
      <style:text-properties fo:color="#000000" style:font-name="Arial2" fo:font-size="22pt" fo:font-weight="bold" officeooo:rsid="00031276" style:font-name-asian="Times New Roman" style:font-size-asian="22pt" style:language-asian="es" style:country-asian="CR" style:font-weight-asian="bold" style:font-name-complex="Arial2" style:font-size-complex="22pt" style:font-weight-complex="bold"/>
    </style:style>
    <style:style style:name="T5" style:family="text">
      <style:text-properties fo:color="#000000" style:font-name="Arial2" fo:font-size="16pt" fo:font-weight="bold" style:font-name-asian="Times New Roman" style:font-size-asian="16pt" style:language-asian="es" style:country-asian="CR" style:font-weight-asian="bold" style:font-name-complex="Arial2" style:font-size-complex="16pt" style:font-weight-complex="bold"/>
    </style:style>
    <style:style style:name="T6" style:family="text">
      <style:text-properties fo:color="#000000" style:font-name="Arial2" fo:font-size="12pt" fo:font-weight="bold" officeooo:rsid="00031276" style:font-name-asian="Times New Roman" style:font-size-asian="12pt" style:language-asian="es" style:country-asian="CR" style:font-weight-asian="bold" style:font-name-complex="Arial2" style:font-size-complex="12pt" style:font-weight-complex="bold"/>
    </style:style>
    <style:style style:name="T7" style:family="text">
      <style:text-properties style:language-asian="es" style:country-asian="CR"/>
    </style:style>
    <style:style style:name="T8" style:family="text">
      <style:text-properties officeooo:rsid="002806ea" style:language-asian="es" style:country-asian="CR"/>
    </style:style>
    <style:style style:name="T9" style:family="text">
      <style:text-properties officeooo:rsid="002e0b50" style:language-asian="es" style:country-asian="CR"/>
    </style:style>
    <style:style style:name="T10" style:family="text">
      <style:text-properties officeooo:rsid="002f4ad2" style:language-asian="es" style:country-asian="CR"/>
    </style:style>
    <style:style style:name="T11" style:family="text">
      <style:text-properties officeooo:rsid="0031eace" style:language-asian="es" style:country-asian="CR"/>
    </style:style>
    <style:style style:name="T12" style:family="text">
      <style:text-properties officeooo:rsid="00294417" style:language-asian="es" style:country-asian="CR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151b86" style:font-weight-asian="bold"/>
    </style:style>
    <style:style style:name="T15" style:family="text">
      <style:text-properties fo:font-weight="bold" officeooo:rsid="001b8c62" style:font-weight-asian="bold"/>
    </style:style>
    <style:style style:name="T16" style:family="text">
      <style:text-properties fo:font-weight="bold" officeooo:rsid="0017d1dd" style:font-weight-asian="bold"/>
    </style:style>
    <style:style style:name="T17" style:family="text">
      <style:text-properties fo:font-weight="bold" officeooo:rsid="00260e98" style:font-weight-asian="bold"/>
    </style:style>
    <style:style style:name="T18" style:family="text">
      <style:text-properties fo:font-weight="bold" style:language-asian="es" style:country-asian="CR" style:font-weight-asian="bold"/>
    </style:style>
    <style:style style:name="T19" style:family="text">
      <style:text-properties fo:font-weight="bold" officeooo:rsid="002806ea" style:language-asian="es" style:country-asian="CR" style:font-weight-asian="bold"/>
    </style:style>
    <style:style style:name="T20" style:family="text">
      <style:text-properties officeooo:rsid="001edf3b"/>
    </style:style>
    <style:style style:name="T21" style:family="text">
      <style:text-properties fo:language="en" fo:country="US" officeooo:rsid="001edf3b"/>
    </style:style>
    <style:style style:name="T22" style:family="text">
      <style:text-properties fo:language="en" fo:country="US" officeooo:rsid="0021eac5"/>
    </style:style>
    <style:style style:name="T23" style:family="text">
      <style:text-properties officeooo:rsid="002013c0"/>
    </style:style>
    <style:style style:name="T24" style:family="text">
      <style:text-properties fo:language="es" fo:country="CR"/>
    </style:style>
    <style:style style:name="T25" style:family="text">
      <style:text-properties fo:language="es" fo:country="CR" fo:font-weight="normal" officeooo:rsid="001edf3b" style:letter-kerning="true" style:font-name-asian="SimSun" style:language-asian="hi" style:country-asian="IN" style:font-weight-asian="normal" style:font-name-complex="Mangal" style:language-complex="hi" style:country-complex="IN" style:font-weight-complex="normal"/>
    </style:style>
    <style:style style:name="T26" style:family="text">
      <style:text-properties fo:language="es" fo:country="CR" fo:font-weight="normal" officeooo:rsid="0021eac5" style:letter-kerning="true" style:font-name-asian="SimSun" style:language-asian="hi" style:country-asian="IN" style:font-weight-asian="normal" style:font-name-complex="Mangal" style:language-complex="hi" style:country-complex="IN" style:font-weight-complex="normal"/>
    </style:style>
    <style:style style:name="T27" style:family="text">
      <style:text-properties fo:language="es" fo:country="CR" fo:font-weight="normal" officeooo:rsid="00229e5e" style:letter-kerning="true" style:font-name-asian="SimSun" style:language-asian="hi" style:country-asian="IN" style:font-weight-asian="normal" style:font-name-complex="Mangal" style:language-complex="hi" style:country-complex="IN" style:font-weight-complex="normal"/>
    </style:style>
    <style:style style:name="T28" style:family="text">
      <style:text-properties fo:language="es" fo:country="CR" officeooo:rsid="0036b147"/>
    </style:style>
    <style:style style:name="T29" style:family="text">
      <style:text-properties fo:language="es" fo:country="CR" officeooo:rsid="00497dbd"/>
    </style:style>
    <style:style style:name="T30" style:family="text">
      <style:text-properties fo:language="es" fo:country="CR" officeooo:rsid="0036e8c8"/>
    </style:style>
    <style:style style:name="T31" style:family="text">
      <style:text-properties style:font-name="Arial2" fo:font-size="12pt" officeooo:rsid="00031276" style:font-size-asian="12pt" style:language-asian="es" style:country-asian="CR" style:font-size-complex="12pt"/>
    </style:style>
    <style:style style:name="T32" style:family="text">
      <style:text-properties style:font-name="Arial2" fo:font-size="12pt" officeooo:rsid="0004b370" style:font-size-asian="12pt" style:language-asian="es" style:country-asian="CR" style:font-size-complex="12pt"/>
    </style:style>
    <style:style style:name="T33" style:family="text">
      <style:text-properties style:font-name="Arial2" fo:font-size="12pt" officeooo:rsid="0006d1d3" style:font-size-asian="12pt" style:language-asian="es" style:country-asian="CR" style:font-size-complex="12pt"/>
    </style:style>
    <style:style style:name="T34" style:family="text">
      <style:text-properties style:font-name="Arial2" fo:font-size="12pt" officeooo:rsid="000758d8" style:font-size-asian="12pt" style:language-asian="es" style:country-asian="CR" style:font-size-complex="12pt"/>
    </style:style>
    <style:style style:name="T35" style:family="text">
      <style:text-properties style:font-name="Arial2" fo:font-size="12pt" officeooo:rsid="0007c0aa" style:font-size-asian="12pt" style:language-asian="es" style:country-asian="CR" style:font-size-complex="12pt"/>
    </style:style>
    <style:style style:name="T36" style:family="text">
      <style:text-properties style:font-name="Arial2" fo:font-size="12pt" officeooo:rsid="000933fb" style:font-size-asian="12pt" style:language-asian="es" style:country-asian="CR" style:font-size-complex="12pt"/>
    </style:style>
    <style:style style:name="T37" style:family="text">
      <style:text-properties style:font-name="Arial2" fo:font-size="12pt" officeooo:rsid="00095150" style:font-size-asian="12pt" style:language-asian="es" style:country-asian="CR" style:font-size-complex="12pt"/>
    </style:style>
    <style:style style:name="T38" style:family="text">
      <style:text-properties style:font-name="Arial2" fo:font-size="12pt" officeooo:rsid="000a9c29" style:font-size-asian="12pt" style:language-asian="es" style:country-asian="CR" style:font-size-complex="12pt"/>
    </style:style>
    <style:style style:name="T39" style:family="text">
      <style:text-properties style:font-name="Arial2" fo:font-size="12pt" officeooo:rsid="001936e8" style:font-size-asian="12pt" style:language-asian="es" style:country-asian="CR" style:font-size-complex="12pt"/>
    </style:style>
    <style:style style:name="T40" style:family="text">
      <style:text-properties style:font-name="Arial2" fo:font-size="12pt" officeooo:rsid="001a281f" style:font-size-asian="12pt" style:language-asian="es" style:country-asian="CR" style:font-size-complex="12pt"/>
    </style:style>
    <style:style style:name="T41" style:family="text">
      <style:text-properties style:font-name="Arial2" fo:font-size="12pt" officeooo:rsid="001afedf" style:font-size-asian="12pt" style:language-asian="es" style:country-asian="CR" style:font-size-complex="12pt"/>
    </style:style>
    <style:style style:name="T42" style:family="text">
      <style:text-properties style:font-name="Arial2" fo:font-size="12pt" officeooo:rsid="0023c39a" style:font-size-asian="12pt" style:language-asian="es" style:country-asian="CR" style:font-size-complex="12pt"/>
    </style:style>
    <style:style style:name="T43" style:family="text">
      <style:text-properties style:font-name="Arial2" fo:font-size="12pt" officeooo:rsid="00137611" style:font-size-asian="12pt" style:language-asian="es" style:country-asian="CR" style:font-size-complex="12pt"/>
    </style:style>
    <style:style style:name="T44" style:family="text">
      <style:text-properties style:font-name="Arial2" fo:font-size="12pt" officeooo:rsid="002013c0" style:font-size-asian="12pt" style:language-asian="es" style:country-asian="CR" style:font-size-complex="12pt"/>
    </style:style>
    <style:style style:name="T45" style:family="text">
      <style:text-properties style:font-name="Arial2" fo:font-size="12pt" fo:font-style="italic" fo:font-weight="bold" style:font-name-asian="Times New Roman" style:font-size-asian="12pt" style:language-asian="es" style:country-asian="CR" style:font-style-asian="italic" style:font-weight-asian="bold" style:font-name-complex="Arial2" style:font-size-complex="12pt" style:font-weight-complex="bold"/>
    </style:style>
    <style:style style:name="T46" style:family="text">
      <style:text-properties style:font-name="Arial2" fo:font-size="12pt" fo:font-style="normal" fo:font-weight="normal" officeooo:rsid="000a9c29" style:font-size-asian="12pt" style:language-asian="es" style:country-asian="CR" style:font-style-asian="normal" style:font-weight-asian="normal" style:font-size-complex="12pt"/>
    </style:style>
    <style:style style:name="T47" style:family="text">
      <style:text-properties style:font-name="Arial2" fo:font-size="12pt" fo:font-style="normal" fo:font-weight="bold" officeooo:rsid="003a5977" style:font-size-asian="12pt" style:language-asian="es" style:country-asian="CR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2" fo:font-size="12pt" fo:font-weight="bold" officeooo:rsid="00031276" style:font-size-asian="12pt" style:language-asian="es" style:country-asian="CR" style:font-weight-asian="bold" style:font-size-complex="12pt" style:font-weight-complex="bold"/>
    </style:style>
    <style:style style:name="T49" style:family="text">
      <style:text-properties style:font-name="Arial2" fo:font-size="12pt" fo:font-weight="normal" officeooo:rsid="0035b489" style:font-size-asian="12pt" style:language-asian="es" style:country-asian="CR" style:font-weight-asian="normal" style:font-size-complex="12pt" style:font-weight-complex="normal"/>
    </style:style>
    <style:style style:name="T50" style:family="text">
      <style:text-properties style:font-name="Arial2" fo:font-size="12pt" fo:font-weight="normal" officeooo:rsid="00031276" style:font-size-asian="12pt" style:language-asian="es" style:country-asian="CR" style:font-weight-asian="normal" style:font-size-complex="12pt" style:font-weight-complex="normal"/>
    </style:style>
    <style:style style:name="T51" style:family="text">
      <style:text-properties style:font-name="Arial2" fo:font-size="12pt" fo:font-weight="normal" officeooo:rsid="003a5977" style:font-size-asian="12pt" style:language-asian="es" style:country-asian="CR" style:font-weight-asian="normal" style:font-size-complex="12pt" style:font-weight-complex="normal"/>
    </style:style>
    <style:style style:name="T52" style:family="text">
      <style:text-properties style:font-name="Arial2" fo:font-size="12pt" fo:language="es" fo:country="ES" fo:font-weight="bold" officeooo:rsid="00031276" style:font-size-asian="12pt" style:language-asian="es" style:country-asian="CR" style:font-weight-asian="bold" style:font-size-complex="12pt" style:language-complex="ar" style:country-complex="SA" style:font-weight-complex="bold"/>
    </style:style>
    <style:style style:name="T53" style:family="text">
      <style:text-properties style:font-name="Arial2" fo:font-size="12pt" fo:language="es" fo:country="CR" fo:font-weight="bold" officeooo:rsid="00031276" style:font-size-asian="12pt" style:language-asian="es" style:country-asian="CR" style:font-weight-asian="bold" style:font-size-complex="12pt" style:language-complex="ar" style:country-complex="SA" style:font-weight-complex="bold"/>
    </style:style>
    <style:style style:name="T54" style:family="text">
      <style:text-properties style:font-name="Arial2" fo:font-size="12pt" fo:language="es" fo:country="CR" fo:font-weight="normal" officeooo:rsid="0037b682" style:font-size-asian="12pt" style:language-asian="es" style:country-asian="CR" style:font-weight-asian="normal" style:font-name-complex="Times New Roman3" style:font-size-complex="12pt" style:font-weight-complex="normal"/>
    </style:style>
    <style:style style:name="T55" style:family="text">
      <style:text-properties style:font-name="Arial2" fo:font-size="12pt" fo:language="es" fo:country="CR" fo:font-weight="normal" officeooo:rsid="003a0ee8" style:font-size-asian="12pt" style:language-asian="es" style:country-asian="CR" style:font-weight-asian="normal" style:font-name-complex="Times New Roman3" style:font-size-complex="12pt" style:font-weight-complex="normal"/>
    </style:style>
    <style:style style:name="T56" style:family="text">
      <style:text-properties style:font-name="Arial2" fo:font-size="12pt" fo:language="es" fo:country="CR" fo:font-weight="normal" officeooo:rsid="003ac194" style:font-size-asian="12pt" style:language-asian="es" style:country-asian="CR" style:font-weight-asian="normal" style:font-size-complex="12pt" style:language-complex="ar" style:country-complex="SA" style:font-weight-complex="normal"/>
    </style:style>
    <style:style style:name="T57" style:family="text">
      <style:text-properties style:font-name="Arial2" fo:font-size="12pt" fo:language="es" fo:country="CR" fo:font-weight="normal" officeooo:rsid="0038a966" style:font-size-asian="12pt" style:language-asian="es" style:country-asian="CR" style:font-weight-asian="normal" style:font-size-complex="12pt" style:language-complex="ar" style:country-complex="SA" style:font-weight-complex="normal"/>
    </style:style>
    <style:style style:name="T58" style:family="text">
      <style:text-properties style:font-name="Arial2" officeooo:rsid="002013c0" style:language-asian="es" style:country-asian="CR"/>
    </style:style>
    <style:style style:name="T59" style:family="text">
      <style:text-properties style:font-name="Arial2" fo:language="es" fo:country="CR" officeooo:rsid="002013c0" style:language-asian="es" style:country-asian="CR"/>
    </style:style>
    <style:style style:name="T60" style:family="text">
      <style:text-properties style:font-name="Arial2" fo:font-weight="normal" style:language-asian="es" style:country-asian="CR" style:font-weight-asian="normal" style:font-weight-complex="normal"/>
    </style:style>
    <style:style style:name="T61" style:family="text">
      <style:text-properties style:font-name="Arial2" fo:font-weight="normal" officeooo:rsid="003a0ee8" style:language-asian="es" style:country-asian="CR" style:font-weight-asian="normal" style:font-weight-complex="normal"/>
    </style:style>
    <style:style style:name="T62" style:family="text">
      <style:text-properties style:font-name="Arial2" fo:font-weight="normal" officeooo:rsid="003a5977" style:language-asian="es" style:country-asian="CR" style:font-weight-asian="normal" style:font-weight-complex="normal"/>
    </style:style>
    <style:style style:name="T63" style:family="text">
      <style:text-properties officeooo:rsid="0021eac5"/>
    </style:style>
    <style:style style:name="T64" style:family="text">
      <style:text-properties officeooo:rsid="00260e98"/>
    </style:style>
    <style:style style:name="T65" style:family="text">
      <style:text-properties style:font-name-complex="Times New Roman3"/>
    </style:style>
    <style:style style:name="T66" style:family="text">
      <style:text-properties officeooo:rsid="0016263c" style:font-name-complex="Times New Roman3"/>
    </style:style>
    <style:style style:name="T67" style:family="text">
      <style:text-properties officeooo:rsid="0017d1dd" style:font-name-complex="Times New Roman3"/>
    </style:style>
    <style:style style:name="T68" style:family="text">
      <style:text-properties officeooo:rsid="00260e98" style:font-name-complex="Times New Roman3"/>
    </style:style>
    <style:style style:name="T69" style:family="text">
      <style:text-properties officeooo:rsid="0027b68a" style:font-name-complex="Times New Roman3"/>
    </style:style>
    <style:style style:name="T70" style:family="text">
      <style:text-properties officeooo:rsid="002b06cc" style:font-name-complex="Times New Roman3"/>
    </style:style>
    <style:style style:name="T71" style:family="text">
      <style:text-properties officeooo:rsid="002e0b50" style:font-name-complex="Times New Roman3"/>
    </style:style>
    <style:style style:name="T72" style:family="text">
      <style:text-properties officeooo:rsid="002eb9b4" style:font-name-complex="Times New Roman3"/>
    </style:style>
    <style:style style:name="T73" style:family="text">
      <style:text-properties officeooo:rsid="002f4ad2" style:font-name-complex="Times New Roman3"/>
    </style:style>
    <style:style style:name="T74" style:family="text">
      <style:text-properties officeooo:rsid="00311850" style:font-name-complex="Times New Roman3"/>
    </style:style>
    <style:style style:name="T75" style:family="text">
      <style:text-properties officeooo:rsid="0031eace" style:font-name-complex="Times New Roman3"/>
    </style:style>
    <style:style style:name="T76" style:family="text">
      <style:text-properties officeooo:rsid="00412872" style:font-name-complex="Times New Roman3"/>
    </style:style>
    <style:style style:name="T77" style:family="text">
      <style:text-properties officeooo:rsid="0027b68a"/>
    </style:style>
    <style:style style:name="T78" style:family="text">
      <style:text-properties officeooo:rsid="002f4ad2"/>
    </style:style>
    <style:style style:name="T79" style:family="text">
      <style:text-properties officeooo:rsid="0031eace"/>
    </style:style>
    <style:style style:name="T80" style:family="text">
      <style:text-properties officeooo:rsid="0031eace" style:language-asian="hi" style:country-asian="IN" style:font-name-complex="Times New Roman3" style:language-complex="hi" style:country-complex="IN"/>
    </style:style>
    <style:style style:name="T81" style:family="text">
      <style:text-properties officeooo:rsid="0033400d"/>
    </style:style>
    <style:style style:name="T82" style:family="text">
      <style:text-properties officeooo:rsid="00579722"/>
    </style:style>
    <style:style style:name="T83" style:family="text">
      <style:text-properties officeooo:rsid="005780d7"/>
    </style:style>
    <style:style style:name="T84" style:family="text">
      <style:text-properties officeooo:rsid="0048ec91"/>
    </style:style>
    <style:style style:name="T85" style:family="text">
      <style:text-properties officeooo:rsid="00365837"/>
    </style:style>
    <style:style style:name="T86" style:family="text">
      <style:text-properties officeooo:rsid="0036b147"/>
    </style:style>
    <style:style style:name="T87" style:family="text">
      <style:text-properties officeooo:rsid="003a5977"/>
    </style:style>
    <style:style style:name="T88" style:family="text">
      <style:text-properties officeooo:rsid="003ac194"/>
    </style:style>
    <style:style style:name="T89" style:family="text">
      <style:text-properties officeooo:rsid="00497dbd"/>
    </style:style>
    <style:style style:name="T90" style:family="text">
      <style:text-properties officeooo:rsid="003e2383"/>
    </style:style>
    <style:style style:name="T91" style:family="text">
      <style:text-properties officeooo:rsid="002806ea"/>
    </style:style>
    <style:style style:name="T92" style:family="text">
      <style:text-properties officeooo:rsid="003f5f32"/>
    </style:style>
    <style:style style:name="T93" style:family="text">
      <style:text-properties style:text-position="0% 100%" fo:font-size="12pt" style:font-size-asian="12pt" style:font-size-complex="12pt"/>
    </style:style>
    <style:style style:name="T94" style:family="text">
      <style:text-properties style:font-name="Arial2" fo:font-size="12pt" style:language-asian="es" style:country-asian="CR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-color="#ffffff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Documento De Especificación De Requisitos De Software</text:p>
      <text:p text:style-name="P4"/>
      <text:p text:style-name="P5">Para</text:p>
      <text:p text:style-name="P13"><text:span text:style-name="Fuente_20_de_20_párrafo_20_predeter."><text:span text:style-name="T2">Automatizar La Administración De La Microempresa Agrícola</text:span></text:span></text:p>
      <text:p text:style-name="P13"><text:span text:style-name="Fuente_20_de_20_párrafo_20_predeter."><text:span text:style-name="T3">Versión 1.</text:span></text:span><text:span text:style-name="Fuente_20_de_20_párrafo_20_predeter."><text:span text:style-name="T4">2</text:span></text:span></text:p>
      <text:p text:style-name="P14">Preparado por <text:s/>Carlos Alemán</text:p>
      <text:p text:style-name="P13"><text:span text:style-name="Fuente_20_de_20_párrafo_20_predeter."><text:span text:style-name="T5">Productos Agrícolas Alemán S.A</text:span></text:span></text:p>
      <text:p text:style-name="P12"><text:span text:style-name="Fuente_20_de_20_párrafo_20_predeter."><text:span text:style-name="T1">10/06/2013</text:span></text:span></text:p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83"><text:a xlink:type="simple" xlink:href="#__RefHeading__11078_1518129110" text:style-name="Index_20_Link" text:visited-style-name="Index_20_Link">1Introducción.<text:tab/>5</text:a></text:p>
          <text:p text:style-name="P84"><text:a xlink:type="simple" xlink:href="#__RefHeading__11080_1518129110" text:style-name="Index_20_Link" text:visited-style-name="Index_20_Link">1.1 Objetivo<text:tab/>5</text:a></text:p>
          <text:p text:style-name="P84"><text:a xlink:type="simple" xlink:href="#__RefHeading__11082_1518129110" text:style-name="Index_20_Link" text:visited-style-name="Index_20_Link">1.2 Alcance del Proyecto y Características del producto<text:tab/>5</text:a></text:p>
          <text:p text:style-name="P84"><text:a xlink:type="simple" xlink:href="#__RefHeading__11084_1518129110" text:style-name="Index_20_Link" text:visited-style-name="Index_20_Link">1.3Referencias<text:tab/>6</text:a></text:p>
          <text:p text:style-name="P83"><text:a xlink:type="simple" xlink:href="#__RefHeading__11094_1518129110" text:style-name="Index_20_Link" text:visited-style-name="Index_20_Link">2Descripción general<text:tab/>6</text:a></text:p>
          <text:p text:style-name="P84"><text:a xlink:type="simple" xlink:href="#__RefHeading__11096_1518129110" text:style-name="Index_20_Link" text:visited-style-name="Index_20_Link">2.1 Perspectiva del producto<text:tab/>6</text:a></text:p>
          <text:p text:style-name="P84"><text:a xlink:type="simple" xlink:href="#__RefHeading__11098_1518129110" text:style-name="Index_20_Link" text:visited-style-name="Index_20_Link">2.2 Clases de usuario y características<text:tab/>6</text:a></text:p>
          <text:p text:style-name="P85"><text:a xlink:type="simple" xlink:href="#__RefHeading__11100_1518129110" text:style-name="Index_20_Link" text:visited-style-name="Index_20_Link">Gráfico: <text:tab/>7</text:a></text:p>
          <text:p text:style-name="P84"><text:a xlink:type="simple" xlink:href="#__RefHeading__11102_1518129110" text:style-name="Index_20_Link" text:visited-style-name="Index_20_Link">2.3 Condiciones de funcionamiento<text:tab/>8</text:a></text:p>
          <text:p text:style-name="P84"><text:a xlink:type="simple" xlink:href="#__RefHeading__11104_1518129110" text:style-name="Index_20_Link" text:visited-style-name="Index_20_Link">2.4 Diseño e Implementación de restricciones<text:tab/>8</text:a></text:p>
          <text:p text:style-name="P84"><text:a xlink:type="simple" xlink:href="#__RefHeading__11106_1518129110" text:style-name="Index_20_Link" text:visited-style-name="Index_20_Link">2.5 <text:s/>Documentación de Usuario<text:tab/>8</text:a></text:p>
          <text:p text:style-name="P84"><text:a xlink:type="simple" xlink:href="#__RefHeading__11108_1518129110" text:style-name="Index_20_Link" text:visited-style-name="Index_20_Link">2.6 Suposiciones y Dependencias<text:tab/>9</text:a></text:p>
          <text:p text:style-name="P83"><text:a xlink:type="simple" xlink:href="#__RefHeading__11110_1518129110" text:style-name="Index_20_Link" text:visited-style-name="Index_20_Link">3Características del sistema<text:tab/>9</text:a></text:p>
          <text:p text:style-name="P84"><text:a xlink:type="simple" xlink:href="#__RefHeading__12053_415877285" text:style-name="Index_20_Link" text:visited-style-name="Index_20_Link">3.1 Crear Usuario Administrador “Jefe”<text:tab/>9</text:a></text:p>
          <text:p text:style-name="P85"><text:a xlink:type="simple" xlink:href="#__RefHeading__4911_1665027256" text:style-name="Index_20_Link" text:visited-style-name="Index_20_Link">3.1.1 Descripción y Prioridad<text:tab/>9</text:a></text:p>
          <text:p text:style-name="P85"><text:a xlink:type="simple" xlink:href="#__RefHeading__4913_1665027256" text:style-name="Index_20_Link" text:visited-style-name="Index_20_Link">3.1.2 Secuencia Estimulo/ Respuesta<text:tab/>9</text:a></text:p>
          <text:p text:style-name="P85"><text:a xlink:type="simple" xlink:href="#__RefHeading__4915_1665027256" text:style-name="Index_20_Link" text:visited-style-name="Index_20_Link">3.1.3 Requerimientos Funcionales<text:tab/>9</text:a></text:p>
          <text:p text:style-name="P84"><text:a xlink:type="simple" xlink:href="#__RefHeading__12055_415877285" text:style-name="Index_20_Link" text:visited-style-name="Index_20_Link">3.2 Registrar un nuevo empleado.<text:tab/>10</text:a></text:p>
          <text:p text:style-name="P85"><text:a xlink:type="simple" xlink:href="#__RefHeading__12057_415877285" text:style-name="Index_20_Link" text:visited-style-name="Index_20_Link">3.2.1 Descripción y Prioridad<text:tab/>10</text:a></text:p>
          <text:p text:style-name="P85"><text:a xlink:type="simple" xlink:href="#__RefHeading__12059_415877285" text:style-name="Index_20_Link" text:visited-style-name="Index_20_Link">3.2.2 Secuencia Estimulo/ Respuesta<text:tab/>10</text:a></text:p>
          <text:p text:style-name="P85"><text:a xlink:type="simple" xlink:href="#__RefHeading__12061_415877285" text:style-name="Index_20_Link" text:visited-style-name="Index_20_Link">3.2.3 Requerimientos Funcionales<text:tab/>10</text:a></text:p>
          <text:p text:style-name="P84"><text:a xlink:type="simple" xlink:href="#__RefHeading__8059_1630319410" text:style-name="Index_20_Link" text:visited-style-name="Index_20_Link">3.3 Modificar una emplado.<text:tab/>11</text:a></text:p>
          <text:p text:style-name="P85"><text:a xlink:type="simple" xlink:href="#__RefHeading__12063_415877285" text:style-name="Index_20_Link" text:visited-style-name="Index_20_Link">3.3.1 Descripción y Prioridad<text:tab/>11</text:a></text:p>
          <text:p text:style-name="P85"><text:a xlink:type="simple" xlink:href="#__RefHeading__12065_415877285" text:style-name="Index_20_Link" text:visited-style-name="Index_20_Link">3.3.2 Secuencia Estimulo/ Respuesta<text:tab/>11</text:a></text:p>
          <text:p text:style-name="P85"><text:a xlink:type="simple" xlink:href="#__RefHeading__12067_415877285" text:style-name="Index_20_Link" text:visited-style-name="Index_20_Link">3.3.3 Requerimientos Funcionales<text:tab/>11</text:a></text:p>
          <text:p text:style-name="P84"><text:a xlink:type="simple" xlink:href="#__RefHeading__8061_1630319410" text:style-name="Index_20_Link" text:visited-style-name="Index_20_Link">3.4 Eliminar un empleado.<text:tab/>12</text:a></text:p>
          <text:p text:style-name="P85"><text:a xlink:type="simple" xlink:href="#__RefHeading__12069_415877285" text:style-name="Index_20_Link" text:visited-style-name="Index_20_Link">3.4.1 Descripción y Prioridad<text:tab/>12</text:a></text:p>
          <text:p text:style-name="P85"><text:a xlink:type="simple" xlink:href="#__RefHeading__12071_415877285" text:style-name="Index_20_Link" text:visited-style-name="Index_20_Link">3.4.2 Secuencia Estimulo/ Respuesta<text:tab/>12</text:a></text:p>
          <text:p text:style-name="P85"><text:soft-page-break/><text:a xlink:type="simple" xlink:href="#__RefHeading__12073_415877285" text:style-name="Index_20_Link" text:visited-style-name="Index_20_Link">3.4.3 Requerimientos Funcionales<text:tab/>12</text:a></text:p>
          <text:p text:style-name="P84"><text:a xlink:type="simple" xlink:href="#__RefHeading__8063_1630319410" text:style-name="Index_20_Link" text:visited-style-name="Index_20_Link">3.5 Registrar artículos <text:tab/>13</text:a></text:p>
          <text:p text:style-name="P85"><text:a xlink:type="simple" xlink:href="#__RefHeading__12075_415877285" text:style-name="Index_20_Link" text:visited-style-name="Index_20_Link">3.5.1 Descripción y Prioridad<text:tab/>13</text:a></text:p>
          <text:p text:style-name="P85"><text:a xlink:type="simple" xlink:href="#__RefHeading__12077_415877285" text:style-name="Index_20_Link" text:visited-style-name="Index_20_Link">3.5.2 Secuencia Estimulo/ Respuesta<text:tab/>13</text:a></text:p>
          <text:p text:style-name="P85"><text:a xlink:type="simple" xlink:href="#__RefHeading__12079_415877285" text:style-name="Index_20_Link" text:visited-style-name="Index_20_Link">3.5.3 Requerimientos Funcionales<text:tab/>13</text:a></text:p>
          <text:p text:style-name="P84"><text:a xlink:type="simple" xlink:href="#__RefHeading__8065_1630319410" text:style-name="Index_20_Link" text:visited-style-name="Index_20_Link">3.6 Modificar artículos<text:tab/>14</text:a></text:p>
          <text:p text:style-name="P85"><text:a xlink:type="simple" xlink:href="#__RefHeading__12081_415877285" text:style-name="Index_20_Link" text:visited-style-name="Index_20_Link">3.6.1 Descripción y Prioridad<text:tab/>14</text:a></text:p>
          <text:p text:style-name="P85"><text:a xlink:type="simple" xlink:href="#__RefHeading__12083_415877285" text:style-name="Index_20_Link" text:visited-style-name="Index_20_Link">3.6.2 Secuencia Estimulo/ Respuesta<text:tab/>14</text:a></text:p>
          <text:p text:style-name="P85"><text:a xlink:type="simple" xlink:href="#__RefHeading__12085_415877285" text:style-name="Index_20_Link" text:visited-style-name="Index_20_Link">3.6.3 Requerimientos Funcionales<text:tab/>14</text:a></text:p>
          <text:p text:style-name="P84"><text:a xlink:type="simple" xlink:href="#__RefHeading__8067_1630319410" text:style-name="Index_20_Link" text:visited-style-name="Index_20_Link">3.7 Eliminar articulo.<text:tab/>15</text:a></text:p>
          <text:p text:style-name="P85"><text:a xlink:type="simple" xlink:href="#__RefHeading__12087_415877285" text:style-name="Index_20_Link" text:visited-style-name="Index_20_Link">3.7.1 Descripción y Prioridad<text:tab/>15</text:a></text:p>
          <text:p text:style-name="P85"><text:a xlink:type="simple" xlink:href="#__RefHeading__12089_415877285" text:style-name="Index_20_Link" text:visited-style-name="Index_20_Link">3.7.2 Secuencia Estimulo/ Respuesta<text:tab/>15</text:a></text:p>
          <text:p text:style-name="P85"><text:a xlink:type="simple" xlink:href="#__RefHeading__12091_415877285" text:style-name="Index_20_Link" text:visited-style-name="Index_20_Link">3.7.3 Requerimientos Funcionales<text:tab/>15</text:a></text:p>
          <text:p text:style-name="P83"><text:a xlink:type="simple" xlink:href="#__RefHeading__11112_1518129110" text:style-name="Index_20_Link" text:visited-style-name="Index_20_Link">4Requisitos para la interfaz externa<text:tab/>16</text:a></text:p>
          <text:p text:style-name="P84"><text:a xlink:type="simple" xlink:href="#__RefHeading__8069_1630319410" text:style-name="Index_20_Link" text:visited-style-name="Index_20_Link"><text:s/>4.1 Interfaz de Usuario<text:tab/>16</text:a></text:p>
          <text:p text:style-name="P84"><text:a xlink:type="simple" xlink:href="#__RefHeading__5788_1541290863" text:style-name="Index_20_Link" text:visited-style-name="Index_20_Link">4.2 Interface de Hardware<text:tab/>16</text:a></text:p>
          <text:p text:style-name="P84"><text:a xlink:type="simple" xlink:href="#__RefHeading__5790_1541290863" text:style-name="Index_20_Link" text:visited-style-name="Index_20_Link">4.3 <text:s/>Interface de Software<text:tab/>16</text:a></text:p>
          <text:p text:style-name="P85"><text:a xlink:type="simple" xlink:href="#__RefHeading__8071_1630319410" text:style-name="Index_20_Link" text:visited-style-name="Index_20_Link">IS-1: <text:s text:c="2"/>Sistema de login para los de usuarios.<text:tab/>16</text:a></text:p>
          <text:p text:style-name="P85"><text:a xlink:type="simple" xlink:href="#__RefHeading__8073_1630319410" text:style-name="Index_20_Link" text:visited-style-name="Index_20_Link">IS-2: Interfaz del menú principal.<text:tab/>16</text:a></text:p>
          <text:p text:style-name="P85"><text:a xlink:type="simple" xlink:href="#__RefHeading__8075_1630319410" text:style-name="Index_20_Link" text:visited-style-name="Index_20_Link">IS-3: <text:s text:c="6"/>Modulo Administración de Usuarios.<text:tab/>16</text:a></text:p>
          <text:p text:style-name="P85"><text:a xlink:type="simple" xlink:href="#__RefHeading__8077_1630319410" text:style-name="Index_20_Link" text:visited-style-name="Index_20_Link">IS-4: <text:s text:c="5"/>Modulo de Administración de artículos del inventario.<text:tab/>16</text:a></text:p>
          <text:p text:style-name="P84"><text:a xlink:type="simple" xlink:href="#__RefHeading__5792_1541290863" text:style-name="Index_20_Link" text:visited-style-name="Index_20_Link">4.4 Interfaz de Counicaciónm<text:tab/>17</text:a></text:p>
          <text:p text:style-name="P83"><text:a xlink:type="simple" xlink:href="#__RefHeading__11114_1518129110" text:style-name="Index_20_Link" text:visited-style-name="Index_20_Link">5Otros Requisitos No Funcionales<text:tab/>17</text:a></text:p>
          <text:p text:style-name="P84"><text:a xlink:type="simple" xlink:href="#__RefHeading__8079_1630319410" text:style-name="Index_20_Link" text:visited-style-name="Index_20_Link">5.1 Requerimientos de desempeño <text:tab/>17</text:a></text:p>
          <text:p text:style-name="P84"><text:a xlink:type="simple" xlink:href="#__RefHeading__8081_1630319410" text:style-name="Index_20_Link" text:visited-style-name="Index_20_Link">5.2 Requerimientos de seguridad<text:tab/>17</text:a></text:p>
          <text:p text:style-name="P84"><text:a xlink:type="simple" xlink:href="#__RefHeading__8083_1630319410" text:style-name="Index_20_Link" text:visited-style-name="Index_20_Link">5.3 Requisitos de seguridad<text:tab/>17</text:a></text:p>
          <text:p text:style-name="P84"><text:a xlink:type="simple" xlink:href="#__RefHeading__8085_1630319410" text:style-name="Index_20_Link" text:visited-style-name="Index_20_Link">5.4 Atributos de calidad de software <text:tab/>17</text:a></text:p>
          <text:p text:style-name="P84"><text:a xlink:type="simple" xlink:href="#__RefHeading__8087_1630319410" text:style-name="Index_20_Link" text:visited-style-name="Index_20_Link">Apéndice A: Diccionario de datos y modelo de datos<text:tab/>17</text:a></text:p>
          <text:p text:style-name="P83"><text:a xlink:type="simple" xlink:href="#__RefHeading__7408_1665027256" text:style-name="Index_20_Link" text:visited-style-name="Index_20_Link">Apéndice B: Modelo de Análisis<text:tab/>18</text:a></text:p>
        </text:index-body>
      </text:table-of-content>
      <text:p text:style-name="P31"/>
      <text:p text:style-name="P105"><text:bookmark-start text:name="__RefHeading__9072_420343744"/><text:soft-page-break/>Historial de revisiones.<text:bookmark-end text:name="__RefHeading__9072_420343744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7"><text:span text:style-name="Fuente_20_de_20_párrafo_20_predeter."><text:span text:style-name="T45">Nombre</text:span></text:span></text:p>
          </table:table-cell>
          <table:table-cell table:style-name="Tabla1.B1" office:value-type="string">
            <text:p text:style-name="P17"><text:span text:style-name="Fuente_20_de_20_párrafo_20_predeter."><text:span text:style-name="T45">Fecha</text:span></text:span></text:p>
          </table:table-cell>
          <table:table-cell table:style-name="Tabla1.B1" office:value-type="string">
            <text:p text:style-name="P17"><text:span text:style-name="Fuente_20_de_20_párrafo_20_predeter."><text:span text:style-name="T45">Razón de los cambios</text:span></text:span></text:p>
          </table:table-cell>
          <table:table-cell table:style-name="Tabla1.D1" office:value-type="string">
            <text:p text:style-name="P17"><text:span text:style-name="Fuente_20_de_20_párrafo_20_predeter."><text:span text:style-name="T45">Versión</text:span></text:span></text:p>
          </table:table-cell>
        </table:table-row>
        <table:table-row>
          <table:table-cell table:style-name="Tabla1.A2" office:value-type="string">
            <text:p text:style-name="P18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19"/>
          </table:table-cell>
          <table:table-cell table:style-name="Tabla1.D2" office:value-type="string">
            <text:p text:style-name="P18"/>
          </table:table-cell>
        </table:table-row>
        <table:table-row>
          <table:table-cell table:style-name="Tabla1.A3" office:value-type="string">
            <text:p text:style-name="P19"/>
          </table:table-cell>
          <table:table-cell table:style-name="Tabla1.B3" office:value-type="string">
            <text:p text:style-name="P19"/>
          </table:table-cell>
          <table:table-cell table:style-name="Tabla1.B3" office:value-type="string">
            <text:p text:style-name="P19"/>
          </table:table-cell>
          <table:table-cell table:style-name="Tabla1.D3" office:value-type="string">
            <text:p text:style-name="P19"/>
          </table:table-cell>
        </table:table-row>
      </table:table>
      <text:p text:style-name="P15"><text:span text:style-name="Fuente_20_de_20_párrafo_20_predeter."><text:span text:style-name="T6"/></text:span></text:p>
      <text:p text:style-name="P15"><text:span text:style-name="Fuente_20_de_20_párrafo_20_predeter."><text:span text:style-name="T6"/></text:span></text:p>
      <text:p text:style-name="P15"><text:span text:style-name="Fuente_20_de_20_párrafo_20_predeter."><text:span text:style-name="T6"/></text:span></text:p>
      <text:p text:style-name="P15"><text:span text:style-name="Fuente_20_de_20_párrafo_20_predeter."><text:span text:style-name="T6"/></text:span></text:p>
      <text:p text:style-name="P15"><text:span text:style-name="Fuente_20_de_20_párrafo_20_predeter."><text:span text:style-name="T6"/></text:span></text:p>
      <text:p text:style-name="P15"><text:span text:style-name="Fuente_20_de_20_párrafo_20_predeter."><text:span text:style-name="T6"/></text:span></text:p>
      <text:p text:style-name="P15"><text:span text:style-name="Fuente_20_de_20_párrafo_20_predeter."><text:span text:style-name="T6"/></text:span></text:p>
      <text:p text:style-name="P15"><text:span text:style-name="Fuente_20_de_20_párrafo_20_predeter."><text:span text:style-name="T6"/></text:span></text:p>
      <text:p text:style-name="P16"><text:span text:style-name="Fuente_20_de_20_párrafo_20_predeter."><text:span text:style-name="T6"/></text:span></text:p>
      <text:p text:style-name="P16"><text:span text:style-name="Fuente_20_de_20_párrafo_20_predeter."><text:span text:style-name="T6"/></text:span></text:p>
      <text:h text:style-name="Heading_20_1" text:outline-level="1"><text:bookmark-start text:name="__RefHeading__11078_1518129110"/><text:soft-page-break/><text:span text:style-name="Fuente_20_de_20_párrafo_20_predeter."><text:span text:style-name="T31">Introducción.</text:span></text:span><text:bookmark-end text:name="__RefHeading__11078_1518129110"/></text:h>
      <text:h text:style-name="Heading_20_2" text:outline-level="2"><text:bookmark-start text:name="__RefHeading__11080_1518129110"/><text:span text:style-name="Fuente_20_de_20_párrafo_20_predeter."><text:span text:style-name="T32">1.1 Objetivo</text:span></text:span><text:bookmark-end text:name="__RefHeading__11080_1518129110"/></text:h>
      <text:p text:style-name="P32"><text:span text:style-name="Fuente_20_de_20_párrafo_20_predeter."><text:span text:style-name="T32">El SRS se describen los requisitos de software funcionales y no funcionales para la versión 1.0 del </text:span></text:span><text:span text:style-name="Fuente_20_de_20_párrafo_20_predeter."><text:span text:style-name="T33">proyecto Automatizar La Administración De La Microempresa Agrícola</text:span></text:span><text:span text:style-name="Fuente_20_de_20_párrafo_20_predeter."><text:span text:style-name="T32">. Este documento está destinado a ser utilizado por los miembros de la equipo del proyecto que pondrá en marcha y verificar el correcto funcionamiento del sistema. A menos que de otro modo señaló, todos los requisitos especificados aquí son de alta prioridad y se comprometieron para la versión 1.0.</text:span></text:span></text:p>
      <text:h text:style-name="Heading_20_2" text:outline-level="2"><text:bookmark-start text:name="__RefHeading__11082_1518129110"/><text:span text:style-name="Fuente_20_de_20_párrafo_20_predeter."><text:span text:style-name="T32">1.2 Alcance del Proyecto y Características del producto</text:span></text:span><text:bookmark-end text:name="__RefHeading__11082_1518129110"/></text:h>
      <text:p text:style-name="P34"><text:span text:style-name="Fuente_20_de_20_párrafo_20_predeter."><text:span text:style-name="T32">El sistema </text:span></text:span><text:span text:style-name="Fuente_20_de_20_párrafo_20_predeter."><text:span text:style-name="T34">para</text:span></text:span><text:span text:style-name="Fuente_20_de_20_párrafo_20_predeter."><text:span text:style-name="T32"> </text:span></text:span><text:span text:style-name="Fuente_20_de_20_párrafo_20_predeter."><text:span text:style-name="T33">Automatizar La Administración De La Microempresa Agrícola </text:span></text:span><text:span text:style-name="Fuente_20_de_20_párrafo_20_predeter."><text:span text:style-name="T34">le permitirá al jefe y al encargado administrar el registro artículos, empleados y productos del negocio. Una descripción detallada del proyecto está disponible en </text:span></text:span><text:span text:style-name="Fuente_20_de_20_párrafo_20_predeter."><text:span text:style-name="T35">el Documento de Visión y Alcance Para Automatizar La Administración De Una Microempresa Agrícola[1].</text:span></text:span></text:p>
      <text:p text:style-name="P34"><text:span text:style-name="Fuente_20_de_20_párrafo_20_predeter."><text:span text:style-name="T35"/></text:span></text:p>
      <text:h text:style-name="Heading_20_2" text:outline-level="2"><text:bookmark-start text:name="__RefHeading__11084_1518129110"/><text:span text:style-name="Fuente_20_de_20_párrafo_20_predeter."><text:span text:style-name="T32">1.3Referencias</text:span></text:span><text:bookmark-end text:name="__RefHeading__11084_1518129110"/></text:h>
      <text:p text:style-name="P32"><text:span text:style-name="Fuente_20_de_20_párrafo_20_predeter."><text:span text:style-name="T32">1. Wiegers, Karl. Cafeteria Orden Vision System y Objeto, www.processimpact.com / projects / COS / COS_vision_and_scope.doc</text:span></text:span></text:p>
      <text:h text:style-name="Heading_20_1" text:outline-level="1"><text:bookmark-start text:name="__RefHeading__11094_1518129110"/><text:span text:style-name="Fuente_20_de_20_párrafo_20_predeter."><text:span text:style-name="T31">Descripción general</text:span></text:span><text:bookmark-end text:name="__RefHeading__11094_1518129110"/></text:h>
      <text:h text:style-name="Heading_20_2" text:outline-level="2"><text:bookmark-start text:name="__RefHeading__11096_1518129110"/><text:span text:style-name="Fuente_20_de_20_párrafo_20_predeter."><text:span text:style-name="T35">2.1 Perspectiva del producto</text:span></text:span><text:bookmark-end text:name="__RefHeading__11096_1518129110"/></text:h>
      <text:p text:style-name="P21"><text:span text:style-name="Fuente_20_de_20_párrafo_20_predeter."><text:span text:style-name="T36">EL sistema para Automatizar la Empresa es un nuevo sistemas ayuda a administrar mejor el registro de actividades de la empresa.</text:span></text:span><text:span text:style-name="Fuente_20_de_20_párrafo_20_predeter."><text:span text:style-name="T35"> El diagrama de contexto en la Figura 1 ilustra las entidades externas y las interfaces del sistema para la liberación 1.0. Se espera que el sistema para evolucionar en varias versiones, en última instancia, la conexión a Internet para </text:span></text:span><text:span text:style-name="Fuente_20_de_20_párrafo_20_predeter."><text:span text:style-name="T36">ofrecer la venta o pedidosde</text:span></text:span><text:span text:style-name="Fuente_20_de_20_párrafo_20_predeter."><text:span text:style-name="T35"> los </text:span></text:span><text:span text:style-name="Fuente_20_de_20_párrafo_20_predeter."><text:span text:style-name="T36">productos agrícolas a los clientes.</text:span></text:span></text:p>
      <text:h text:style-name="Heading_20_2" text:outline-level="2"><text:bookmark-start text:name="__RefHeading__11098_1518129110"/><text:span text:style-name="Fuente_20_de_20_párrafo_20_predeter."><text:span text:style-name="T37">2.2 </text:span></text:span><text:span text:style-name="Fuente_20_de_20_párrafo_20_predeter."><text:span text:style-name="T38">Cl</text:span></text:span><text:span text:style-name="Fuente_20_de_20_párrafo_20_predeter."><text:span text:style-name="T37">ases de usuario y características</text:span></text:span><text:bookmark-end text:name="__RefHeading__11098_1518129110"/></text:h>
      <text:p text:style-name="P22"><text:span text:style-name="Fuente_20_de_20_párrafo_20_predeter."><text:span text:style-name="T38">Cada usuario tiene distintas características dentro del sistema y se clasifica <text:s/>en el siguiente orden:</text:span></text:span></text:p>
      <text:p text:style-name="P24"><text:span text:style-name="Fuente_20_de_20_párrafo_20_predeter."><text:span text:style-name="T38">Usuario Jefe: es el administrador del sistema y tiene la libertad de escribir, buscar y eliminar datos archivados en el sistema </text:span></text:span><text:span text:style-name="Fuente_20_de_20_párrafo_20_predeter."><text:span text:style-name="T39">tal como lo es el modulo de Inventario de Bodega <text:s/>agregar, modificar, eliminar </text:span></text:span><text:span text:style-name="Fuente_20_de_20_párrafo_20_predeter."><text:span text:style-name="T40">artículos</text:span></text:span><text:span text:style-name="Fuente_20_de_20_párrafo_20_predeter."><text:span text:style-name="T39"> del inventario, </text:span></text:span><text:span text:style-name="Fuente_20_de_20_párrafo_20_predeter."><text:span text:style-name="T40">asimismo </text:span></text:span><text:span text:style-name="Fuente_20_de_20_párrafo_20_predeter."><text:span text:style-name="T39"><text:s/>también puede agreg</text:span></text:span><text:span text:style-name="Fuente_20_de_20_párrafo_20_predeter."><text:span text:style-name="T40">ar</text:span></text:span><text:span text:style-name="Fuente_20_de_20_párrafo_20_predeter."><text:span text:style-name="T38">, </text:span></text:span><text:soft-page-break/><text:span text:style-name="Fuente_20_de_20_párrafo_20_predeter."><text:span text:style-name="T40">modificar y eliminar empleados y encargados registrados en el sistema, también puede entrar a la administración de pedidos de los clientes para posterior mente sean preparados por los empleados, el Jefe puede leer los registros de clientes pero no puede eliminarlos ni modificar.</text:span></text:span></text:p>
      <text:p text:style-name="P25"><text:span text:style-name="Fuente_20_de_20_párrafo_20_predeter."><text:span text:style-name="T38">Usuario Encargado: es el </text:span></text:span><text:span text:style-name="Fuente_20_de_20_párrafo_20_predeter."><text:span text:style-name="T40">segundo </text:span></text:span><text:span text:style-name="Fuente_20_de_20_párrafo_20_predeter."><text:span text:style-name="T38">administrador del sistema y tiene la libertad de escribir, buscar datos archivados en el sistema </text:span></text:span><text:span text:style-name="Fuente_20_de_20_párrafo_20_predeter."><text:span text:style-name="T39">tal como lo es el modulo de Inventario de Bodega <text:s/>agregar </text:span></text:span><text:span text:style-name="Fuente_20_de_20_párrafo_20_predeter."><text:span text:style-name="T40">y</text:span></text:span><text:span text:style-name="Fuente_20_de_20_párrafo_20_predeter."><text:span text:style-name="T39"> modificar </text:span></text:span><text:span text:style-name="Fuente_20_de_20_párrafo_20_predeter."><text:span text:style-name="T40">artículos</text:span></text:span><text:span text:style-name="Fuente_20_de_20_párrafo_20_predeter."><text:span text:style-name="T39"> del inventario, </text:span></text:span><text:span text:style-name="Fuente_20_de_20_párrafo_20_predeter."><text:span text:style-name="T40">asimismo </text:span></text:span><text:span text:style-name="Fuente_20_de_20_párrafo_20_predeter."><text:span text:style-name="T39"><text:s/>también puede agreg</text:span></text:span><text:span text:style-name="Fuente_20_de_20_párrafo_20_predeter."><text:span text:style-name="T40">ar empleados <text:s/>en el sistema </text:span></text:span><text:span text:style-name="Fuente_20_de_20_párrafo_20_predeter."><text:span text:style-name="T41">pero en contraste no puede eliminar ni editar la información de los empleados una ves registrada en el sistema</text:span></text:span><text:span text:style-name="Fuente_20_de_20_párrafo_20_predeter."><text:span text:style-name="T40">, también puede entrar a la administración de pedidos de los clientes para posterior mente sean preparados por los empleados, el Jefe puede leer los registros de clientes pero no puede eliminarlos ni modificar.</text:span></text:span></text:p>
      <text:p text:style-name="P24"><text:span text:style-name="Fuente_20_de_20_párrafo_20_predeter."><text:span text:style-name="T38">Usuario Empleado: puede reportar en el sistema los días que faltara al trabajo. </text:span></text:span><text:span text:style-name="Fuente_20_de_20_párrafo_20_predeter."><text:span text:style-name="T41">El empleado se le facilitara el reporte de pedidos para que su posterior elaboración. </text:span></text:span></text:p>
      <text:p text:style-name="P24"><text:span text:style-name="Fuente_20_de_20_párrafo_20_predeter."><text:span text:style-name="T38">Usuario Cliente: este usuario puede registrarse en linea </text:span></text:span><text:span text:style-name="Fuente_20_de_20_párrafo_20_predeter."><text:span text:style-name="T41">al ingresar sus datos personales</text:span></text:span><text:span text:style-name="Fuente_20_de_20_párrafo_20_predeter."><text:span text:style-name="T38">, hacer pedidos, anular pedidos y leer información </text:span></text:span><text:span text:style-name="Fuente_20_de_20_párrafo_20_predeter."><text:span text:style-name="T41">de los productos del negocio. Si el cliente ingresar solamente deberá de ingresar su correo y contraseña</text:span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p text:style-name="P24"><text:span text:style-name="Fuente_20_de_20_párrafo_20_predeter."><text:span text:style-name="T41"/></text:span></text:p>
      <text:h text:style-name="Heading_20_3" text:outline-level="3"><text:bookmark-start text:name="__RefHeading__11100_1518129110"/><text:soft-page-break/><text:span text:style-name="Fuente_20_de_20_párrafo_20_predeter."><text:span text:style-name="T42">Gráfico: </text:span></text:span><text:bookmark-end text:name="__RefHeading__11100_1518129110"/></text:h>
      <text:p text:style-name="P22"><draw:rect text:anchor-type="paragraph" draw:z-index="0" draw:style-name="gr1" draw:text-style-name="P112" svg:width="3.645cm" svg:height="0.971cm" svg:x="6.537cm" svg:y="-0.226cm"><text:p text:style-name="P111"><text:span text:style-name="T93">Jefe</text:span></text:p></draw:rect><text:span text:style-name="Fuente_20_de_20_párrafo_20_predeter."><text:span text:style-name="T38"/></text:span></text:p>
      <text:p text:style-name="P22"><draw:line text:anchor-type="paragraph" draw:z-index="7" draw:style-name="gr3" draw:text-style-name="P111" svg:x1="8.331cm" svg:y1="0.014cm" svg:x2="8.428cm" svg:y2="3.9cm"><text:p/></draw:line><draw:line text:anchor-type="paragraph" draw:z-index="10" draw:style-name="gr5" draw:text-style-name="P111" svg:x1="9.402cm" svg:y1="0.014cm" svg:x2="9.427cm" svg:y2="4.143cm"><text:p/></draw:line><draw:rect text:anchor-type="paragraph" draw:z-index="19" draw:style-name="gr2" draw:text-style-name="P111" svg:width="1.184cm" svg:height="1.276cm" svg:x="6.731cm" svg:y="0.164cm"><text:p text:style-name="P111">Registro</text:p><text:p text:style-name="P111">De Usuario</text:p></draw:rect><text:span text:style-name="Fuente_20_de_20_párrafo_20_predeter."><text:span text:style-name="T38"/></text:span></text:p>
      <text:p text:style-name="P22"><draw:rect text:anchor-type="paragraph" draw:z-index="11" draw:style-name="gr2" draw:text-style-name="P111" svg:width="1.184cm" svg:height="1.276cm" svg:x="9.576cm" svg:y="0.374cm"><text:p text:style-name="P111">Escribir,</text:p><text:p text:style-name="P111">Leer y</text:p><text:p text:style-name="P111">Borrar</text:p><text:p text:style-name="P111">Datos</text:p><text:p text:style-name="P111"/></draw:rect><text:span text:style-name="Fuente_20_de_20_párrafo_20_predeter."><text:span text:style-name="T38"/></text:span></text:p>
      <text:p text:style-name="P22"><text:span text:style-name="Fuente_20_de_20_párrafo_20_predeter."><text:span text:style-name="T38"/></text:span></text:p>
      <text:p text:style-name="P22"><text:span text:style-name="Fuente_20_de_20_párrafo_20_predeter."><text:span text:style-name="T38"/></text:span></text:p>
      <text:p text:style-name="P22"><text:span text:style-name="Fuente_20_de_20_párrafo_20_predeter."><text:span text:style-name="T38"/></text:span></text:p>
      <text:p text:style-name="P22"><draw:ellipse text:anchor-type="paragraph" draw:z-index="1" draw:style-name="gr1" draw:text-style-name="P111" svg:width="4.077cm" svg:height="3.611cm" svg:x="6.384cm" svg:y="0.249cm"><text:p text:style-name="P111"><text:span text:style-name="T7">Automa</text:span><text:span text:style-name="T7">tizar La </text:span></text:p><text:p text:style-name="P111"><text:span text:style-name="T7">Adminis</text:span><text:span text:style-name="T7">tración </text:span><text:span text:style-name="T7">De</text:span></text:p><text:p text:style-name="P111"><text:span text:style-name="T7"><text:s/></text:span><text:span text:style-name="T7">La </text:span><text:span text:style-name="T7">Microe</text:span><text:span text:style-name="T7">mpresa</text:span></text:p><text:p text:style-name="P111"><text:span text:style-name="T7"><text:s/></text:span><text:span text:style-name="T7">Agrícol</text:span><text:span text:style-name="T7">a</text:span></text:p></draw:ellipse><draw:rect text:anchor-type="paragraph" draw:z-index="5" draw:style-name="gr2" draw:text-style-name="P111" svg:width="1.184cm" svg:height="1.276cm" svg:x="12.192cm" svg:y="0.139cm"><text:p text:style-name="P111">Registro</text:p><text:p text:style-name="P111">De Usuario</text:p></draw:rect><text:span text:style-name="Fuente_20_de_20_párrafo_20_predeter."><text:span text:style-name="T38"/></text:span></text:p>
      <text:p text:style-name="P22"><draw:rect text:anchor-type="paragraph" draw:z-index="15" draw:style-name="gr2" draw:text-style-name="P111" svg:width="1.184cm" svg:height="1.276cm" svg:x="3.187cm" svg:y="-0.235cm"><text:p text:style-name="P111">Reporte</text:p><text:p text:style-name="P111">Del Día </text:p><text:p text:style-name="P111">Ausencia</text:p></draw:rect><text:span text:style-name="Fuente_20_de_20_párrafo_20_predeter."><text:span text:style-name="T38"/></text:span></text:p>
      <text:p text:style-name="P22"><draw:rect text:anchor-type="paragraph" draw:z-index="3" draw:style-name="gr1" draw:text-style-name="P112" svg:width="3.645cm" svg:height="0.971cm" svg:x="-1.217cm" svg:y="0.31cm"><text:p text:style-name="P111"><text:span text:style-name="T93">Emplea</text:span><text:span text:style-name="T93">do</text:span></text:p></draw:rect><draw:line text:anchor-type="paragraph" draw:z-index="9" draw:style-name="gr4" draw:text-style-name="P111" svg:x1="10.53cm" svg:y1="-0.108cm" svg:x2="14.543cm" svg:y2="-0.18cm"><text:p/></draw:line><draw:rect text:anchor-type="paragraph" draw:z-index="2" draw:style-name="gr1" draw:text-style-name="P112" svg:width="3.645cm" svg:height="0.971cm" svg:x="14.543cm" svg:y="-0.18cm"><text:p text:style-name="P111"><text:span text:style-name="T93">Cliente</text:span></text:p></draw:rect><draw:line text:anchor-type="paragraph" draw:z-index="14" draw:style-name="gr3" draw:text-style-name="P111" svg:x1="2.427cm" svg:y1="0.443cm" svg:x2="6.383cm" svg:y2="0.443cm"><text:p/></draw:line><draw:line text:anchor-type="paragraph" draw:z-index="20" draw:style-name="gr6" draw:text-style-name="P111" svg:x1="14.543cm" svg:y1="0.295cm" svg:x2="10.46cm" svg:y2="0.366cm"><text:p/></draw:line><draw:rect text:anchor-type="paragraph" draw:z-index="21" draw:style-name="gr7" draw:text-style-name="P114" svg:width="4.896cm" svg:height="0.627cm" svg:x="10.199cm" svg:y="-0.18cm"><text:p text:style-name="P113"><text:span text:style-name="T94">Solicit</text:span><text:span text:style-name="T94">ud de </text:span><text:span text:style-name="T94">Pedid</text:span><text:span text:style-name="T94">os</text:span></text:p></draw:rect><text:span text:style-name="Fuente_20_de_20_párrafo_20_predeter."><text:span text:style-name="T38"/></text:span></text:p>
      <text:p text:style-name="P22"><draw:line text:anchor-type="paragraph" draw:z-index="8" draw:style-name="gr3" draw:text-style-name="P111" svg:x1="2.427cm" svg:y1="0.211cm" svg:x2="6.383cm" svg:y2="0.162cm"><text:p/></draw:line><draw:line text:anchor-type="paragraph" draw:z-index="16" draw:style-name="gr4" draw:text-style-name="P111" svg:x1="10.53cm" svg:y1="0.06cm" svg:x2="14.543cm" svg:y2="-0.012cm"><text:p/></draw:line><draw:rect text:anchor-type="paragraph" draw:z-index="18" draw:style-name="gr2" draw:text-style-name="P111" svg:width="1.184cm" svg:height="1.276cm" svg:x="3.341cm" svg:y="0.019cm"><text:p text:style-name="P111">Registro</text:p><text:p text:style-name="P111">De Usuario</text:p></draw:rect><draw:rect text:anchor-type="paragraph" draw:z-index="22" draw:style-name="gr7" draw:text-style-name="P114" svg:width="4.896cm" svg:height="0.627cm" svg:x="10.46cm" svg:y="-0.074cm"><text:p text:style-name="P113"><text:span text:style-name="T94">Anulac</text:span><text:span text:style-name="T94">ión de </text:span><text:span text:style-name="T94">Pedid</text:span><text:span text:style-name="T94">os</text:span></text:p></draw:rect><text:span text:style-name="Fuente_20_de_20_párrafo_20_predeter."><text:span text:style-name="T38"/></text:span></text:p>
      <text:p text:style-name="P22"><text:span text:style-name="Fuente_20_de_20_párrafo_20_predeter."><text:span text:style-name="T38"/></text:span></text:p>
      <text:p text:style-name="P22"><draw:line text:anchor-type="paragraph" draw:z-index="6" draw:style-name="gr3" draw:text-style-name="P111" svg:x1="8.437cm" svg:y1="5.11cm" svg:x2="8.437cm" svg:y2="0.208cm"><text:p/></draw:line><draw:line text:anchor-type="paragraph" draw:z-index="13" draw:style-name="gr5" draw:text-style-name="P111" svg:x1="7.763cm" svg:y1="5.16cm" svg:x2="7.763cm" svg:y2="0.258cm"><text:p/></draw:line><text:span text:style-name="Fuente_20_de_20_párrafo_20_predeter."><text:span text:style-name="T38"/></text:span></text:p>
      <text:p text:style-name="P20"><text:span text:style-name="Fuente_20_de_20_párrafo_20_predeter."><text:span text:style-name="T46"/></text:span></text:p>
      <text:p text:style-name="P22"><text:span text:style-name="Fuente_20_de_20_párrafo_20_predeter."><text:span text:style-name="T38"/></text:span></text:p>
      <text:p text:style-name="P23"><text:span text:style-name="Fuente_20_de_20_párrafo_20_predeter."><text:span text:style-name="T43"/></text:span></text:p>
      <text:p text:style-name="P22"><draw:rect text:anchor-type="paragraph" draw:z-index="17" draw:style-name="gr2" draw:text-style-name="P111" svg:width="1.184cm" svg:height="1.276cm" svg:x="9.114cm" svg:y="0.092cm"><text:p text:style-name="P111">Registro</text:p><text:p text:style-name="P111">De Usuario</text:p></draw:rect><text:span text:style-name="Fuente_20_de_20_párrafo_20_predeter."><text:span text:style-name="T38"/></text:span></text:p>
      <text:p text:style-name="P22"><draw:rect text:anchor-type="paragraph" draw:z-index="12" draw:style-name="gr2" draw:text-style-name="P111" svg:width="1.184cm" svg:height="1.276cm" svg:x="6.082cm" svg:y="-0.127cm"><text:p text:style-name="P111">Escribir,</text:p><text:p text:style-name="P111">Leer y</text:p><text:p text:style-name="P111">Borrar</text:p><text:p text:style-name="P111">Datos</text:p><text:p text:style-name="P111"/></draw:rect><text:span text:style-name="Fuente_20_de_20_párrafo_20_predeter."><text:span text:style-name="T38"/></text:span></text:p>
      <text:p text:style-name="P22"><text:span text:style-name="Fuente_20_de_20_párrafo_20_predeter."><text:span text:style-name="T38"/></text:span></text:p>
      <text:p text:style-name="P22"><draw:rect text:anchor-type="paragraph" draw:z-index="4" draw:style-name="gr1" draw:text-style-name="P112" svg:width="3.645cm" svg:height="0.971cm" svg:x="6.255cm" svg:y="0.155cm"><text:p text:style-name="P111"><text:span text:style-name="T93">Encarga</text:span><text:span text:style-name="T93">do </text:span></text:p></draw:rect><text:span text:style-name="Fuente_20_de_20_párrafo_20_predeter."><text:span text:style-name="T38"/></text:span></text:p>
      <text:p text:style-name="P22"><text:span text:style-name="Fuente_20_de_20_párrafo_20_predeter."><text:span text:style-name="T38"/></text:span></text:p>
      <text:p text:style-name="P22"><text:span text:style-name="Fuente_20_de_20_párrafo_20_predeter."><text:span text:style-name="T38"/></text:span></text:p>
      <text:p text:style-name="P82"/>
      <text:h text:style-name="P99" text:outline-level="2"><text:bookmark-start text:name="__RefHeading__11102_1518129110"/>2.3 Condiciones de funcionamiento<text:bookmark-end text:name="__RefHeading__11102_1518129110"/></text:h>
      <text:p text:style-name="P26"><text:span text:style-name="T20">CF-1: La aplicación de escritorio del sistema de Automatización de la Administración funcionara en los sistemas operativos de Windows XP, Vista, Seven <text:s/>y 2008, la parte web dirigida para los clientes con los siguientes navegadores Web: Mozilla Firefox, Internet Explorer, Opera, Safari y otros navegadores móviles <text:s/>que soporten el sistema.</text:span></text:p>
      <text:p text:style-name="P28"/>
      <text:p text:style-name="P26"><text:span text:style-name="T20">CF-2: El sistema de pedidos Cafeteria funcionará en un servidor de la plataforma www.000webhost.com/ </text:span></text:p>
      <text:p text:style-name="P28"/>
      <text:h text:style-name="P100" text:outline-level="2"><text:bookmark-start text:name="__RefHeading__11104_1518129110"/><text:soft-page-break/>2.4 Diseño e Implementación de restricciones<text:bookmark-end text:name="__RefHeading__11104_1518129110"/></text:h>
      <text:p text:style-name="P27"><text:span text:style-name="T20">DIR-1: El sistema utilizará la corriente del motor de base de datos Oracle </text:span><text:span text:style-name="T21">Database</text:span><text:span text:style-name="T20"> 11g </text:span><text:span text:style-name="T21">Express</text:span><text:span text:style-name="T20"> </text:span><text:span text:style-name="T21">Edition.</text:span></text:p>
      <text:p text:style-name="P27"><text:span text:style-name="T20">DIR-3: La aplicación de escritorio del sistema se realizara en lenguaje Java, y las aplicación web se utilizara lenguaje java, html, php, jsp.</text:span></text:p>
      <text:p text:style-name="P29">DIR4: El entorno de desarrollo utilizado sera el Eclipse SDK para el desarrollo de la aplicación de escritorio, y el entorno de desarrollo para la aplicación web se NetBeans IDE 7.1.1</text:p>
      <text:h text:style-name="P100" text:outline-level="2"><text:bookmark-start text:name="__RefHeading__11106_1518129110"/>2.5 <text:s/>Documentación de Usuario<text:bookmark-end text:name="__RefHeading__11106_1518129110"/></text:h>
      <text:p text:style-name="P35"><text:span text:style-name="Fuente_20_de_20_párrafo_20_predeter."><text:span text:style-name="T44">DU-1: El sistema proporcionará un sistema de ayuda para el usuario como los botenes de ayuda con indicaciones básicas de uso. </text:span></text:span></text:p>
      <text:p text:style-name="P36"><text:span text:style-name="Fuente_20_de_20_párrafo_20_predeter."><text:span text:style-name="T58">DU-2: El sistema ofrese un </text:span></text:span><text:span text:style-name="Fuente_20_de_20_párrafo_20_predeter."><text:span text:style-name="T59">tutorial</text:span></text:span><text:span text:style-name="Fuente_20_de_20_párrafo_20_predeter."><text:span text:style-name="T58"> con imágenes de la aplicación para detallar el funcionamiento de los módulos de la aplicación.</text:span></text:span></text:p>
      <text:h text:style-name="P100" text:outline-level="2"><text:bookmark-start text:name="__RefHeading__11108_1518129110"/>2.6 Suposiciones y Dependencias<text:bookmark-end text:name="__RefHeading__11108_1518129110"/></text:h>
      <text:p text:style-name="P36">D-1: <text:span text:style-name="T23">El sistema depende </text:span>conexión a la base de datos <text:span text:style-name="T23">para iniciar y durante su uso</text:span>. </text:p>
      <text:p text:style-name="P36"><text:bookmark-start text:name="__RefHeading__4901_1665027256"/>D-2: <text:span text:style-name="T63">El sistema solo puede haber un usuario administrador que tenga todo el acceso al sistema.</text:span><text:bookmark-end text:name="__RefHeading__4901_1665027256"/></text:p>
      <text:p text:style-name="P36"><text:bookmark-start text:name="__RefHeading__4903_1665027256"/>D-3: <text:span text:style-name="T63">Sistema es totalmente dependiente de </text:span><text:span text:style-name="T22">hardware</text:span><text:span text:style-name="T63"> de computación y sus otros dispositivos como el modem, impresora.</text:span><text:bookmark-end text:name="__RefHeading__4903_1665027256"/></text:p>
      <text:p text:style-name="P36"><text:bookmark-start text:name="__RefHeading__4905_1665027256"/>S-1: El sistema estará <text:span text:style-name="T63">habitado</text:span> las 24 horas para <text:span text:style-name="T63">los clientes.</text:span><text:bookmark-end text:name="__RefHeading__4905_1665027256"/></text:p>
      <text:p text:style-name="P37"><text:span text:style-name="T63">S-2:</text:span><text:span text:style-name="T25"> </text:span><text:span text:style-name="T26">El sistema </text:span><text:span text:style-name="T27">disponible para los usuarios de la empresa siempre y cuando el jefe lo permita.</text:span></text:p>
      <text:h text:style-name="Heading_20_1" text:outline-level="1"><text:bookmark-start text:name="__RefHeading__11110_1518129110"/><text:span text:style-name="Fuente_20_de_20_párrafo_20_predeter."><text:span text:style-name="T31">Características del sistema</text:span></text:span><text:bookmark-end text:name="__RefHeading__11110_1518129110"/></text:h>
      <text:h text:style-name="P100" text:outline-level="2"><text:bookmark-start text:name="__RefHeading__12053_415877285"/><text:span text:style-name="T13">3.</text:span><text:span text:style-name="T14">1</text:span><text:span text:style-name="T13"><text:tab/>Crear </text:span><text:span text:style-name="T15">Usuario </text:span><text:span text:style-name="T14">Administrador “</text:span><text:span text:style-name="T17">Jefe</text:span><text:span text:style-name="T14">”</text:span><text:bookmark-end text:name="__RefHeading__12053_415877285"/></text:h>
      <text:h text:style-name="P97" text:outline-level="3"><text:bookmark-start text:name="__RefHeading__4911_1665027256"/><text:span text:style-name="T13">3.</text:span><text:span text:style-name="T14">1</text:span><text:span text:style-name="T13">.1<text:tab/>Descripción y Prioridad</text:span><text:bookmark-end text:name="__RefHeading__4911_1665027256"/></text:h>
      <text:p text:style-name="P39">El sistema requiere un usuario administrador para que pueda utilizar el resto de la aplicación en su totalidad. </text:p>
      <text:p text:style-name="P80"/>
      <text:p text:style-name="P38">Prioridad = Alta.</text:p>
      <text:h text:style-name="P97" text:outline-level="3"><text:bookmark-start text:name="__RefHeading__4913_1665027256"/><text:soft-page-break/><text:span text:style-name="T13">3.</text:span><text:span text:style-name="T16">1</text:span><text:span text:style-name="T13">.2<text:tab/>Secuencia Estimulo/ Respuesta</text:span><text:bookmark-end text:name="__RefHeading__4913_1665027256"/></text:h>
      <text:p text:style-name="P38"><text:span text:style-name="T65">Estimulo: </text:span><text:span text:style-name="T68">El jefe inicia el sistema.</text:span></text:p>
      <text:p text:style-name="P38">Respuesta:El sistema muestra una pantalla con los <text:span text:style-name="T64">campos detallando la información requerida.</text:span></text:p>
      <text:p text:style-name="P38"><text:span text:style-name="T65">Estimulo:El </text:span><text:span text:style-name="T68">jefe</text:span><text:span text:style-name="T65"> rellena los campos y </text:span><text:span text:style-name="T69">hace clik en el botón siguiente.</text:span></text:p>
      <text:p text:style-name="P38">Respuesta:El sistema <text:span text:style-name="T77">muestra la aplicación principal de si mismo.</text:span></text:p>
      <text:h text:style-name="P97" text:outline-level="3"><text:bookmark-start text:name="__RefHeading__4915_1665027256"/><text:span text:style-name="T13">3.</text:span><text:span text:style-name="T16">1</text:span><text:span text:style-name="T13">.3<text:tab/></text:span><text:span text:style-name="T18">Requerimientos Funcionales</text:span><text:bookmark-end text:name="__RefHeading__4915_1665027256"/></text:h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0"><text:span text:style-name="T80">Inicio</text:span><text:span text:style-name="T66"> </text:span><text:span text:style-name="T65">: <text:s/></text:span><text:span text:style-name="T75">El jefe inicia la aplicación del sistema.</text:span></text:p>
            <text:p text:style-name="P41"><text:span text:style-name="T80">Inicio</text:span><text:span text:style-name="T65">:No: <text:s/></text:span><text:span text:style-name="T75">El jefe puede optar por cancelar a operación.</text:span></text:p>
          </table:table-cell>
        </table:table-row>
        <table:table-row table:style-name="Tabla3.1">
          <table:table-cell table:style-name="Tabla3.A2" office:value-type="string">
            <text:p text:style-name="P42">Registro: el jefe procede a ingresar todos los datos en los campas del formulario</text:p>
            <text:p text:style-name="P41"><text:span text:style-name="T79">Registro. No: </text:span><text:span text:style-name="T75">El jefe puede optar por cancelar </text:span><text:span text:style-name="T76">l</text:span><text:span text:style-name="T75">a operación y salir del sistema</text:span></text:p>
          </table:table-cell>
        </table:table-row>
        <table:table-row table:style-name="Tabla3.1">
          <table:table-cell table:style-name="Tabla3.A3" office:value-type="string">
            <text:p text:style-name="P41"><text:span text:style-name="T71">Hecho</text:span><text:span text:style-name="T70">: El sistema enviá la consulta para guardar </text:span><text:span text:style-name="T75">los datos del Jefe.</text:span></text:p>
            <text:p text:style-name="P41"><text:span text:style-name="T71">Hecho. Guardar: El sistema </text:span><text:span text:style-name="T70">muestra </text:span><text:span text:style-name="T75">la aplicación principal del sistema.</text:span></text:p>
            <text:p text:style-name="P43">Hecho. Error: El sistema muestra que sucedió un error y regresa al inicio de la operación. </text:p>
          </table:table-cell>
        </table:table-row>
      </table:table>
      <text:p text:style-name="P6"/>
      <text:h text:style-name="P100" text:outline-level="2"><text:bookmark-start text:name="__RefHeading__12055_415877285"/>3.<text:span text:style-name="T88">2 </text:span>Registrar un nuevo empleado.<text:bookmark-end text:name="__RefHeading__12055_415877285"/></text:h>
      <text:h text:style-name="P97" text:outline-level="3"><text:bookmark-start text:name="__RefHeading__12057_415877285"/><text:span text:style-name="T18">3.</text:span><text:span text:style-name="T19">2</text:span><text:span text:style-name="T18">.1<text:tab/>Descripción y Prioridad</text:span><text:bookmark-end text:name="__RefHeading__12057_415877285"/></text:h>
      <text:p text:style-name="P60">Se requiere registrar usuarios de tipo encargado y empleados al sistema.</text:p>
      <text:p text:style-name="P60">Preoridad = Alta </text:p>
      <text:h text:style-name="P97" text:outline-level="3"><text:bookmark-start text:name="__RefHeading__12059_415877285"/><text:span text:style-name="T7">3.</text:span><text:span text:style-name="T8">2</text:span><text:span text:style-name="T7">.2<text:tab/>Secuencia Estimulo/ Respuesta</text:span><text:bookmark-end text:name="__RefHeading__12059_415877285"/></text:h>
      <text:p text:style-name="P60">Estimulo: el jefe selecciona la opción de empleados</text:p>
      <text:p text:style-name="P66"><text:span text:style-name="T8">Respuesta: el sistemas </text:span><text:span text:style-name="T12">le muestra las opciones.</text:span></text:p>
      <text:p text:style-name="P66"><text:span text:style-name="T8">Estimulo: </text:span><text:span text:style-name="T12">el jefe opta por la opción de registra empleados</text:span></text:p>
      <text:p text:style-name="P66"><text:span text:style-name="T8">Respuesta: el sistema </text:span><text:span text:style-name="T12">le muestra el formulario para proceder con el registro de empleados.</text:span></text:p>
      <text:p text:style-name="P106"/>
      <text:p text:style-name="P106"/>
      <text:h text:style-name="P97" text:outline-level="3"><text:bookmark-start text:name="__RefHeading__12061_415877285"/><text:soft-page-break/><text:span text:style-name="T7">3.</text:span><text:span text:style-name="T8">2</text:span><text:span text:style-name="T7">.3<text:tab/>Requerimientos Funcionales</text:span><text:bookmark-end text:name="__RefHeading__12061_415877285"/></text:h>
      <text:p text:style-name="P6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4"><text:span text:style-name="T70">Ingreso</text:span><text:span text:style-name="T65">: El </text:span><text:span text:style-name="T70">jefe</text:span><text:span text:style-name="T67"> </text:span><text:span text:style-name="T70">ingresa en el s</text:span><text:span text:style-name="T65">istema</text:span></text:p>
            <text:p text:style-name="P44"><text:span text:style-name="T70">Ingreso</text:span><text:span text:style-name="T65">. No: El </text:span><text:span text:style-name="T70">jefe</text:span><text:span text:style-name="T65"> no puede acezar al sistema.</text:span></text:p>
          </table:table-cell>
        </table:table-row>
        <table:table-row table:style-name="Tabla4.1">
          <table:table-cell table:style-name="Tabla4.A1" office:value-type="string">
            <text:p text:style-name="P44"><text:span text:style-name="T65">Selecciona. </text:span><text:span text:style-name="T70">Empleados</text:span><text:span text:style-name="T65">: </text:span><text:span text:style-name="T70">El jefe selecciona el modulo de empleados.</text:span></text:p>
            <text:p text:style-name="P44"><text:span text:style-name="T65">Seleccionar. No: El </text:span><text:span text:style-name="T70">jefe</text:span><text:span text:style-name="T65"> puede </text:span><text:span text:style-name="T70">escoger</text:span><text:span text:style-name="T65">, entre realizar una operación </text:span><text:span text:style-name="T70">distinta</text:span><text:span text:style-name="T65"> o </text:span><text:span text:style-name="T70">cambiar</text:span><text:span text:style-name="T65"> </text:span><text:span text:style-name="T66">el modulo de </text:span><text:span text:style-name="T71">empleados.</text:span></text:p>
          </table:table-cell>
        </table:table-row>
        <table:table-row table:style-name="Tabla4.1">
          <table:table-cell table:style-name="Tabla4.A3" office:value-type="string">
            <text:p text:style-name="P44"><text:span text:style-name="T65">Usuario. </text:span><text:span text:style-name="T70">Registrar</text:span><text:span text:style-name="T65">: </text:span><text:span text:style-name="T70">El jefe ingresa los datos del empleado.</text:span></text:p>
            <text:p text:style-name="P44"><text:span text:style-name="T65">Usuario. </text:span><text:span text:style-name="T70">Crear: Una vez que los datos son ingresados el jefe hace clik en el botón registrar .</text:span></text:p>
            <text:p text:style-name="P52">Usuario. Crear. No: Si los datos no están ingresados se le solicitara rellenar todos los datos.</text:p>
            <text:p text:style-name="P52">Usuario. Confirmar: El sistema desplegá un dialogo para confirmar el registro del empleado.</text:p>
            <text:p text:style-name="P54">Usuario. Confirmar. No: El jefe tiene la opción de cancelar y hacer otra operación <text:s/></text:p>
          </table:table-cell>
        </table:table-row>
        <table:table-row table:style-name="Tabla4.1">
          <table:table-cell table:style-name="Tabla4.A3" office:value-type="string">
            <text:p text:style-name="P45"><text:span text:style-name="T71">Hecho</text:span><text:span text:style-name="T70">: El sistema enviá la consulta para guardar el nuevo empleado.</text:span></text:p>
            <text:p text:style-name="P45"><text:span text:style-name="T71">Hecho. Guardar: El sistema </text:span><text:span text:style-name="T70">muestra un mensaje de </text:span><text:span text:style-name="T71">registro</text:span><text:span text:style-name="T70"> exitos</text:span><text:span text:style-name="T71">o</text:span><text:span text:style-name="T70">.</text:span></text:p>
            <text:p text:style-name="P54">Hecho. Error: El sistema muestra que sucedió un error y regresa al inicio de la operación. </text:p>
          </table:table-cell>
        </table:table-row>
      </table:table>
      <text:p text:style-name="P7"/>
      <text:h text:style-name="P100" text:outline-level="2"><text:bookmark-start text:name="__RefHeading__8059_1630319410"/>3.3 Modificar una emplado.<text:bookmark-end text:name="__RefHeading__8059_1630319410"/></text:h>
      <text:h text:style-name="P97" text:outline-level="3"><text:bookmark-start text:name="__RefHeading__12063_415877285"/><text:span text:style-name="T7">3.</text:span><text:span text:style-name="T8">3</text:span><text:span text:style-name="T7">.1<text:tab/>Descripción y Prioridad</text:span><text:bookmark-end text:name="__RefHeading__12063_415877285"/></text:h>
      <text:p text:style-name="P67"><text:span text:style-name="T8">Se requiere </text:span><text:span text:style-name="T9">modificar</text:span><text:span text:style-name="T8"> usuarios de tipo encargado y empleados al sistema.</text:span></text:p>
      <text:p text:style-name="P61"><text:span text:style-name="T90">Prioridad</text:span> = Alta </text:p>
      <text:h text:style-name="P97" text:outline-level="3"><text:bookmark-start text:name="__RefHeading__12065_415877285"/><text:span text:style-name="T7">3.</text:span><text:span text:style-name="T8">3</text:span><text:span text:style-name="T7">.2<text:tab/>Secuencia Estimulo/ Respuesta</text:span><text:bookmark-end text:name="__RefHeading__12065_415877285"/></text:h>
      <text:p text:style-name="P67"><text:span text:style-name="T8">Estimulo: el jefe selecciona la opción de </text:span><text:span text:style-name="T9">editar empleados</text:span></text:p>
      <text:p text:style-name="P67"><text:span text:style-name="T8">Respuesta: el sistemas </text:span><text:span text:style-name="T12">le muestra las opciones.</text:span></text:p>
      <text:p text:style-name="P67"><text:span text:style-name="T8">Estimulo: </text:span><text:span text:style-name="T12">el jefe opta por la opción de </text:span><text:span text:style-name="T9">modificar empleado.</text:span></text:p>
      <text:p text:style-name="P67"><text:span text:style-name="T8">Respuesta: el sistema </text:span><text:span text:style-name="T12">le muestra el formulario para proceder </text:span><text:span text:style-name="T9">modificación de empl</text:span><text:span text:style-name="T10">e</text:span><text:span text:style-name="T9">ados</text:span><text:span text:style-name="T12">.</text:span></text:p>
      <text:p text:style-name="P107"/>
      <text:p text:style-name="P107"/>
      <text:h text:style-name="P97" text:outline-level="3"><text:bookmark-start text:name="__RefHeading__12067_415877285"/><text:soft-page-break/><text:span text:style-name="T7">3.</text:span><text:span text:style-name="T8">3.</text:span><text:span text:style-name="T7">3<text:tab/>Requerimientos Funcionales</text:span><text:bookmark-end text:name="__RefHeading__12067_415877285"/></text:h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5"><text:span text:style-name="T70">Ingreso</text:span><text:span text:style-name="T65">: El </text:span><text:span text:style-name="T70">jefe</text:span><text:span text:style-name="T67"> </text:span><text:span text:style-name="T70">ingresa en el s</text:span><text:span text:style-name="T65">istema</text:span></text:p>
            <text:p text:style-name="P45"><text:span text:style-name="T70">Ingreso</text:span><text:span text:style-name="T65">. No: El </text:span><text:span text:style-name="T70">jefe</text:span><text:span text:style-name="T65"> no puede acezar al sistema.</text:span></text:p>
          </table:table-cell>
        </table:table-row>
        <table:table-row table:style-name="Tabla2.1">
          <table:table-cell table:style-name="Tabla2.A1" office:value-type="string">
            <text:p text:style-name="P45"><text:span text:style-name="T65">Selecciona. </text:span><text:span text:style-name="T70">Empleados</text:span><text:span text:style-name="T65">: </text:span><text:span text:style-name="T70">El jefe selecciona el modulo de </text:span><text:span text:style-name="T71">editar empleados</text:span><text:span text:style-name="T70">.</text:span></text:p>
            <text:p text:style-name="P45"><text:span text:style-name="T65">Seleccionar. No: El </text:span><text:span text:style-name="T70">jefe</text:span><text:span text:style-name="T65"> puede </text:span><text:span text:style-name="T70">escoger</text:span><text:span text:style-name="T65">, entre realizar una operación </text:span><text:span text:style-name="T70">distinta</text:span><text:span text:style-name="T65"> o </text:span><text:span text:style-name="T70">cambiar</text:span><text:span text:style-name="T65"> </text:span><text:span text:style-name="T66">el modulo de </text:span><text:span text:style-name="T71">empleados.</text:span></text:p>
          </table:table-cell>
        </table:table-row>
        <table:table-row table:style-name="Tabla2.1">
          <table:table-cell table:style-name="Tabla2.A3" office:value-type="string">
            <text:p text:style-name="P45"><text:span text:style-name="T65">Usuario. </text:span><text:span text:style-name="T72">Ingresar Id</text:span><text:span text:style-name="T65">: </text:span><text:span text:style-name="T70">El jefe ingresa </text:span><text:span text:style-name="T72">el id</text:span><text:span text:style-name="T70">.</text:span></text:p>
            <text:p text:style-name="P57">Usuario. Obtener: El jefe selecciona el botón de obtener datos del empleado. </text:p>
            <text:p text:style-name="P46"><text:span text:style-name="T65">Usuario. </text:span><text:span text:style-name="T72">Obtener. No</text:span><text:span text:style-name="T70">: El jefe puede escoger, entre realizar una operación distinta o cambiar </text:span><text:span text:style-name="T66">el modulo de </text:span><text:span text:style-name="T71">empleados.</text:span></text:p>
          </table:table-cell>
        </table:table-row>
        <table:table-row table:style-name="Tabla2.1">
          <table:table-cell table:style-name="Tabla2.A3" office:value-type="string">
            <text:p text:style-name="P49">Usuario. Modificar: El jefe procede a <text:span text:style-name="T78">modificar los datos del empleado en los campos que ofrece el sistema.</text:span></text:p>
            <text:p text:style-name="P50"><text:span text:style-name="T78">Usuario. Modificar. NO: </text:span><text:span text:style-name="T73">El </text:span><text:span text:style-name="T70">jefe</text:span><text:span text:style-name="T73"> puede </text:span><text:span text:style-name="T70">escoger</text:span><text:span text:style-name="T73">, entre realizar una operación </text:span><text:span text:style-name="T70">distinta</text:span><text:span text:style-name="T73"> o </text:span><text:span text:style-name="T70">cambiar</text:span><text:span text:style-name="T73"> </text:span><text:span text:style-name="T66">el modulo de </text:span><text:span text:style-name="T71">empleados.</text:span></text:p>
          </table:table-cell>
        </table:table-row>
        <table:table-row table:style-name="Tabla2.1">
          <table:table-cell table:style-name="Tabla2.A3" office:value-type="string">
            <text:p text:style-name="P45"><text:span text:style-name="T71">Hecho</text:span><text:span text:style-name="T70">: El sistema enviá la consulta para </text:span><text:span text:style-name="T73">modificar</text:span><text:span text:style-name="T70"> el empleado.</text:span></text:p>
            <text:p text:style-name="P45"><text:span text:style-name="T71">Hecho. </text:span><text:span text:style-name="T73">Modificar</text:span><text:span text:style-name="T71">: El sistema </text:span><text:span text:style-name="T70">muestra un mensaje </text:span><text:span text:style-name="T73">modificación </text:span><text:span text:style-name="T70">exitos</text:span><text:span text:style-name="T73">a.</text:span></text:p>
            <text:p text:style-name="P54">Hecho. Error: El sistema muestra que sucedió un error y regresa al inicio de la operación. </text:p>
          </table:table-cell>
        </table:table-row>
      </table:table>
      <text:p text:style-name="P11"/>
      <text:h text:style-name="P101" text:outline-level="2"><text:bookmark-start text:name="__RefHeading__8061_1630319410"/>3.4 Eliminar un empleado.<text:bookmark-end text:name="__RefHeading__8061_1630319410"/></text:h>
      <text:h text:style-name="P98" text:outline-level="3"><text:bookmark-start text:name="__RefHeading__12069_415877285"/>3.<text:span text:style-name="T91">4</text:span>.1<text:tab/>Descripción y Prioridad<text:bookmark-end text:name="__RefHeading__12069_415877285"/></text:h>
      <text:p text:style-name="P68"><text:span text:style-name="T8">Se requiere </text:span><text:span text:style-name="T10">eliminar </text:span><text:span text:style-name="T8">usuarios de tipo encargado y empleados al sistema.</text:span></text:p>
      <text:p text:style-name="P110"><text:span text:style-name="T90">Prioridad</text:span> = Alta </text:p>
      <text:h text:style-name="P98" text:outline-level="3"><text:bookmark-start text:name="__RefHeading__12071_415877285"/>3.<text:span text:style-name="T91">4</text:span>.2<text:tab/>Secuencia Estimulo/ Respuesta<text:bookmark-end text:name="__RefHeading__12071_415877285"/></text:h>
      <text:p text:style-name="P68"><text:span text:style-name="T8">Estimulo: el jefe selecciona la opción de </text:span><text:span text:style-name="T9">editar empleados</text:span></text:p>
      <text:p text:style-name="P68"><text:span text:style-name="T8">Respuesta: el sistemas </text:span><text:span text:style-name="T12">le muestra las opciones.</text:span></text:p>
      <text:p text:style-name="P68"><text:span text:style-name="T8">Estimulo: </text:span><text:span text:style-name="T12">el jefe opta por la opción de </text:span><text:span text:style-name="T10">eliminar </text:span><text:span text:style-name="T9">empleado.</text:span></text:p>
      <text:p text:style-name="P68"><text:span text:style-name="T8">Respuesta: el sistema </text:span><text:span text:style-name="T12">le muestra el formulario para proceder </text:span><text:span text:style-name="T10">a elimnar</text:span><text:span text:style-name="T9"> de empl</text:span><text:span text:style-name="T10">e</text:span><text:span text:style-name="T9">ados</text:span><text:span text:style-name="T12">.</text:span></text:p>
      <text:p text:style-name="P108"/>
      <text:h text:style-name="P97" text:outline-level="3"><text:bookmark-start text:name="__RefHeading__12073_415877285"/><text:soft-page-break/><text:span text:style-name="T7">3.</text:span><text:span text:style-name="T8">4.</text:span><text:span text:style-name="T7">3<text:tab/>Requerimientos Funcionales</text:span><text:bookmark-end text:name="__RefHeading__12073_415877285"/></text:h>
      <text:p text:style-name="P6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7"><text:span text:style-name="T70">Ingreso</text:span><text:span text:style-name="T65">: El </text:span><text:span text:style-name="T70">jefe</text:span><text:span text:style-name="T67"> </text:span><text:span text:style-name="T70">ingresa en el s</text:span><text:span text:style-name="T65">istema</text:span></text:p>
            <text:p text:style-name="P47"><text:span text:style-name="T70">Ingreso</text:span><text:span text:style-name="T65">. No: El </text:span><text:span text:style-name="T70">jefe</text:span><text:span text:style-name="T65"> no puede acezar al sistema.</text:span></text:p>
          </table:table-cell>
        </table:table-row>
        <table:table-row table:style-name="Tabla5.1">
          <table:table-cell table:style-name="Tabla5.A1" office:value-type="string">
            <text:p text:style-name="P47"><text:span text:style-name="T65">Selecciona. </text:span><text:span text:style-name="T70">Empleados</text:span><text:span text:style-name="T65">: </text:span><text:span text:style-name="T70">El jefe selecciona el modulo de </text:span><text:span text:style-name="T73">eliminar </text:span><text:span text:style-name="T71">empleados</text:span><text:span text:style-name="T70">.</text:span></text:p>
            <text:p text:style-name="P47"><text:span text:style-name="T65">Seleccionar. No: El </text:span><text:span text:style-name="T70">jefe</text:span><text:span text:style-name="T65"> puede </text:span><text:span text:style-name="T70">escoger</text:span><text:span text:style-name="T65">, entre realizar una operación </text:span><text:span text:style-name="T70">distinta</text:span><text:span text:style-name="T65"> o </text:span><text:span text:style-name="T70">cambiar</text:span><text:span text:style-name="T65"> </text:span><text:span text:style-name="T66">el modulo de </text:span><text:span text:style-name="T71">empleados.</text:span></text:p>
          </table:table-cell>
        </table:table-row>
        <table:table-row table:style-name="Tabla5.1">
          <table:table-cell table:style-name="Tabla5.A3" office:value-type="string">
            <text:p text:style-name="P47"><text:span text:style-name="T65">Usuario. </text:span><text:span text:style-name="T72">Ingresar Id</text:span><text:span text:style-name="T65">: </text:span><text:span text:style-name="T70">El jefe ingresa </text:span><text:span text:style-name="T72">el id</text:span><text:span text:style-name="T70">.</text:span></text:p>
            <text:p text:style-name="P58">Usuario. <text:span text:style-name="T78">Confirmar</text:span>: El jefe selecciona el botón de <text:span text:style-name="T78">eliminar</text:span>. </text:p>
            <text:p text:style-name="P47"><text:span text:style-name="T65">Usuario. </text:span><text:span text:style-name="T72">Obtener. No</text:span><text:span text:style-name="T70">: El jefe puede escoger, entre realizar una operación distinta o cambiar </text:span><text:span text:style-name="T66">el modulo de </text:span><text:span text:style-name="T71">empleados.</text:span></text:p>
          </table:table-cell>
        </table:table-row>
        <table:table-row table:style-name="Tabla5.1">
          <table:table-cell table:style-name="Tabla5.A3" office:value-type="string">
            <text:p text:style-name="P50">Usuario. <text:span text:style-name="T78">Eliminar</text:span>: El jefe procede a <text:span text:style-name="T78">eliminar los datos del empleado.</text:span></text:p>
            <text:p text:style-name="P50"><text:span text:style-name="T78">Usuario. Eliminar. NO: </text:span><text:span text:style-name="T73">El </text:span><text:span text:style-name="T70">jefe</text:span><text:span text:style-name="T73"> puede </text:span><text:span text:style-name="T70">escoger</text:span><text:span text:style-name="T73">, entre realizar una operación </text:span><text:span text:style-name="T70">distinta</text:span><text:span text:style-name="T73"> o </text:span><text:span text:style-name="T70">cambiar</text:span><text:span text:style-name="T73"> </text:span><text:span text:style-name="T66">el modulo de </text:span><text:span text:style-name="T71">empleados.</text:span></text:p>
          </table:table-cell>
        </table:table-row>
        <table:table-row table:style-name="Tabla5.1">
          <table:table-cell table:style-name="Tabla5.A3" office:value-type="string">
            <text:p text:style-name="P47"><text:span text:style-name="T71">Hecho</text:span><text:span text:style-name="T70">: El sistema enviá la consulta para </text:span><text:span text:style-name="T73">eliminar</text:span><text:span text:style-name="T70"> el empleado </text:span><text:span text:style-name="T73">del sistema</text:span><text:span text:style-name="T70">.</text:span></text:p>
            <text:p text:style-name="P47"><text:span text:style-name="T71">Hecho. </text:span><text:span text:style-name="T73">Eliminar</text:span><text:span text:style-name="T71">: El sistema </text:span><text:span text:style-name="T70">muestra un mensaje </text:span><text:span text:style-name="T73">borrado exitoso.</text:span></text:p>
            <text:p text:style-name="P55">Hecho. Error: El sistema muestra que sucedió un error y regresa al inicio de la operación. </text:p>
          </table:table-cell>
        </table:table-row>
      </table:table>
      <text:p text:style-name="P8"/>
      <text:h text:style-name="P100" text:outline-level="2"><text:bookmark-start text:name="__RefHeading__8063_1630319410"/>3.5 Registrar artículos <text:bookmark-end text:name="__RefHeading__8063_1630319410"/></text:h>
      <text:h text:style-name="P97" text:outline-level="3"><text:bookmark-start text:name="__RefHeading__12075_415877285"/><text:span text:style-name="T7">3.</text:span><text:span text:style-name="T10">5</text:span><text:span text:style-name="T7">.1<text:tab/>Descripción y Prioridad</text:span><text:bookmark-end text:name="__RefHeading__12075_415877285"/></text:h>
      <text:p text:style-name="P62">Se requiere registrar <text:span text:style-name="T78">artículos de la bodega para el inventario</text:span> al sistema.</text:p>
      <text:p text:style-name="P62"><text:span text:style-name="T90">Prioridad</text:span> = Alta </text:p>
      <text:h text:style-name="P97" text:outline-level="3"><text:bookmark-start text:name="__RefHeading__12077_415877285"/><text:span text:style-name="T7">3.</text:span><text:span text:style-name="T10">5</text:span><text:span text:style-name="T7">.2<text:tab/>Secuencia Estimulo/ Respuesta</text:span><text:bookmark-end text:name="__RefHeading__12077_415877285"/></text:h>
      <text:p text:style-name="P62">Estimulo: el jefe selecciona la opción de <text:span text:style-name="T78">inventario</text:span></text:p>
      <text:p text:style-name="P68"><text:span text:style-name="T8">Respuesta: el sistemas </text:span><text:span text:style-name="T12">le muestra las opciones.</text:span></text:p>
      <text:p text:style-name="P68"><text:span text:style-name="T8">Estimulo: </text:span><text:span text:style-name="T12">el jefe opta por la opción de registra </text:span><text:span text:style-name="T10">articulo</text:span></text:p>
      <text:p text:style-name="P68"><text:span text:style-name="T8">Respuesta: el sistema </text:span><text:span text:style-name="T12">le muestra el formulario para proceder con el registro de </text:span><text:span text:style-name="T10">artículos</text:span><text:span text:style-name="T12">.</text:span></text:p>
      <text:p text:style-name="P108"/>
      <text:h text:style-name="P97" text:outline-level="3"><text:bookmark-start text:name="__RefHeading__12079_415877285"/><text:soft-page-break/><text:span text:style-name="T7">3.</text:span><text:span text:style-name="T10">5</text:span><text:span text:style-name="T7">.3<text:tab/>Requerimientos Funcionales</text:span><text:bookmark-end text:name="__RefHeading__12079_415877285"/></text:h>
      <text:p text:style-name="P65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7"><text:span text:style-name="T70">Ingreso</text:span><text:span text:style-name="T65">: El </text:span><text:span text:style-name="T70">jefe</text:span><text:span text:style-name="T67"> </text:span><text:span text:style-name="T70">ingresa en el s</text:span><text:span text:style-name="T65">istema</text:span></text:p>
            <text:p text:style-name="P47"><text:span text:style-name="T70">Ingreso</text:span><text:span text:style-name="T65">. No: El </text:span><text:span text:style-name="T70">jefe</text:span><text:span text:style-name="T65"> no puede acezar al sistema.</text:span></text:p>
          </table:table-cell>
        </table:table-row>
        <table:table-row table:style-name="Tabla6.1">
          <table:table-cell table:style-name="Tabla6.A1" office:value-type="string">
            <text:p text:style-name="P47"><text:span text:style-name="T65">Selecciona. </text:span><text:span text:style-name="T73">Artículo</text:span><text:span text:style-name="T65">: </text:span><text:span text:style-name="T70">El jefe selecciona el modulo de </text:span><text:span text:style-name="T73">inventario</text:span><text:span text:style-name="T70">.</text:span></text:p>
            <text:p text:style-name="P47"><text:span text:style-name="T65">Seleccionar. No: El </text:span><text:span text:style-name="T70">jefe</text:span><text:span text:style-name="T65"> puede </text:span><text:span text:style-name="T70">escoger</text:span><text:span text:style-name="T65">, entre realizar una operación </text:span><text:span text:style-name="T70">distinta</text:span><text:span text:style-name="T65"> o </text:span><text:span text:style-name="T70">cambiar</text:span><text:span text:style-name="T65"> </text:span><text:span text:style-name="T66">el modulo de </text:span><text:span text:style-name="T73">artículos</text:span><text:span text:style-name="T71">.</text:span></text:p>
          </table:table-cell>
        </table:table-row>
        <table:table-row table:style-name="Tabla6.1">
          <table:table-cell table:style-name="Tabla6.A3" office:value-type="string">
            <text:p text:style-name="P47"><text:span text:style-name="T65">Usuario. </text:span><text:span text:style-name="T70">Registrar</text:span><text:span text:style-name="T65">: </text:span><text:span text:style-name="T70">El jefe ingresa los datos del </text:span><text:span text:style-name="T73">articulo</text:span><text:span text:style-name="T70">.</text:span></text:p>
            <text:p text:style-name="P47"><text:span text:style-name="T65">Usuario. </text:span><text:span text:style-name="T70">Crear: Una vez que los datos son ingresados el jefe hace clik en el botón registrar .</text:span></text:p>
            <text:p text:style-name="P53">Usuario. Crear. No: Si los datos no están ingresados se le solicitara rellenar todos los datos.</text:p>
            <text:p text:style-name="P53">Usuario. Confirmar: El sistema desplegá un dialogo para confirmar el registro del <text:span text:style-name="T78">artículo</text:span>.</text:p>
            <text:p text:style-name="P55">Usuario. Confirmar. No: El jefe tiene la opción de cancelar y hacer otra operación <text:s/></text:p>
          </table:table-cell>
        </table:table-row>
        <table:table-row table:style-name="Tabla6.1">
          <table:table-cell table:style-name="Tabla6.A3" office:value-type="string">
            <text:p text:style-name="P47"><text:span text:style-name="T71">Hecho</text:span><text:span text:style-name="T70">: El sistema enviá la consulta para guardar el nuevo </text:span><text:span text:style-name="T73">artículo</text:span><text:span text:style-name="T70">.</text:span></text:p>
            <text:p text:style-name="P47"><text:span text:style-name="T71">Hecho. Guardar: El sistema </text:span><text:span text:style-name="T70">muestra un mensaje de </text:span><text:span text:style-name="T71">registro</text:span><text:span text:style-name="T70"> exitos</text:span><text:span text:style-name="T71">o</text:span><text:span text:style-name="T70">.</text:span></text:p>
            <text:p text:style-name="P55">Hecho. Error: El sistema muestra que sucedió un error y regresa al inicio de la operación. </text:p>
          </table:table-cell>
        </table:table-row>
      </table:table>
      <text:p text:style-name="P10"/>
      <text:h text:style-name="P100" text:outline-level="2"><text:bookmark-start text:name="__RefHeading__8065_1630319410"/>3.6 Modificar artículos<text:bookmark-end text:name="__RefHeading__8065_1630319410"/></text:h>
      <text:h text:style-name="P97" text:outline-level="3"><text:bookmark-start text:name="__RefHeading__12081_415877285"/><text:span text:style-name="T7">3.</text:span><text:span text:style-name="T10">6</text:span><text:span text:style-name="T7">.1<text:tab/>Descripción y Prioridad</text:span><text:bookmark-end text:name="__RefHeading__12081_415877285"/></text:h>
      <text:p text:style-name="P68"><text:span text:style-name="T8">Se requiere </text:span><text:span text:style-name="T9">modificar</text:span><text:span text:style-name="T8"> </text:span><text:span text:style-name="T10">artículos</text:span><text:span text:style-name="T8"> </text:span><text:span text:style-name="T10">del</text:span><text:span text:style-name="T8"> sistema.</text:span></text:p>
      <text:p text:style-name="P62"><text:span text:style-name="T90">Prioridad</text:span> = Alta </text:p>
      <text:h text:style-name="P97" text:outline-level="3"><text:bookmark-start text:name="__RefHeading__12083_415877285"/><text:span text:style-name="T7">3.</text:span><text:span text:style-name="T10">6</text:span><text:span text:style-name="T7">.2<text:tab/>Secuencia Estimulo/ Respuesta</text:span><text:bookmark-end text:name="__RefHeading__12083_415877285"/></text:h>
      <text:p text:style-name="P68"><text:span text:style-name="T8">Estimulo: el jefe selecciona la opción de </text:span><text:span text:style-name="T9">editar </text:span><text:span text:style-name="T10">articulos</text:span></text:p>
      <text:p text:style-name="P68"><text:span text:style-name="T8">Respuesta: el sistemas </text:span><text:span text:style-name="T12">le muestra las opciones.</text:span></text:p>
      <text:p text:style-name="P68"><text:span text:style-name="T8">Estimulo: </text:span><text:span text:style-name="T12">el jefe opta por la opción de </text:span><text:span text:style-name="T9">modificar </text:span><text:span text:style-name="T10">artículo</text:span><text:span text:style-name="T9">.</text:span></text:p>
      <text:p text:style-name="P68"><text:span text:style-name="T8">Respuesta: el sistema </text:span><text:span text:style-name="T12">le muestra el formulario para proceder </text:span><text:span text:style-name="T9">modificación de </text:span><text:span text:style-name="T10">artículos</text:span><text:span text:style-name="T12">.</text:span></text:p>
      <text:p text:style-name="P108"/>
      <text:p text:style-name="P108"/>
      <text:h text:style-name="P97" text:outline-level="3"><text:bookmark-start text:name="__RefHeading__12085_415877285"/><text:soft-page-break/><text:span text:style-name="T7">3.</text:span><text:span text:style-name="T10">6.</text:span><text:span text:style-name="T7">3<text:tab/>Requerimientos Funcionales</text:span><text:bookmark-end text:name="__RefHeading__12085_415877285"/></text:h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7"><text:span text:style-name="T70">Ingreso</text:span><text:span text:style-name="T65">: El </text:span><text:span text:style-name="T70">jefe</text:span><text:span text:style-name="T67"> </text:span><text:span text:style-name="T70">ingresa en el s</text:span><text:span text:style-name="T65">istema</text:span></text:p>
            <text:p text:style-name="P47"><text:span text:style-name="T70">Ingreso</text:span><text:span text:style-name="T65">. No: El </text:span><text:span text:style-name="T70">jefe</text:span><text:span text:style-name="T65"> no puede acezar al sistema.</text:span></text:p>
          </table:table-cell>
        </table:table-row>
        <table:table-row table:style-name="Tabla7.1">
          <table:table-cell table:style-name="Tabla7.A1" office:value-type="string">
            <text:p text:style-name="P47"><text:span text:style-name="T65">Selecciona. </text:span><text:span text:style-name="T70">Empleados</text:span><text:span text:style-name="T65">: </text:span><text:span text:style-name="T70">El jefe selecciona el modulo de </text:span><text:span text:style-name="T71">editar </text:span><text:span text:style-name="T73">articulos</text:span><text:span text:style-name="T70">.</text:span></text:p>
            <text:p text:style-name="P47"><text:span text:style-name="T65">Seleccionar. No: El </text:span><text:span text:style-name="T70">jefe</text:span><text:span text:style-name="T65"> puede </text:span><text:span text:style-name="T70">escoger</text:span><text:span text:style-name="T65">, entre realizar una operación </text:span><text:span text:style-name="T70">distinta</text:span><text:span text:style-name="T65"> o </text:span><text:span text:style-name="T70">cambiar</text:span><text:span text:style-name="T65"> </text:span><text:span text:style-name="T66">el modulo de </text:span><text:span text:style-name="T73">artículos</text:span><text:span text:style-name="T71">.</text:span></text:p>
          </table:table-cell>
        </table:table-row>
        <table:table-row table:style-name="Tabla7.1">
          <table:table-cell table:style-name="Tabla7.A3" office:value-type="string">
            <text:p text:style-name="P47"><text:span text:style-name="T65">Usuario. </text:span><text:span text:style-name="T72">Ingresar Id</text:span><text:span text:style-name="T65">: </text:span><text:span text:style-name="T70">El jefe ingresa </text:span><text:span text:style-name="T72">el id</text:span><text:span text:style-name="T70">.</text:span></text:p>
            <text:p text:style-name="P58">Usuario. Obtener: El jefe selecciona el botón de obtener datos del empleado. </text:p>
            <text:p text:style-name="P47"><text:span text:style-name="T65">Usuario. </text:span><text:span text:style-name="T72">Obtener. No</text:span><text:span text:style-name="T70">: El jefe puede escoger, entre realizar una operación distinta o cambiar </text:span><text:span text:style-name="T66">el modulo de </text:span><text:span text:style-name="T71">empleados.</text:span></text:p>
          </table:table-cell>
        </table:table-row>
        <table:table-row table:style-name="Tabla7.1">
          <table:table-cell table:style-name="Tabla7.A3" office:value-type="string">
            <text:p text:style-name="P50">Usuario. Modificar: El jefe procede a <text:span text:style-name="T78">modificar los datos del articulo en los campos que ofrece el sistema.</text:span></text:p>
            <text:p text:style-name="P50"><text:span text:style-name="T78">Usuario. Modificar. NO: </text:span><text:span text:style-name="T73">El </text:span><text:span text:style-name="T70">jefe</text:span><text:span text:style-name="T73"> puede </text:span><text:span text:style-name="T70">escoger</text:span><text:span text:style-name="T73">, entre realizar una operación </text:span><text:span text:style-name="T70">distinta</text:span><text:span text:style-name="T73"> o </text:span><text:span text:style-name="T70">cambiar</text:span><text:span text:style-name="T73"> </text:span><text:span text:style-name="T66">el modulo de </text:span><text:span text:style-name="T74">inventario</text:span><text:span text:style-name="T71">.</text:span></text:p>
          </table:table-cell>
        </table:table-row>
        <table:table-row table:style-name="Tabla7.1">
          <table:table-cell table:style-name="Tabla7.A3" office:value-type="string">
            <text:p text:style-name="P47"><text:span text:style-name="T71">Hecho</text:span><text:span text:style-name="T70">: El sistema enviá la consulta para </text:span><text:span text:style-name="T73">modificar</text:span><text:span text:style-name="T70"> el </text:span><text:span text:style-name="T74">artículo</text:span><text:span text:style-name="T70">. </text:span></text:p>
            <text:p text:style-name="P47"><text:span text:style-name="T71">Hecho. </text:span><text:span text:style-name="T73">Modificar</text:span><text:span text:style-name="T71">: El sistema </text:span><text:span text:style-name="T70">muestra un mensaje </text:span><text:span text:style-name="T73">modificación </text:span><text:span text:style-name="T70">exitos</text:span><text:span text:style-name="T73">a.</text:span></text:p>
            <text:p text:style-name="P55">Hecho. Error: El sistema muestra que sucedió un error y regresa al inicio de la operación. </text:p>
          </table:table-cell>
        </table:table-row>
      </table:table>
      <text:p text:style-name="P8"/>
      <text:h text:style-name="P100" text:outline-level="2"><text:bookmark-start text:name="__RefHeading__8067_1630319410"/>3.7 Eliminar articulo.<text:bookmark-end text:name="__RefHeading__8067_1630319410"/></text:h>
      <text:h text:style-name="P97" text:outline-level="3"><text:bookmark-start text:name="__RefHeading__12087_415877285"/><text:span text:style-name="T7">3.</text:span><text:span text:style-name="T11">7</text:span><text:span text:style-name="T7">.1<text:tab/>Descripción y Prioridad</text:span><text:bookmark-end text:name="__RefHeading__12087_415877285"/></text:h>
      <text:p text:style-name="P69"><text:span text:style-name="T8">Se requiere </text:span><text:span text:style-name="T10">eliminar </text:span><text:span text:style-name="T11">artículos del</text:span><text:span text:style-name="T8"> sistema.</text:span></text:p>
      <text:p text:style-name="P63"><text:span text:style-name="T92">Prioridad</text:span> = Alta </text:p>
      <text:h text:style-name="P97" text:outline-level="3"><text:bookmark-start text:name="__RefHeading__12089_415877285"/><text:span text:style-name="T7">3.</text:span><text:span text:style-name="T11">7</text:span><text:span text:style-name="T7">.2<text:tab/>Secuencia Estimulo/ Respuesta</text:span><text:bookmark-end text:name="__RefHeading__12089_415877285"/></text:h>
      <text:p text:style-name="P69"><text:span text:style-name="T8">Estimulo: el jefe selecciona la opción de </text:span><text:span text:style-name="T9">editar empleados</text:span></text:p>
      <text:p text:style-name="P69"><text:span text:style-name="T8">Respuesta: el sistemas </text:span><text:span text:style-name="T12">le muestra las opciones.</text:span></text:p>
      <text:p text:style-name="P69"><text:span text:style-name="T8">Estimulo: </text:span><text:span text:style-name="T12">el jefe opta por la opción de </text:span><text:span text:style-name="T10">eliminar </text:span><text:span text:style-name="T9">empleado.</text:span></text:p>
      <text:p text:style-name="P69"><text:span text:style-name="T8">Respuesta: el sistema </text:span><text:span text:style-name="T12">le muestra el formulario para proceder </text:span><text:span text:style-name="T10">a elimnar</text:span><text:span text:style-name="T9"> de empl</text:span><text:span text:style-name="T10">e</text:span><text:span text:style-name="T9">ados</text:span><text:span text:style-name="T12">.</text:span></text:p>
      <text:p text:style-name="P109"/>
      <text:h text:style-name="P97" text:outline-level="3"><text:bookmark-start text:name="__RefHeading__12091_415877285"/><text:soft-page-break/><text:span text:style-name="T7">3.</text:span><text:span text:style-name="T11">7</text:span><text:span text:style-name="T8">.</text:span><text:span text:style-name="T7">3<text:tab/>Requerimientos Funcionales</text:span><text:bookmark-end text:name="__RefHeading__12091_415877285"/>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48"><text:span text:style-name="T70">Ingreso</text:span><text:span text:style-name="T65">: El </text:span><text:span text:style-name="T70">jefe</text:span><text:span text:style-name="T67"> </text:span><text:span text:style-name="T70">ingresa en el s</text:span><text:span text:style-name="T65">istema</text:span></text:p>
            <text:p text:style-name="P48"><text:span text:style-name="T70">Ingreso</text:span><text:span text:style-name="T65">. No: El </text:span><text:span text:style-name="T70">jefe</text:span><text:span text:style-name="T65"> no puede acezar al sistema.</text:span></text:p>
          </table:table-cell>
        </table:table-row>
        <table:table-row table:style-name="Tabla8.1">
          <table:table-cell table:style-name="Tabla8.A1" office:value-type="string">
            <text:p text:style-name="P48"><text:span text:style-name="T65">Selecciona. </text:span><text:span text:style-name="T70">Empleados</text:span><text:span text:style-name="T65">: </text:span><text:span text:style-name="T70">El jefe selecciona el modulo de </text:span><text:span text:style-name="T73">elimina</text:span><text:span text:style-name="T75">r artículos</text:span><text:span text:style-name="T70">.</text:span></text:p>
            <text:p text:style-name="P48"><text:span text:style-name="T65">Seleccionar. No: El </text:span><text:span text:style-name="T70">jefe</text:span><text:span text:style-name="T65"> puede </text:span><text:span text:style-name="T70">escoger</text:span><text:span text:style-name="T65">, entre realizar una operación </text:span><text:span text:style-name="T70">distinta</text:span><text:span text:style-name="T65"> o </text:span><text:span text:style-name="T70">cambiar</text:span><text:span text:style-name="T65"> </text:span><text:span text:style-name="T66">el modulo de </text:span><text:span text:style-name="T71">empleados.</text:span></text:p>
          </table:table-cell>
        </table:table-row>
        <table:table-row table:style-name="Tabla8.1">
          <table:table-cell table:style-name="Tabla8.A3" office:value-type="string">
            <text:p text:style-name="P48"><text:span text:style-name="T65">Usuario. </text:span><text:span text:style-name="T72">Ingresar Id</text:span><text:span text:style-name="T65">: </text:span><text:span text:style-name="T70">El jefe ingresa </text:span><text:span text:style-name="T72">el </text:span><text:span text:style-name="T75">código del artículo</text:span><text:span text:style-name="T70">.</text:span></text:p>
            <text:p text:style-name="P59">Usuario. <text:span text:style-name="T78">Confirmar</text:span>: El jefe selecciona el botón de <text:span text:style-name="T78">eliminar</text:span>. </text:p>
            <text:p text:style-name="P48"><text:span text:style-name="T65">Usuario. </text:span><text:span text:style-name="T72">Obtener. No</text:span><text:span text:style-name="T70">: El jefe puede escoger, entre realizar una operación distinta o cambiar </text:span><text:span text:style-name="T66">el modulo de </text:span><text:span text:style-name="T75">inventario</text:span><text:span text:style-name="T71">.</text:span></text:p>
          </table:table-cell>
        </table:table-row>
        <table:table-row table:style-name="Tabla8.1">
          <table:table-cell table:style-name="Tabla8.A3" office:value-type="string">
            <text:p text:style-name="P51">Usuario. <text:span text:style-name="T78">Eliminar</text:span>: El jefe procede a <text:span text:style-name="T78">eliminar los datos del artículo.</text:span></text:p>
            <text:p text:style-name="P51"><text:span text:style-name="T78">Usuario. Eliminar. NO: </text:span><text:span text:style-name="T73">El </text:span><text:span text:style-name="T70">jefe</text:span><text:span text:style-name="T73"> puede </text:span><text:span text:style-name="T70">escoger</text:span><text:span text:style-name="T73">, entre realizar una operación </text:span><text:span text:style-name="T70">distinta</text:span><text:span text:style-name="T73"> o </text:span><text:span text:style-name="T70">cambiar</text:span><text:span text:style-name="T73"> </text:span><text:span text:style-name="T66">el modulo de </text:span><text:span text:style-name="T71">empleados.</text:span></text:p>
          </table:table-cell>
        </table:table-row>
        <table:table-row table:style-name="Tabla8.1">
          <table:table-cell table:style-name="Tabla8.A3" office:value-type="string">
            <text:p text:style-name="P48"><text:span text:style-name="T71">Hecho</text:span><text:span text:style-name="T70">: El sistema enviá la consulta para </text:span><text:span text:style-name="T73">eliminar</text:span><text:span text:style-name="T70"> el </text:span><text:span text:style-name="T75">artículo</text:span><text:span text:style-name="T70"> </text:span><text:span text:style-name="T73">del sistema</text:span><text:span text:style-name="T70">.</text:span></text:p>
            <text:p text:style-name="P48"><text:span text:style-name="T71">Hecho. </text:span><text:span text:style-name="T73">Eliminar</text:span><text:span text:style-name="T71">: El sistema </text:span><text:span text:style-name="T70">muestra un mensaje </text:span><text:span text:style-name="T73">borrado exitoso.</text:span></text:p>
            <text:p text:style-name="P56">Hecho. Error: El sistema muestra que sucedió un error y regresa al inicio de la operación. </text:p>
          </table:table-cell>
        </table:table-row>
      </table:table>
      <text:p text:style-name="P9"/>
      <text:h text:style-name="Heading_20_1" text:outline-level="1"><text:bookmark-start text:name="__RefHeading__11112_1518129110"/><text:span text:style-name="Fuente_20_de_20_párrafo_20_predeter."><text:span text:style-name="T48">Requisitos para la interfaz externa</text:span></text:span><text:bookmark-end text:name="__RefHeading__11112_1518129110"/></text:h>
      <text:h text:style-name="P100" text:outline-level="2"><text:bookmark-start text:name="__RefHeading__8069_1630319410"/><text:s/><text:span text:style-name="T88">4.1 </text:span>Interfaz de Usuario<text:bookmark-end text:name="__RefHeading__8069_1630319410"/></text:h>
      <text:p text:style-name="P81"><text:span text:style-name="T85">IU</text:span>-1:<text:tab/>La <text:span text:style-name="T82">Interfaz</text:span> del usuario <text:span text:style-name="T81">amigable e intuitiva para el usuario, con letra Thaoma 11pt o 12pt </text:span></text:p>
      <text:p text:style-name="P81"><text:span text:style-name="T85">IU</text:span>-2:<text:tab/><text:span text:style-name="T84">Los cada opción se clasificaran en sutmenus de opciones.</text:span></text:p>
      <text:p text:style-name="P81"><text:span text:style-name="T85">IU-4 <text:s text:c="4"/>El color de las ventanas serán colores sólidos y de baja intensidad, en escala de grises con azules y verdes </text:span></text:p>
      <text:h text:style-name="P100" text:outline-level="2"><text:bookmark-start text:name="__RefHeading__5788_1541290863"/><text:span text:style-name="T88">4.2 </text:span>Interface de Hardware<text:bookmark-end text:name="__RefHeading__5788_1541290863"/></text:h>
      <text:p text:style-name="P70">El programa no cuenta con ningún hardware incluido con el sistema.</text:p>
      <text:h text:style-name="P100" text:outline-level="2"><text:bookmark-start text:name="__RefHeading__5790_1541290863"/><text:span text:style-name="T88">4.3 </text:span><text:s/>Interface de Software<text:bookmark-end text:name="__RefHeading__5790_1541290863"/></text:h>
      <text:h text:style-name="P97" text:outline-level="3"><text:bookmark-start text:name="__RefHeading__8071_1630319410"/><text:span text:style-name="T85">IS</text:span>-1:<text:tab/> <text:s/>Sistema de <text:span text:style-name="T81">login para los</text:span> de usuarios.<text:bookmark-end text:name="__RefHeading__8071_1630319410"/></text:h>
      <text:p text:style-name="P86"><text:soft-page-break/><text:span text:style-name="T85">IS 1.0</text:span>: <text:span text:style-name="T81">El usuario puede ingresar en el sistema siempre y cuando este registrado, con su respectivo id y contraseña.</text:span></text:p>
      <text:p text:style-name="P87"><text:span text:style-name="T85">IS 1.1</text:span>: Dependiendo de<text:span text:style-name="T81">l tipo de usuario</text:span> que se logueo en el sistema así <text:s/>aparecerá <text:span text:style-name="T84">algunos botones bloquedos.</text:span></text:p>
      <text:p text:style-name="P30"/>
      <text:h text:style-name="P97" text:outline-level="3"><text:bookmark-start text:name="__RefHeading__8073_1630319410"/><text:span text:style-name="T85">IS</text:span>-2:<text:tab/>Interfaz del menú principal.<text:bookmark-end text:name="__RefHeading__8073_1630319410"/></text:h>
      <text:p text:style-name="P87"><text:span text:style-name="T86">IS</text:span>-2.1:<text:tab/><text:span text:style-name="T86">La interfaz ofrece varios sutventanas de opciones</text:span></text:p>
      <text:p text:style-name="P88"><text:span text:style-name="T86">IS</text:span>-2.2:<text:tab/><text:span text:style-name="T86">En cada ventana se encuentran distintos módulos para el usuario</text:span></text:p>
      <text:p text:style-name="P88"/>
      <text:h text:style-name="P97" text:outline-level="3"><text:bookmark-start text:name="__RefHeading__8075_1630319410"/><text:span text:style-name="T86">IS</text:span>-3: <text:s text:c="6"/><text:span text:style-name="T89">Modulo</text:span> Administración de Usuarios.<text:bookmark-end text:name="__RefHeading__8075_1630319410"/></text:h>
      <text:p text:style-name="P90"><text:span text:style-name="T86">IS</text:span>-3.1 En este modulo el <text:span text:style-name="T86">jefe</text:span> podrá agregar nuevos usuarios <text:span text:style-name="T86">al</text:span> sistema<text:span text:style-name="T86">.</text:span></text:p>
      <text:p text:style-name="P89"><text:span text:style-name="T86">IS</text:span>-3.2 En este modulo el <text:span text:style-name="T86">jefe</text:span> podrá editar los datos <text:span text:style-name="T86">de los empleados.</text:span></text:p>
      <text:p text:style-name="P89"><text:span text:style-name="T86">IS</text:span>-3.3 En este modulo <text:span text:style-name="T86">el jefe </text:span>podrá eliminar usuarios del sistema.</text:p>
      <text:p text:style-name="P91"/>
      <text:h text:style-name="P97" text:outline-level="3"><text:bookmark-start text:name="__RefHeading__8077_1630319410"/><text:span text:style-name="T28">IS</text:span><text:span text:style-name="T24">-4: <text:s text:c="5"/></text:span><text:span text:style-name="T29">Modulo</text:span><text:span text:style-name="T24"> de Administración de </text:span><text:span text:style-name="T30">artículos del inventario.</text:span><text:bookmark-end text:name="__RefHeading__8077_1630319410"/></text:h>
      <text:p text:style-name="P92"><text:span text:style-name="T86">IS</text:span>-4.1<text:tab/>En este modulo el <text:span text:style-name="T86">jefe y <text:s/>el encargado</text:span> podrá agregar <text:span text:style-name="T86">artículos.</text:span></text:p>
      <text:p text:style-name="P93"><text:span text:style-name="T86">IS-4.1<text:tab/>En este modulo el jefe y <text:s/>el encargado podrá editar artículos.</text:span></text:p>
      <text:p text:style-name="P93"><text:span text:style-name="T86">IS-4.1<text:tab/>En este modulo el jefe y <text:s/>el encargado podrá eliminar artículos.</text:span></text:p>
      <text:p text:style-name="P91"><text:tab/></text:p>
      <text:h text:style-name="P100" text:outline-level="2"><text:bookmark-start text:name="__RefHeading__5792_1541290863"/><text:span text:style-name="T88">4.4 </text:span>Interfaz de <text:span text:style-name="T83">Counicaciónm</text:span><text:bookmark-end text:name="__RefHeading__5792_1541290863"/></text:h>
      <text:p text:style-name="P72"><text:span text:style-name="Fuente_20_de_20_párrafo_20_predeter."><text:span text:style-name="T49">IC</text:span></text:span><text:span text:style-name="Fuente_20_de_20_párrafo_20_predeter."><text:span text:style-name="T50">-1:<text:tab/></text:span></text:span><text:span text:style-name="Fuente_20_de_20_párrafo_20_predeter."><text:span text:style-name="T49">El sistema dependiendo el las operaciones que realice el usurio mostrara mensajes de confirmación.</text:span></text:span></text:p>
      <text:p text:style-name="P73"><text:span text:style-name="Fuente_20_de_20_párrafo_20_predeter."><text:span text:style-name="T49">IC- Dependiendo de los errores internos del sistema se mostrara mensajes de error interno del sistema.</text:span></text:span></text:p>
      <text:p text:style-name="P33"><text:span text:style-name="Fuente_20_de_20_párrafo_20_predeter."><text:span text:style-name="T50"/></text:span></text:p>
      <text:h text:style-name="Heading_20_1" text:outline-level="1"><text:bookmark-start text:name="__RefHeading__11114_1518129110"/><text:span text:style-name="Fuente_20_de_20_párrafo_20_predeter."><text:span text:style-name="T52">Otros</text:span></text:span><text:span text:style-name="Fuente_20_de_20_párrafo_20_predeter."><text:span text:style-name="T48"> </text:span></text:span><text:span text:style-name="Fuente_20_de_20_párrafo_20_predeter."><text:span text:style-name="T52">Requisitos</text:span></text:span><text:span text:style-name="Fuente_20_de_20_párrafo_20_predeter."><text:span text:style-name="T48"> No </text:span></text:span><text:span text:style-name="Fuente_20_de_20_párrafo_20_predeter."><text:span text:style-name="T53">Funcionales</text:span></text:span><text:bookmark-end text:name="__RefHeading__11114_1518129110"/></text:h>
      <text:h text:style-name="Heading_20_2" text:outline-level="2"><text:bookmark-start text:name="__RefHeading__8079_1630319410"/><text:span text:style-name="Fuente_20_de_20_párrafo_20_predeter."><text:span text:style-name="T56">5.1 </text:span></text:span><text:span text:style-name="Fuente_20_de_20_párrafo_20_predeter."><text:span text:style-name="T57">Requerimientos de desempeño </text:span></text:span><text:bookmark-end text:name="__RefHeading__8079_1630319410"/></text:h>
      <text:p text:style-name="P74"><text:span text:style-name="Fuente_20_de_20_párrafo_20_predeter."><text:span text:style-name="T54">R</text:span></text:span><text:span text:style-name="Fuente_20_de_20_párrafo_20_predeter."><text:span text:style-name="T55">D</text:span></text:span><text:span text:style-name="Fuente_20_de_20_párrafo_20_predeter."><text:span text:style-name="T54">-</text:span></text:span><text:span text:style-name="Fuente_20_de_20_párrafo_20_predeter."><text:span text:style-name="T55">1</text:span></text:span><text:span text:style-name="Fuente_20_de_20_párrafo_20_predeter."><text:span text:style-name="T54">: </text:span></text:span><text:span text:style-name="Fuente_20_de_20_párrafo_20_predeter."><text:span text:style-name="T55">El Sistema no tiene gastos de rendimiento representativos.</text:span></text:span></text:p>
      <text:p text:style-name="P75"><text:span text:style-name="Fuente_20_de_20_párrafo_20_predeter."><text:span text:style-name="T55">RD-2: El sistema no arranca automáticamente con el sistema operativo</text:span></text:span></text:p>
      <text:h text:style-name="P100" text:outline-level="2"><text:bookmark-start text:name="__RefHeading__8081_1630319410"/><text:soft-page-break/><text:span text:style-name="T88">5.2 </text:span>Requerimientos de seguridad<text:bookmark-end text:name="__RefHeading__8081_1630319410"/></text:h>
      <text:list xml:id="list5656350831976740863" text:style-name="WWNum13">
        <text:list-item>
          <text:list>
            <text:list-header>
              <text:p text:style-name="P104">No se han identificado requisitos de seguridad.</text:p>
            </text:list-header>
          </text:list>
        </text:list-item>
      </text:list>
      <text:h text:style-name="P100" text:outline-level="2"><text:bookmark-start text:name="__RefHeading__8083_1630319410"/><text:span text:style-name="T88">5.3 Requisitos de seguridad</text:span><text:bookmark-end text:name="__RefHeading__8083_1630319410"/></text:h>
      <text:p text:style-name="P79"><text:span text:style-name="Fuente_20_de_20_párrafo_20_predeter."><text:span text:style-name="T60"><text:s/></text:span></text:span><text:span text:style-name="Fuente_20_de_20_párrafo_20_predeter."><text:span text:style-name="T61">RS-1: Sel sistema es de <text:s/>uso exclusivo del negocio.</text:span></text:span></text:p>
      <text:p text:style-name="P76"><text:span text:style-name="Fuente_20_de_20_párrafo_20_predeter."><text:span text:style-name="T61">RS-2: El sistema sera utilizado en una computadora local del negocio.</text:span></text:span></text:p>
      <text:p text:style-name="P76"><text:span text:style-name="Fuente_20_de_20_párrafo_20_predeter."><text:span text:style-name="T61">RS-3 Solo usuarios registrados previamente por el jefe pueden loguearse en el sistema.</text:span></text:span></text:p>
      <text:p text:style-name="P76"><text:span text:style-name="Fuente_20_de_20_párrafo_20_predeter."><text:span text:style-name="T61">RS-4- Se realizaran constantes respaldos de la base de datos.</text:span></text:span></text:p>
      <text:h text:style-name="Heading_20_2" text:outline-level="2"><text:bookmark-start text:name="__RefHeading__8085_1630319410"/><text:span text:style-name="Fuente_20_de_20_párrafo_20_predeter."><text:span text:style-name="T47">5.4 Atributos de calidad de software </text:span></text:span><text:bookmark-end text:name="__RefHeading__8085_1630319410"/></text:h>
      <text:p text:style-name="Text_20_body"><text:span text:style-name="Fuente_20_de_20_párrafo_20_predeter."><text:span text:style-name="T47"/></text:span></text:p>
      <text:p text:style-name="P94">Disponibilidad-1: El sistema debe estar disponible un 99% del día 7 días a la semana, esto <text:s text:c="2"/>para que pueda ser usado tanto por <text:span text:style-name="T87">encargados como el jefe.</text:span></text:p>
      <text:p text:style-name="P78"><text:span text:style-name="Fuente_20_de_20_párrafo_20_predeter."><text:span text:style-name="T61">La robustez-1:<text:tab/>Si la conexión con la BD se pierde en una operación, el sistema debe indicarle que los datos no se guardaron, y darle la oportunidad </text:span></text:span><text:span text:style-name="Fuente_20_de_20_párrafo_20_predeter."><text:span text:style-name="T62">al usuario.</text:span></text:span></text:p>
      <text:p text:style-name="P78"><text:span text:style-name="Fuente_20_de_20_párrafo_20_predeter."><text:span text:style-name="T51"/></text:span></text:p>
      <text:h text:style-name="P102" text:outline-level="2" text:is-list-header="true"><text:bookmark-start text:name="__RefHeading__8087_1630319410"/>Apéndice A: Diccionario de datos <text:bookmark-start text:name="_Toc29101511"/>y modelo de datos<text:bookmark-end text:name="__RefHeading__8087_1630319410"/></text:h>
      <text:p text:style-name="P71">No se implementa en el proyecto</text:p>
      <text:h text:style-name="P95" text:outline-level="1" text:is-list-header="true"><text:bookmark-start text:name="__RefHeading__7408_1665027256"/>Apéndice B: <text:bookmark-end text:name="_Toc29101511"/>Modelo de Análisis<text:bookmark-end text:name="__RefHeading__7408_1665027256"/></text:h>
      <text:p text:style-name="P77"><text:span text:style-name="Fuente_20_de_20_párrafo_20_predeter."><text:span text:style-name="T62">No se implementa en el proyect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4" svg:font-family="'Times New Roman'"/>
    <style:font-face style:name="Arial1" svg:font-family="Arial" style:font-family-generic="roman"/>
    <style:font-face style:name="Calibri" svg:font-family="Calibri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Mangal2" svg:font-family="Mangal" style:font-family-generic="system"/>
    <style:font-face style:name="Tahoma1" svg:font-family="Tahoma" style:font-family-generic="system"/>
    <style:font-face style:name="Times New Roman5" svg:font-family="'Times New Roman'" style:font-family-generic="system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text-align="start" style:justify-single-word="false" fo:orphans="2" fo:widows="2" style:writing-mode="lr-tb"/>
      <style:text-properties style:use-window-font-color="true" style:font-name="Calibri" fo:font-family="Calibri" style:font-family-generic="roman" fo:font-size="11pt" fo:language="es" fo:country="CR" style:letter-kerning="true" style:font-name-asian="Arial3" style:font-family-asian="Arial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text-align="start" style:justify-single-word="false" fo:orphans="2" fo:widows="2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start" style:justify-single-word="false" fo:orphans="0" fo:widows="0" style:vertical-align="baseline"/>
      <style:text-properties style:font-name="Times New Roman1" fo:font-family="'Times New Roman'" style:font-family-generic="roman" fo:font-size="12pt" style:letter-kerning="true" style:font-size-asian="12pt" style:language-asian="hi" style:country-asian="IN" style:font-name-complex="Mangal2" style:font-family-complex="Mangal" style:font-family-generic-complex="system" style:font-size-complex="12pt" style:language-complex="hi" style:country-complex="IN"/>
    </style:style>
    <style:style style:name="List" style:family="paragraph" style:parent-style-name="Standard" style:default-outline-level="" style:class="list">
      <style:paragraph-properties fo:margin-left="2.54cm" fo:margin-right="0cm" fo:margin-top="0cm" fo:margin-bottom="0cm" style:contextual-spacing="false" fo:text-align="start" style:justify-single-word="false" fo:orphans="2" fo:widows="2" fo:text-indent="-1.588cm" style:auto-text-indent="false"/>
      <style:text-properties style:font-name="Times New Roman1" fo:font-family="'Times New Roman'" style:font-family-generic="roman" fo:font-size="12pt" fo:language="en" fo:country="US" style:font-size-asian="12pt" style:language-asian="es" style:country-asian="CR" style:font-name-complex="Times New Roman4" style:font-family-complex="'Times New Roman'" style:font-size-complex="10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2" fo:widows="2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282cm" style:contextual-spacing="false" fo:text-align="start" style:justify-single-word="false" fo:keep-together="always" fo:orphans="2" fo:widows="2" fo:keep-with-next="always"/>
      <style:text-properties style:font-name="Times New Roman1" fo:font-family="'Times New Roman'" style:font-family-generic="roman" fo:font-size="18pt" fo:language="en" fo:country="US" fo:font-weight="bold" style:letter-kerning="true" style:font-size-asian="18pt" style:language-asian="es" style:country-asian="CR" style:font-weight-asian="bold" style:font-name-complex="Times New Roman5" style:font-family-complex="'Times New Roman'" style:font-family-generic-complex="system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style:contextual-spacing="false" fo:text-align="start" style:justify-single-word="false" fo:keep-together="always" fo:orphans="2" fo:widows="2" fo:keep-with-next="always"/>
      <style:text-properties style:font-name="Times New Roman1" fo:font-family="'Times New Roman'" style:font-family-generic="roman" fo:font-size="14pt" fo:language="en" fo:country="US" fo:font-style="italic" fo:font-weight="bold" style:font-size-asian="14pt" style:language-asian="es" style:country-asian="CR" style:font-style-asian="italic" style:font-weight-asian="bold" style:font-name-complex="Times New Roman5" style:font-family-complex="'Times New Roman'" style:font-family-generic-complex="system" style:font-size-complex="10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423cm" style:contextual-spacing="false" fo:text-align="start" style:justify-single-word="false" fo:orphans="2" fo:widows="2"/>
      <style:text-properties style:font-name="Times New Roman1" fo:font-family="'Times New Roman'" style:font-family-generic="roman" fo:font-size="12pt" fo:language="en" fo:country="US" fo:font-weight="bold" style:font-size-asian="12pt" style:language-asian="es" style:country-asian="CR" style:font-weight-asian="bold" style:font-name-complex="Times New Roman5" style:font-family-complex="'Times New Roman'" style:font-family-generic-complex="system" style:font-size-complex="10pt" style:font-weight-complex="bold"/>
    </style:style>
    <style:style style:name="Contents_20_Heading" style:display-name="Contents Heading" style:family="paragraph" style:parent-style-name="Header" style:default-outline-level="" style:class="index">
      <style:paragraph-properties fo:margin-left="0cm" fo:margin-right="0cm" fo:margin-top="0.423cm" fo:margin-bottom="0.212cm" style:contextual-spacing="false" fo:text-align="start" style:justify-single-word="false" fo:orphans="2" fo:widows="2" fo:text-indent="0cm" style:auto-text-indent="false" fo:keep-with-next="always" text:number-lines="false" text:line-number="0"/>
      <style:text-properties style:font-name="Arial" fo:font-family="Arial" style:font-family-generic="swiss" fo:font-size="14pt" fo:font-weight="bold" style:font-size-asian="14pt" style:font-weight-asian="bold" style:font-name-complex="Mangal2" style:font-family-complex="Mangal" style:font-family-generic-complex="system" style:font-size-complex="14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align="start" style:justify-single-word="false" fo:orphans="2" fo:widows="2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fo:line-height="100%" fo:text-align="start" style:justify-single-word="false" fo:orphans="2" fo:widows="2"/>
      <style:text-properties style:font-name="Times New Roman1" fo:font-family="'Times New Roman'" style:font-family-generic="roman" fo:font-size="12pt" style:font-name-asian="Times New Roman3" style:font-family-asian="'Times New Roman'" style:font-family-generic-asian="system" style:font-pitch-asian="variable" style:font-size-asian="12pt" style:language-asian="es" style:country-asian="CR" style:font-name-complex="Times New Roman5" style:font-family-complex="'Times New Roman'" style:font-family-generic-complex="system" style:font-size-complex="12pt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align="start" style:justify-single-word="false" fo:orphans="2" fo:widows="2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complex="Mangal1" style:font-family-complex="Mang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ítulo_20_21" style:display-name="Título 21" style:family="paragraph" style:parent-style-name="Standard" style:default-outline-level="2" style:list-style-name="">
      <style:paragraph-properties fo:margin-top="0.423cm" fo:margin-bottom="0.212cm" style:contextual-spacing="false" style:line-height-at-least="0.176cm" fo:text-align="start" style:justify-single-word="false" fo:orphans="0" fo:widows="0" fo:hyphenation-ladder-count="no-limit" fo:keep-with-next="always" style:vertical-align="baseline">
        <style:tab-stops>
          <style:tab-stop style:position="0cm"/>
        </style:tab-stops>
      </style:paragraph-properties>
      <style:text-properties style:font-name="Times New Roman1" fo:font-family="'Times New Roman'" style:font-family-generic="roman" fo:font-size="18pt" fo:font-weight="bold" style:letter-kerning="true" style:font-name-asian="SimSun" style:font-family-asian="SimSun" style:font-family-generic-asian="system" style:font-pitch-asian="variable" style:font-size-asian="18pt" style:language-asian="hi" style:country-asian="IN" style:font-weight-asian="bold" style:font-name-complex="Mangal2" style:font-family-complex="Mangal" style:font-family-generic-complex="system" style:font-size-complex="18pt" style:language-complex="hi" style:country-complex="IN" style:font-weight-complex="bold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3.175cm" fo:margin-right="0cm" fo:margin-top="0cm" fo:margin-bottom="0cm" style:contextual-spacing="false" fo:line-height="0.423cm" fo:text-align="start" style:justify-single-word="false" fo:orphans="2" fo:widows="2" fo:text-indent="-2.223cm" style:auto-text-indent="false"/>
      <style:text-properties style:font-name="Times New Roman1" fo:font-family="'Times New Roman'" style:font-family-generic="roman" fo:font-size="12pt" fo:language="en" fo:country="US" style:font-name-asian="Times New Roman3" style:font-family-asian="'Times New Roman'" style:font-family-generic-asian="system" style:font-pitch-asian="variable" style:font-size-asian="12pt" style:language-asian="es" style:country-asian="CR" style:font-name-complex="Times New Roman5" style:font-family-complex="'Times New Roman'" style:font-family-generic-complex="system" style:font-size-complex="10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style:contextual-spacing="false" fo:text-align="justify" style:justify-single-word="false" fo:orphans="2" fo:widows="2" fo:keep-with-next="always"/>
      <style:text-properties style:font-name="Times New Roman1" fo:font-family="'Times New Roman'" style:font-family-generic="roman" fo:font-size="10pt" fo:language="en" fo:country="US" fo:font-style="italic" fo:font-weight="bold" style:font-size-asian="10pt" style:language-asian="es" style:country-asian="CR" style:font-style-asian="italic" style:font-weight-asian="bold" style:font-name-complex="Times New Roman5" style:font-family-complex="'Times New Roman'" style:font-family-generic-complex="system" style:font-size-complex="10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 style:contextual-spacing="false" fo:text-align="justify" style:justify-single-word="false" fo:orphans="2" fo:widows="2"/>
      <style:text-properties style:font-name="Arial1" fo:font-family="Arial" style:font-family-generic="roman" fo:font-size="10pt" fo:language="en" fo:country="US" fo:font-weight="bold" style:font-size-asian="10pt" style:language-asian="es" style:country-asian="CR" style:font-weight-asian="bold" style:font-name-complex="Times New Roman5" style:font-family-complex="'Times New Roman'" style:font-family-generic-complex="system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 style:contextual-spacing="false" fo:text-align="justify" style:justify-single-word="false" fo:orphans="2" fo:widows="2"/>
      <style:text-properties style:font-name="Arial1" fo:font-family="Arial" style:font-family-generic="roman" fo:font-size="10pt" fo:language="en" fo:country="US" fo:font-style="italic" fo:font-weight="bold" style:font-size-asian="10pt" style:language-asian="es" style:country-asian="CR" style:font-style-asian="italic" style:font-weight-asian="bold" style:font-name-complex="Times New Roman5" style:font-family-complex="'Times New Roman'" style:font-family-generic-complex="system" style:font-size-complex="10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 style:contextual-spacing="false" fo:text-align="justify" style:justify-single-word="false" fo:orphans="2" fo:widows="2"/>
      <style:text-properties style:font-name="Arial1" fo:font-family="Arial" style:font-family-generic="roman" fo:font-size="10pt" fo:language="en" fo:country="US" fo:font-weight="bold" style:font-size-asian="10pt" style:language-asian="es" style:country-asian="CR" style:font-weight-asian="bold" style:font-name-complex="Times New Roman5" style:font-family-complex="'Times New Roman'" style:font-family-generic-complex="system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 fo:text-align="justify" style:justify-single-word="false" fo:orphans="2" fo:widows="2"/>
      <style:text-properties style:font-name="Arial1" fo:font-family="Arial" style:font-family-generic="roman" fo:font-size="10pt" fo:language="en" fo:country="US" fo:font-style="italic" fo:font-weight="bold" style:font-size-asian="10pt" style:language-asian="es" style:country-asian="CR" style:font-style-asian="italic" style:font-weight-asian="bold" style:font-name-complex="Times New Roman5" style:font-family-complex="'Times New Roman'" style:font-family-generic-complex="system" style:font-size-complex="10pt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 style:contextual-spacing="false" fo:text-align="justify" style:justify-single-word="false" fo:orphans="2" fo:widows="2"/>
      <style:text-properties style:font-name="Arial1" fo:font-family="Arial" style:font-family-generic="roman" fo:font-size="9pt" fo:language="en" fo:country="US" fo:font-style="italic" fo:font-weight="bold" style:font-size-asian="9pt" style:language-asian="es" style:country-asian="CR" style:font-style-asian="italic" style:font-weight-asian="bold" style:font-name-complex="Times New Roman5" style:font-family-complex="'Times New Roman'" style:font-family-generic-complex="system" style:font-size-complex="10pt" style:font-weight-complex="bold"/>
    </style:style>
    <style:style style:name="Frame_20_contents" style:display-name="Frame contents" style:family="paragraph" style:parent-style-name="Text_20_body" style:default-outline-level="" style:class="extra">
      <style:paragraph-properties fo:margin-top="0cm" fo:margin-bottom="0.212cm" style:contextual-spacing="false" fo:text-align="start" style:justify-single-word="false" fo:orphans="0" fo:widows="0" style:vertical-align="baseline"/>
      <style:text-properties style:font-name="Times New Roman1" fo:font-family="'Times New Roman'" style:font-family-generic="roman" fo:font-size="12pt" style:letter-kerning="true" style:font-size-asian="12pt" style:language-asian="hi" style:country-asian="IN" style:font-name-complex="Mangal2" style:font-family-complex="Mangal" style:font-family-generic-complex="system" style:font-size-complex="12pt" style:language-complex="hi" style:country-complex="IN"/>
    </style:style>
    <style:style style:name="cardinality" style:family="paragraph" style:parent-style-name="Standard" style:default-outline-level="">
      <style:paragraph-properties fo:margin-top="0cm" fo:margin-bottom="0cm" style:contextual-spacing="false" fo:text-align="start" style:justify-single-word="false" fo:orphans="2" fo:widows="2"/>
      <style:text-properties style:font-name="Arial1" fo:font-family="Arial" style:font-family-generic="roman" fo:font-size="10pt" fo:language="en" fo:country="US" style:font-size-asian="10pt" style:language-asian="es" style:country-asian="CR" style:font-name-complex="Times New Roman5" style:font-family-complex="'Times New Roman'" style:font-family-generic-complex="system" style:font-size-complex="10pt"/>
    </style:style>
    <style:style style:name="label" style:family="paragraph" style:parent-style-name="Standard" style:default-outline-level="">
      <style:paragraph-properties fo:margin-top="0cm" fo:margin-bottom="0cm" style:contextual-spacing="false" fo:text-align="start" style:justify-single-word="false" fo:orphans="2" fo:widows="2"/>
      <style:text-properties style:font-name="Arial1" fo:font-family="Arial" style:font-family-generic="roman" fo:font-size="10pt" fo:language="en" fo:country="US" style:font-size-asian="10pt" style:language-asian="es" style:country-asian="CR" style:font-name-complex="Times New Roman5" style:font-family-complex="'Times New Roman'" style:font-family-generic-complex="system" style:font-size-complex="10pt"/>
    </style:style>
    <style:style style:name="std" style:family="paragraph" style:parent-style-name="Standard" style:default-outline-level="">
      <style:paragraph-properties fo:margin-top="0cm" fo:margin-bottom="0cm" style:contextual-spacing="false" fo:text-align="start" style:justify-single-word="false" fo:orphans="2" fo:widows="2"/>
      <style:text-properties style:font-name="Times New Roman1" fo:font-family="'Times New Roman'" style:font-family-generic="roman" fo:font-size="12pt" fo:language="en" fo:country="US" style:font-size-asian="12pt" style:language-asian="es" style:country-asian="CR" style:font-name-complex="Times New Roman5" style:font-family-complex="'Times New Roman'" style:font-family-generic-complex="system" style:font-size-complex="10pt"/>
    </style:style>
    <style:style style:name="quality_20_attribute" style:display-name="quality attribute" style:family="paragraph" style:parent-style-name="Standard" style:default-outline-level="">
      <style:paragraph-properties fo:margin-left="2.699cm" fo:margin-right="0cm" fo:margin-top="0cm" fo:margin-bottom="0cm" style:contextual-spacing="false" fo:text-align="start" style:justify-single-word="false" fo:orphans="2" fo:widows="2" fo:text-indent="-2.699cm" style:auto-text-indent="false"/>
      <style:text-properties style:font-name="Times New Roman1" fo:font-family="'Times New Roman'" style:font-family-generic="roman" fo:font-size="12pt" fo:language="en" fo:country="US" style:font-size-asian="12pt" style:language-asian="es" style:country-asian="CR" style:font-name-complex="Times New Roman5" style:font-family-complex="'Times New Roman'" style:font-family-generic-complex="system" style:font-size-complex="10pt"/>
    </style:style>
    <style:style style:name="stimulus" style:family="paragraph" style:parent-style-name="req" style:default-outline-level="">
      <style:paragraph-properties fo:margin-left="4.743cm" fo:margin-right="0cm" fo:margin-top="0.071cm" fo:margin-bottom="0.071cm" style:contextual-spacing="false" fo:text-align="start" style:justify-single-word="false" fo:orphans="2" fo:widows="2" fo:text-indent="-2.521cm" style:auto-text-indent="false"/>
      <style:text-properties style:font-name="Times New Roman1" fo:font-family="'Times New Roman'" style:font-family-generic="roman" fo:font-size="12pt" fo:language="en" fo:country="US" style:font-size-asian="12pt" style:language-asian="es" style:country-asian="CR" style:font-name-complex="Times New Roman5" style:font-family-complex="'Times New Roman'" style:font-family-generic-complex="system" style:font-size-complex="10pt"/>
    </style:style>
    <style:style style:name="req" style:family="paragraph" style:parent-style-name="Standard" style:default-outline-level="">
      <style:paragraph-properties fo:margin-left="4.413cm" fo:margin-right="0cm" fo:margin-top="0.071cm" fo:margin-bottom="0.071cm" style:contextual-spacing="false" fo:text-align="start" style:justify-single-word="false" fo:orphans="2" fo:widows="2" fo:text-indent="-4.413cm" style:auto-text-indent="false"/>
      <style:text-properties style:font-name="Times New Roman1" fo:font-family="'Times New Roman'" style:font-family-generic="roman" fo:font-size="12pt" fo:language="en" fo:country="US" style:font-size-asian="12pt" style:language-asian="es" style:country-asian="CR" style:font-name-complex="Times New Roman5" style:font-family-complex="'Times New Roman'" style:font-family-generic-complex="system" style:font-size-complex="10pt"/>
    </style:style>
    <style:style style:name="TOCEntry" style:family="paragraph" style:parent-style-name="Standard" style:default-outline-level="">
      <style:paragraph-properties fo:margin-top="0.423cm" fo:margin-bottom="0.423cm" style:contextual-spacing="false" fo:text-align="start" style:justify-single-word="false" fo:keep-together="always" fo:orphans="2" fo:widows="2" fo:keep-with-next="always"/>
      <style:text-properties style:font-name="Times New Roman1" fo:font-family="'Times New Roman'" style:font-family-generic="roman" fo:font-size="18pt" fo:language="en" fo:country="US" fo:font-weight="bold" style:font-size-asian="18pt" style:language-asian="es" style:country-asian="CR" style:font-weight-asian="bold" style:font-name-complex="Times New Roman5" style:font-family-complex="'Times New Roman'" style:font-family-generic-complex="system" style:font-size-complex="10pt"/>
    </style:style>
    <style:style style:name="level_20_4" style:display-name="level 4" style:family="paragraph" style:parent-style-name="Standard" style:default-outline-level="">
      <style:paragraph-properties fo:margin-left="2.235cm" fo:margin-right="0cm" fo:margin-top="0.212cm" fo:margin-bottom="0.212cm" style:contextual-spacing="false" fo:text-align="start" style:justify-single-word="false" fo:orphans="2" fo:widows="2" fo:text-indent="-1.27cm" style:auto-text-indent="false"/>
      <style:text-properties style:font-name="Times New Roman1" fo:font-family="'Times New Roman'" style:font-family-generic="roman" fo:font-size="12pt" fo:language="en" fo:country="US" fo:font-weight="bold" style:font-size-asian="12pt" style:language-asian="es" style:country-asian="CR" style:font-weight-asian="bold" style:font-name-complex="Times New Roman5" style:font-family-complex="'Times New Roman'" style:font-family-generic-complex="system" style:font-size-complex="10pt"/>
    </style:style>
    <style:style style:name="Título_20_11" style:display-name="Título 11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 style:vertical-align="baseline">
        <style:tab-stops>
          <style:tab-stop style:position="0cm"/>
        </style:tab-stops>
      </style:paragraph-properties>
      <style:text-properties style:font-name="Times New Roman1" fo:font-family="'Times New Roman'" style:font-family-generic="roman" fo:font-size="24pt" fo:font-weight="bold" style:letter-kerning="true" style:font-size-asian="24pt" style:language-asian="hi" style:country-asian="IN" style:font-weight-asian="bold" style:font-name-complex="Mangal2" style:font-family-complex="Mangal" style:font-family-generic-complex="system" style:font-size-complex="24pt" style:language-complex="hi" style:country-complex="IN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size-complex="8pt"/>
    </style:style>
    <style:style style:name="flow" style:family="paragraph" style:parent-style-name="Standard" style:default-outline-level="">
      <style:paragraph-properties fo:margin-top="0cm" fo:margin-bottom="0cm" style:contextual-spacing="false" fo:text-align="center" style:justify-single-word="false" fo:orphans="2" fo:widows="2"/>
      <style:text-properties style:font-name="Arial1" fo:font-family="Arial" style:font-family-generic="roman" fo:font-size="10pt" style:font-size-asian="10pt" style:language-asian="es" style:country-asian="CR" style:font-name-complex="Times New Roman5" style:font-family-complex="'Times New Roman'" style:font-family-generic-complex="system" style:font-size-complex="10pt"/>
    </style:style>
    <style:style style:name="box" style:family="paragraph" style:parent-style-name="Standard" style:default-outline-level="">
      <style:paragraph-properties fo:margin-top="0cm" fo:margin-bottom="0cm" style:contextual-spacing="false" fo:text-align="center" style:justify-single-word="false" fo:orphans="2" fo:widows="2"/>
      <style:text-properties style:font-name="Arial1" fo:font-family="Arial" style:font-family-generic="roman" fo:font-size="12pt" style:font-size-asian="12pt" style:language-asian="es" style:country-asian="CR" style:font-name-complex="Times New Roman5" style:font-family-complex="'Times New Roman'" style:font-family-generic-complex="system" style:font-size-complex="10pt"/>
    </style:style>
    <style:style style:name="caption" style:family="paragraph" style:parent-style-name="Standard" style:default-outline-level="">
      <style:paragraph-properties fo:margin-top="0cm" fo:margin-bottom="0.212cm" style:contextual-spacing="false" fo:text-align="start" style:justify-single-word="false" fo:orphans="2" fo:widows="2"/>
      <style:text-properties style:font-name="Times New Roman1" fo:font-family="'Times New Roman'" style:font-family-generic="roman" fo:font-size="12pt" fo:font-style="italic" style:font-size-asian="12pt" style:language-asian="es" style:country-asian="CR" style:font-style-asian="italic" style:font-name-complex="Times New Roman5" style:font-family-complex="'Times New Roman'" style:font-family-generic-complex="system" style:font-size-complex="10pt"/>
    </style:style>
    <style:style style:name="Fig_20_Num" style:display-name="Fig Num" style:family="paragraph" style:parent-style-name="Standard" style:default-outline-level="">
      <style:paragraph-properties fo:margin-top="0cm" fo:margin-bottom="0cm" style:contextual-spacing="false" fo:text-align="start" style:justify-single-word="false" fo:orphans="2" fo:widows="2" fo:keep-with-next="always"/>
      <style:text-properties style:font-name="Arial1" fo:font-family="Arial" style:font-family-generic="roman" fo:font-size="12pt" fo:font-weight="bold" style:font-size-asian="12pt" style:language-asian="es" style:country-asian="CR" style:font-weight-asian="bold" style:font-name-complex="Times New Roman5" style:font-family-complex="'Times New Roman'" style:font-family-generic-complex="system" style:font-size-complex="10pt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#000000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ítulo_20_9_20_Car" style:display-name="Título 9 Car" style:family="text" style:parent-style-name="Default_20_Paragraph_20_Font">
      <style:text-properties style:font-name="Arial1" fo:font-family="Arial" style:font-family-generic="roman" fo:font-size="9pt" fo:language="en" fo:country="US" fo:font-style="italic" style:font-size-asian="9pt" style:language-asian="es" style:country-asian="CR" style:font-style-asian="italic" style:font-name-complex="Times New Roman5" style:font-family-complex="'Times New Roman'" style:font-family-generic-complex="system" style:font-size-complex="10pt"/>
    </style:style>
    <style:style style:name="Título_20_8_20_Car" style:display-name="Título 8 Car" style:family="text" style:parent-style-name="Default_20_Paragraph_20_Font">
      <style:text-properties style:font-name="Arial1" fo:font-family="Arial" style:font-family-generic="roman" fo:font-size="10pt" fo:language="en" fo:country="US" fo:font-style="italic" style:font-size-asian="10pt" style:language-asian="es" style:country-asian="CR" style:font-style-asian="italic" style:font-name-complex="Times New Roman5" style:font-family-complex="'Times New Roman'" style:font-family-generic-complex="system" style:font-size-complex="10pt"/>
    </style:style>
    <style:style style:name="Título_20_7_20_Car" style:display-name="Título 7 Car" style:family="text" style:parent-style-name="Default_20_Paragraph_20_Font">
      <style:text-properties style:font-name="Arial1" fo:font-family="Arial" style:font-family-generic="roman" fo:font-size="10pt" fo:language="en" fo:country="US" style:font-size-asian="10pt" style:language-asian="es" style:country-asian="CR" style:font-name-complex="Times New Roman5" style:font-family-complex="'Times New Roman'" style:font-family-generic-complex="system" style:font-size-complex="10pt"/>
    </style:style>
    <style:style style:name="Título_20_6_20_Car" style:display-name="Título 6 Car" style:family="text" style:parent-style-name="Default_20_Paragraph_20_Font">
      <style:text-properties style:font-name="Arial1" fo:font-family="Arial" style:font-family-generic="roman" fo:font-size="10pt" fo:language="en" fo:country="US" fo:font-style="italic" style:font-size-asian="10pt" style:language-asian="es" style:country-asian="CR" style:font-style-asian="italic" style:font-name-complex="Times New Roman5" style:font-family-complex="'Times New Roman'" style:font-family-generic-complex="system" style:font-size-complex="10pt"/>
    </style:style>
    <style:style style:name="Título_20_5_20_Car" style:display-name="Título 5 Car" style:family="text" style:parent-style-name="Default_20_Paragraph_20_Font">
      <style:text-properties style:font-name="Arial1" fo:font-family="Arial" style:font-family-generic="roman" fo:font-size="10pt" fo:language="en" fo:country="US" style:font-size-asian="10pt" style:language-asian="es" style:country-asian="CR" style:font-name-complex="Times New Roman5" style:font-family-complex="'Times New Roman'" style:font-family-generic-complex="system" style:font-size-complex="10pt"/>
    </style:style>
    <style:style style:name="Título_20_4_20_Car" style:display-name="Título 4 Car" style:family="text" style:parent-style-name="Default_20_Paragraph_20_Font">
      <style:text-properties style:font-name="Times New Roman1" fo:font-family="'Times New Roman'" style:font-family-generic="roman" fo:font-size="10pt" fo:language="en" fo:country="US" fo:font-style="italic" fo:font-weight="bold" style:font-size-asian="10pt" style:language-asian="es" style:country-asian="CR" style:font-style-asian="italic" style:font-weight-asian="bold" style:font-name-complex="Times New Roman5" style:font-family-complex="'Times New Roman'" style:font-family-generic-complex="system" style:font-size-complex="10pt"/>
    </style:style>
    <style:style style:name="Título_20_3_20_Car" style:display-name="Título 3 Car" style:family="text" style:parent-style-name="Default_20_Paragraph_20_Font">
      <style:text-properties style:font-name="Times New Roman1" fo:font-family="'Times New Roman'" style:font-family-generic="roman" fo:font-size="12pt" fo:language="en" fo:country="US" fo:font-weight="bold" style:font-size-asian="12pt" style:language-asian="es" style:country-asian="CR" style:font-weight-asian="bold" style:font-name-complex="Times New Roman5" style:font-family-complex="'Times New Roman'" style:font-family-generic-complex="system" style:font-size-complex="10pt"/>
    </style:style>
    <style:style style:name="Título_20_2_20_Car" style:display-name="Título 2 Car" style:family="text" style:parent-style-name="Default_20_Paragraph_20_Font">
      <style:text-properties style:font-name="Times New Roman1" fo:font-family="'Times New Roman'" style:font-family-generic="roman" fo:font-size="14pt" fo:language="en" fo:country="US" fo:font-weight="bold" style:font-size-asian="14pt" style:language-asian="es" style:country-asian="CR" style:font-weight-asian="bold" style:font-name-complex="Times New Roman5" style:font-family-complex="'Times New Roman'" style:font-family-generic-complex="system" style:font-size-complex="10pt"/>
    </style:style>
    <style:style style:name="Título_20_1_20_Car" style:display-name="Título 1 Car" style:family="text" style:parent-style-name="Default_20_Paragraph_20_Font">
      <style:text-properties style:font-name="Times New Roman1" fo:font-family="'Times New Roman'" style:font-family-generic="roman" fo:font-size="18pt" fo:language="en" fo:country="US" fo:font-weight="bold" style:letter-kerning="true" style:font-size-asian="18pt" style:language-asian="es" style:country-asian="CR" style:font-weight-asian="bold" style:font-name-complex="Times New Roman5" style:font-family-complex="'Times New Roman'" style:font-family-generic-complex="system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1" fo:font-family="'Times New Roman'" style:font-family-generic="roman" fo:font-size="12pt" style:letter-kerning="true" style:font-size-asian="12pt" style:language-asian="hi" style:country-asian="IN" style:font-name-complex="Mangal2" style:font-family-complex="Mangal" style:font-family-generic-complex="system" style:font-size-complex="12pt" style:language-complex="hi" style:country-complex="IN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fo:font-size="8pt" fo:language="es" fo:country="ES" style:font-size-asian="8pt" style:font-name-complex="Tahoma1" style:font-family-complex="Tahoma" style:font-family-generic-complex="system" style:font-size-complex="8pt"/>
    </style:style>
    <style:style style:name="hps" style:family="text" style:parent-style-name="Default_20_Paragraph_20_Font"/>
    <style:style style:name="Default_20_Paragraph_20_Font" style:display-name="Default Paragraph Font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6:23:03.07</meta:creation-date>
    <dc:date>2014-08-21T16:16:04.939000000</dc:date>
    <meta:editing-duration>PT17H25M39S</meta:editing-duration>
    <meta:editing-cycles>39</meta:editing-cycles>
    <meta:generator>LibreOffice/4.2.5.2$Windows_x86 LibreOffice_project/6ff819b65674ae6c83f3cbab9e4a4c2b292a7a94</meta:generator>
    <meta:document-statistic meta:table-count="8" meta:image-count="0" meta:object-count="0" meta:page-count="17" meta:paragraph-count="299" meta:word-count="2989" meta:character-count="19151" meta:non-whitespace-character-count="16370"/>
  </office:meta>
</office:document-meta>
</file>